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9cm"/>
    </style:style>
    <style:style style:name="co3" style:family="table-column">
      <style:table-column-properties fo:break-before="auto" style:column-width="1.464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482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327cm"/>
    </style:style>
    <style:style style:name="co14" style:family="table-column">
      <style:table-column-properties fo:break-before="auto" style:column-width="2.662cm"/>
    </style:style>
    <style:style style:name="co15" style:family="table-column">
      <style:table-column-properties fo:break-before="auto" style:column-width="3.408cm"/>
    </style:style>
    <style:style style:name="co16" style:family="table-column">
      <style:table-column-properties fo:break-before="auto" style:column-width="2.533cm"/>
    </style:style>
    <style:style style:name="co17" style:family="table-column">
      <style:table-column-properties fo:break-before="auto" style:column-width="3.247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2.566cm"/>
    </style:style>
    <style:style style:name="co20" style:family="table-column">
      <style:table-column-properties fo:break-before="auto" style:column-width="2.598cm"/>
    </style:style>
    <style:style style:name="co21" style:family="table-column">
      <style:table-column-properties fo:break-before="auto" style:column-width="3.35cm"/>
    </style:style>
    <style:style style:name="co2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auto" style:text-align-source="fix" style:repeat-content="false" fo:border="0.74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 style:data-style-name="N11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order="0.74pt solid #000000" style:direction="ttb"/>
    </style:style>
    <style:style style:name="ce3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netic Field" table:style-name="ta1">
        <table:shapes>
          <draw:frame draw:z-index="0" draw:style-name="gr1" draw:text-style-name="P1" svg:width="15.989cm" svg:height="8.995cm" svg:x="8.96cm" svg:y="0.777cm">
            <draw:object draw:notify-on-update-of-ranges="'Magnetic Field'.B3:'Magnetic Field'.B13 'Magnetic Field'.C3:'Magnetic Field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(A) +-.1</text:p>
          </table:table-cell>
          <table:table-cell office:value-type="string" calcext:value-type="string">
            <text:p>B (mT) +-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</table:table-row>
      </table:table>
      <table:table table:name="Transverse Magneton 1" table:style-name="ta1">
        <table:shapes>
          <draw:frame draw:z-index="0" draw:style-name="gr1" draw:text-style-name="P1" svg:width="9.356cm" svg:height="5.255cm" svg:x="28.798cm" svg:y="0.662cm">
            <draw:object draw:notify-on-update-of-ranges="'Transverse Magneton 1'.C3:'Transverse Magneton 1'.C13 'Transverse Magneton 1'.G3:'Transverse Magneton 1'.G13 'Transverse Magneton 1'.C3:'Transverse Magneton 1'.C13 'Transverse Magneton 1'.L3:'Transverse Magneton 1'.L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381cm" svg:height="8.64cm" svg:x="33.842cm" svg:y="13.167cm">
            <draw:object draw:notify-on-update-of-ranges="'Transverse Magneton 1'.C32:'Transverse Magneton 1'.C38 'Transverse Magneton 1'.G32:'Transverse Magneton 1'.G38 'Transverse Magneton 1'.C32:'Transverse Magneton 1'.C38 'Transverse Magneton 1'.L32:'Transverse Magneton 1'.L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.356cm" svg:height="5.255cm" svg:x="28.676cm" svg:y="6.381cm">
            <draw:object draw:notify-on-update-of-ranges="'Transverse Magneton 1'.C15:'Transverse Magneton 1'.C25 'Transverse Magneton 1'.G15:'Transverse Magneton 1'.G25 'Transverse Magneton 1'.C15:'Transverse Magneton 1'.C25 'Transverse Magneton 1'.L15:'Transverse Magneton 1'.L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228cm" svg:height="8.35cm" svg:x="33.813cm" svg:y="26.936cm">
            <draw:object draw:notify-on-update-of-ranges="'Transverse Magneton 1'.C40:'Transverse Magneton 1'.C46 'Transverse Magneton 1'.G40:'Transverse Magneton 1'.G46 'Transverse Magneton 1'.C40:'Transverse Magneton 1'.C46 'Transverse Magneton 1'.L40:'Transverse Magneton 1'.L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259cm" svg:height="4.366cm" svg:x="33.932cm" svg:y="21.761cm">
            <draw:object draw:notify-on-update-of-ranges="'Transverse Magneton 1'.C32:'Transverse Magneton 1'.C38 'Transverse Magneton 1'.M32:'Transverse Magneton 1'.M38 'Transverse Magneton 1'.N32:'Transverse Magneton 1'.N38 'Transverse Magneton 1'.N32:'Transverse Magneton 1'.N38 'Transverse Magneton 1'.S5:'Transverse Magneton 1'.T5 'Transverse Magneton 1'.S6:'Transverse Magneton 1'.T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15.259cm" svg:height="4.366cm" svg:x="33.858cm" svg:y="35.199cm">
            <draw:object draw:notify-on-update-of-ranges="'Transverse Magneton 1'.C32:'Transverse Magneton 1'.C38 'Transverse Magneton 1'.M40:'Transverse Magneton 1'.M46 'Transverse Magneton 1'.N32:'Transverse Magneton 1'.N38 'Transverse Magneton 1'.N32:'Transverse Magneton 1'.N38 'Transverse Magneton 1'.S5:'Transverse Magneton 1'.T5 'Transverse Magneton 1'.S6:'Transverse Magneton 1'.T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default-cell-style-name="ce7"/>
        <table:table-column table:style-name="co4" table:default-cell-style-name="ce7"/>
        <table:table-column table:style-name="co5" table:default-cell-style-name="ce11"/>
        <table:table-column table:style-name="co6" table:default-cell-style-name="ce15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/>
          <table:table-cell table:number-matrix-columns-spanned="2" table:number-matrix-rows-spanned="4" table:formula="of:=LINEST([.G3:.G13];[.C3:.C13];1;1)" office:value-type="float" office:value="59.2136811648935" calcext:value-type="float">
            <text:p>59.2136811648935</text:p>
          </table:table-cell>
          <table:table-cell office:value-type="float" office:value="-4.0717771391818" calcext:value-type="float">
            <text:p>-4.0717771391818</text:p>
          </table:table-cell>
          <table:table-cell/>
          <table:table-cell office:value-type="string" calcext:value-type="string">
            <text:p>y pred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43" calcext:value-type="float">
            <text:p>-0.64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office:value-type="float" office:value="7.20895614553146" calcext:value-type="float">
            <text:p>7.20895614553146</text:p>
          </table:table-cell>
          <table:table-cell office:value-type="float" office:value="1.29085523240437" calcext:value-type="float">
            <text:p>1.29085523240437</text:p>
          </table:table-cell>
          <table:table-cell/>
          <table:table-cell table:formula="of:=[.C3]*[.$I$2]+[.$J$2]" office:value-type="float" office:value="-3.77570873335733" calcext:value-type="float">
            <text:p>-3.7757087333573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41" calcext:value-type="float">
            <text:p>0.041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" calcext:value-type="float">
            <text:p>-0.6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6" calcext:value-type="float">
            <text:p>-0.6</text:p>
          </table:table-cell>
          <table:table-cell/>
          <table:table-cell office:value-type="float" office:value="0.882304071807915" calcext:value-type="float">
            <text:p>0.882304071807915</text:p>
          </table:table-cell>
          <table:table-cell office:value-type="float" office:value="2.19177919203836" calcext:value-type="float">
            <text:p>2.19177919203836</text:p>
          </table:table-cell>
          <table:table-cell/>
          <table:table-cell table:formula="of:=[.C4]*[.$I$2]+[.$J$2]" office:value-type="float" office:value="-1.64401621142117" calcext:value-type="float">
            <text:p>-1.64401621142117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67" calcext:value-type="float">
            <text:p>0.06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67.4682358875794" calcext:value-type="float">
            <text:p>67.468235887579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5]*[.$I$2]+[.$J$2]" office:value-type="float" office:value="-0.104460501133935" calcext:value-type="float">
            <text:p>-0.10446050113393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covered-table-cell/>
          <table:table-cell office:value-type="float" office:value="0.097" calcext:value-type="float">
            <text:p>0.09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1" calcext:value-type="float">
            <text:p>-0.64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4" calcext:value-type="float">
            <text:p>-0.4</text:p>
          </table:table-cell>
          <table:table-cell table:number-columns-repeated="4"/>
          <table:table-cell table:formula="of:=[.C6]*[.$I$2]+[.$J$2]" office:value-type="float" office:value="1.67194993381287" calcext:value-type="float">
            <text:p>1.67194993381287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0.124" calcext:value-type="float">
            <text:p>0.124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1" calcext:value-type="float">
            <text:p>-0.64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4" calcext:value-type="float">
            <text:p>-0.4</text:p>
          </table:table-cell>
          <table:table-cell table:number-columns-repeated="4"/>
          <table:table-cell table:formula="of:=[.C7]*[.$I$2]+[.$J$2]" office:value-type="float" office:value="3.27071932526499" calcext:value-type="float">
            <text:p>3.27071932526499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56" calcext:value-type="float">
            <text:p>0.156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table:formula="of:=[.C8]*[.$I$2]+[.$J$2]" office:value-type="float" office:value="5.16555712254158" calcext:value-type="float">
            <text:p>5.16555712254158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82" calcext:value-type="float">
            <text:p>0.182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75" calcext:value-type="float">
            <text:p>-0.675</text:p>
          </table:table-cell>
          <table:table-cell office:value-type="float" office:value="-0.0003" calcext:value-type="float">
            <text:p>-0.00030</text:p>
          </table:table-cell>
          <table:table-cell office:value-type="float" office:value="5.8" calcext:value-type="float">
            <text:p>5.8</text:p>
          </table:table-cell>
          <table:table-cell table:number-columns-repeated="4"/>
          <table:table-cell table:formula="of:=[.C9]*[.$I$2]+[.$J$2]" office:value-type="float" office:value="6.70511283282881" calcext:value-type="float">
            <text:p>6.70511283282881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1" calcext:value-type="float">
            <text:p>0.21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87" calcext:value-type="float">
            <text:p>-0.687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8.1" calcext:value-type="float">
            <text:p>8.1</text:p>
          </table:table-cell>
          <table:table-cell table:number-columns-repeated="4"/>
          <table:table-cell table:formula="of:=[.C10]*[.$I$2]+[.$J$2]" office:value-type="float" office:value="8.36309590544583" calcext:value-type="float">
            <text:p>8.3630959054458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43" calcext:value-type="float">
            <text:p>0.24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" calcext:value-type="float">
            <text:p>-0.7</text:p>
          </table:table-cell>
          <table:table-cell office:value-type="float" office:value="-0.00055" calcext:value-type="float">
            <text:p>-0.00055</text:p>
          </table:table-cell>
          <table:table-cell office:value-type="float" office:value="10.6" calcext:value-type="float">
            <text:p>10.6</text:p>
          </table:table-cell>
          <table:table-cell table:number-columns-repeated="4"/>
          <table:table-cell table:formula="of:=[.C11]*[.$I$2]+[.$J$2]" office:value-type="float" office:value="10.3171473838873" calcext:value-type="float">
            <text:p>10.317147383887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7" calcext:value-type="float">
            <text:p>0.27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17" calcext:value-type="float">
            <text:p>-0.717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13.7" calcext:value-type="float">
            <text:p>13.7</text:p>
          </table:table-cell>
          <table:table-cell table:number-columns-repeated="4"/>
          <table:table-cell table:formula="of:=[.C12]*[.$I$2]+[.$J$2]" office:value-type="float" office:value="11.9159167753394" calcext:value-type="float">
            <text:p>11.9159167753394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25" calcext:value-type="float">
            <text:p>-0.725</text:p>
          </table:table-cell>
          <table:table-cell office:value-type="float" office:value="-0.0008" calcext:value-type="float">
            <text:p>-0.00080</text:p>
          </table:table-cell>
          <table:table-cell office:value-type="float" office:value="15.3" calcext:value-type="float">
            <text:p>15.3</text:p>
          </table:table-cell>
          <table:table-cell table:number-columns-repeated="4"/>
          <table:table-cell table:formula="of:=[.C13]*[.$I$2]+[.$J$2]" office:value-type="float" office:value="13.5146861667916" calcext:value-type="float">
            <text:p>13.51468616679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43" calcext:value-type="float">
            <text:p>-0.64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table:number-matrix-columns-spanned="2" table:number-matrix-rows-spanned="4" table:formula="of:=LINEST([.G15:.G25];[.C15:.C25];1;1)" office:value-type="float" office:value="-72.0016640211484" calcext:value-type="float">
            <text:p>-72.0016640211484</text:p>
          </table:table-cell>
          <table:table-cell office:value-type="float" office:value="4.39334686579847" calcext:value-type="float">
            <text:p>4.39334686579847</text:p>
          </table:table-cell>
          <table:table-cell/>
          <table:table-cell table:formula="of:=[.C15]*[.$I$15]+[.$J$15]" office:value-type="float" office:value="4.03333854569272" calcext:value-type="float">
            <text:p>4.03333854569272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41" calcext:value-type="float">
            <text:p>0.041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9.93872809718924" calcext:value-type="float">
            <text:p>9.93872809718924</text:p>
          </table:table-cell>
          <table:table-cell office:value-type="float" office:value="1.77965559905002" calcext:value-type="float">
            <text:p>1.77965559905002</text:p>
          </table:table-cell>
          <table:table-cell/>
          <table:table-cell table:formula="of:=[.C16]*[.$I$15]+[.$J$15]" office:value-type="float" office:value="1.44127864093138" calcext:value-type="float">
            <text:p>1.44127864093138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67" calcext:value-type="float">
            <text:p>0.06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853619453248964" calcext:value-type="float">
            <text:p>0.853619453248964</text:p>
          </table:table-cell>
          <table:table-cell office:value-type="float" office:value="3.02172700166154" calcext:value-type="float">
            <text:p>3.02172700166154</text:p>
          </table:table-cell>
          <table:table-cell/>
          <table:table-cell table:formula="of:=[.C17]*[.$I$15]+[.$J$15]" office:value-type="float" office:value="-0.430764623618479" calcext:value-type="float">
            <text:p>-0.430764623618479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097" calcext:value-type="float">
            <text:p>0.09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51" calcext:value-type="float">
            <text:p>-0.651</text:p>
          </table:table-cell>
          <table:table-cell office:value-type="float" office:value="-0.00007" calcext:value-type="float">
            <text:p>-0.00007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52.4835796132611" calcext:value-type="float">
            <text:p>52.483579613261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8]*[.$I$15]+[.$J$15]" office:value-type="float" office:value="-2.59081454425293" calcext:value-type="float">
            <text:p>-2.5908145442529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24" calcext:value-type="float">
            <text:p>0.124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54" calcext:value-type="float">
            <text:p>-0.654</text:p>
          </table:table-cell>
          <table:table-cell office:value-type="float" office:value="-0.0001" calcext:value-type="float">
            <text:p>-0.00010</text:p>
          </table:table-cell>
          <table:table-cell office:value-type="float" office:value="1.9" calcext:value-type="float">
            <text:p>1.9</text:p>
          </table:table-cell>
          <table:table-cell table:number-columns-repeated="4"/>
          <table:table-cell table:formula="of:=[.C19]*[.$I$15]+[.$J$15]" office:value-type="float" office:value="-4.53485947282394" calcext:value-type="float">
            <text:p>-4.53485947282394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56" calcext:value-type="float">
            <text:p>0.156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94" calcext:value-type="float">
            <text:p>-0.594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-8.4" calcext:value-type="float">
            <text:p>-8.4</text:p>
          </table:table-cell>
          <table:table-cell table:number-columns-repeated="4"/>
          <table:table-cell table:formula="of:=[.C20]*[.$I$15]+[.$J$15]" office:value-type="float" office:value="-6.83891272150069" calcext:value-type="float">
            <text:p>-6.83891272150069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182" calcext:value-type="float">
            <text:p>0.182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0005" calcext:value-type="float">
            <text:p>0.00050</text:p>
          </table:table-cell>
          <table:table-cell office:value-type="float" office:value="-9.6" calcext:value-type="float">
            <text:p>-9.6</text:p>
          </table:table-cell>
          <table:table-cell table:number-columns-repeated="4"/>
          <table:table-cell table:formula="of:=[.C21]*[.$I$15]+[.$J$15]" office:value-type="float" office:value="-8.71095598605055" calcext:value-type="float">
            <text:p>-8.71095598605055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1" calcext:value-type="float">
            <text:p>0.21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-10.6" calcext:value-type="float">
            <text:p>-10.6</text:p>
          </table:table-cell>
          <table:table-cell table:number-columns-repeated="4"/>
          <table:table-cell table:formula="of:=[.C22]*[.$I$15]+[.$J$15]" office:value-type="float" office:value="-10.7270025786427" calcext:value-type="float">
            <text:p>-10.7270025786427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43" calcext:value-type="float">
            <text:p>0.24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007" calcext:value-type="float">
            <text:p>0.00070</text:p>
          </table:table-cell>
          <table:table-cell office:value-type="float" office:value="-13.6" calcext:value-type="float">
            <text:p>-13.6</text:p>
          </table:table-cell>
          <table:table-cell table:number-columns-repeated="4"/>
          <table:table-cell table:formula="of:=[.C23]*[.$I$15]+[.$J$15]" office:value-type="float" office:value="-13.1030574913406" calcext:value-type="float">
            <text:p>-13.1030574913406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float" office:value="0.27" calcext:value-type="float">
            <text:p>0.27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-16.1" calcext:value-type="float">
            <text:p>-16.1</text:p>
          </table:table-cell>
          <table:table-cell table:number-columns-repeated="4"/>
          <table:table-cell table:formula="of:=[.C24]*[.$I$15]+[.$J$15]" office:value-type="float" office:value="-15.0471024199116" calcext:value-type="float">
            <text:p>-15.0471024199116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8" office:value-type="float" office:value="0.297" calcext:value-type="float">
            <text:p>0.297</text:p>
          </table:table-cell>
          <table:table-cell table:style-name="ce10" office:value-type="float" office:value="-0.643" calcext:value-type="float">
            <text:p>-0.643</text:p>
          </table:table-cell>
          <table:table-cell table:style-name="ce10" office:value-type="float" office:value="-531" calcext:value-type="float">
            <text:p>-531</text:p>
          </table:table-cell>
          <table:table-cell table:style-name="ce12" office:value-type="float" office:value="0.00094" calcext:value-type="float">
            <text:p>0.00094</text:p>
          </table:table-cell>
          <table:table-cell table:style-name="ce16" office:value-type="float" office:value="-18.1" calcext:value-type="float">
            <text:p>-18.1</text:p>
          </table:table-cell>
          <table:table-cell table:number-columns-repeated="4"/>
          <table:table-cell table:formula="of:=[.C25]*[.$I$15]+[.$J$15]" office:value-type="float" office:value="-16.9911473484826" calcext:value-type="float">
            <text:p>-16.9911473484826</text:p>
          </table:table-cell>
          <table:table-cell table:number-columns-repeated="8"/>
        </table:table-row>
        <table:table-row table:style-name="ro1" table:number-rows-repeated="5">
          <table:table-cell table:number-columns-repeated="2"/>
          <table:table-cell table:style-name="ce9" table:number-columns-repeated="3"/>
          <table:table-cell table:style-name="ce13"/>
          <table:table-cell table:style-name="ce17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14" office:value-type="string" calcext:value-type="string">
            <text:p>Waveshift (%)</text:p>
          </table:table-cell>
          <table:table-cell table:style-name="ce18" office:value-type="string" calcext:value-type="string">
            <text:p>Delta E (micro Ev)</text:p>
          </table:table-cell>
          <table:table-cell/>
          <table:table-cell table:number-matrix-columns-spanned="2" table:number-matrix-rows-spanned="4" table:formula="of:=LINEST([.G32:.G38];[.C32:.C38];1;1)" office:value-type="float" office:value="53.6454952944994" calcext:value-type="float">
            <text:p>53.6454952944994</text:p>
          </table:table-cell>
          <table:table-cell office:value-type="float" office:value="-2.30268715520039" calcext:value-type="float">
            <text:p>-2.30268715520039</text:p>
          </table:table-cell>
          <table:table-cell/>
          <table:table-cell office:value-type="string" calcext:value-type="string">
            <text:p>y pred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res error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Lef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43" calcext:value-type="float">
            <text:p>-0.64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office:value-type="float" office:value="8.28489791511255" calcext:value-type="float">
            <text:p>8.28489791511255</text:p>
          </table:table-cell>
          <table:table-cell office:value-type="float" office:value="1.77620339147677" calcext:value-type="float">
            <text:p>1.77620339147677</text:p>
          </table:table-cell>
          <table:table-cell/>
          <table:table-cell table:formula="of:=[.C32]*[.$I$2]+[.$J$2]" office:value-type="float" office:value="-3.77570873335733" calcext:value-type="float">
            <text:p>-3.77570873335733</text:p>
          </table:table-cell>
          <table:table-cell table:formula="of:=[.L32]-[.G32]" office:value-type="float" office:value="-3.77570873335733" calcext:value-type="float">
            <text:p>-3.77570873335733</text:p>
          </table:table-cell>
          <table:table-cell table:formula="of:=SQRT(([.C32]*[.$L$33])^2+[.$M$33]^2)" office:value-type="float" office:value="1.66575736617271" calcext:value-type="float">
            <text:p>1.66575736617271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156" calcext:value-type="float">
            <text:p>0.156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893451181981582" calcext:value-type="float">
            <text:p>0.893451181981582</text:p>
          </table:table-cell>
          <table:table-cell office:value-type="float" office:value="1.96663703032097" calcext:value-type="float">
            <text:p>1.96663703032097</text:p>
          </table:table-cell>
          <table:table-cell/>
          <table:table-cell table:formula="of:=[.C33]*[.$I$2]+[.$J$2]" office:value-type="float" office:value="5.16555712254158" calcext:value-type="float">
            <text:p>5.16555712254158</text:p>
          </table:table-cell>
          <table:table-cell table:formula="of:=[.L33]-[.G33]" office:value-type="float" office:value="1.66555712254158" calcext:value-type="float">
            <text:p>1.66555712254158</text:p>
          </table:table-cell>
          <table:table-cell table:formula="of:=SQRT(([.C33]*[.$L$33])^2+[.$M$33]^2)" office:value-type="float" office:value="1.85025337160307" calcext:value-type="float">
            <text:p>1.85025337160307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182" calcext:value-type="float">
            <text:p>0.182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75" calcext:value-type="float">
            <text:p>-0.675</text:p>
          </table:table-cell>
          <table:table-cell office:value-type="float" office:value="-0.0003" calcext:value-type="float">
            <text:p>-0.00030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41.9268462380851" calcext:value-type="float">
            <text:p>41.926846238085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4]*[.$I$2]+[.$J$2]" office:value-type="float" office:value="6.70511283282881" calcext:value-type="float">
            <text:p>6.70511283282881</text:p>
          </table:table-cell>
          <table:table-cell table:formula="of:=[.L34]-[.G34]" office:value-type="float" office:value="0.905112832828815" calcext:value-type="float">
            <text:p>0.905112832828815</text:p>
          </table:table-cell>
          <table:table-cell table:formula="of:=SQRT(([.C34]*[.$L$33])^2+[.$M$33]^2)" office:value-type="float" office:value="1.91257093221737" calcext:value-type="float">
            <text:p>1.91257093221737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21" calcext:value-type="float">
            <text:p>0.21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687" calcext:value-type="float">
            <text:p>-0.687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8.1" calcext:value-type="float">
            <text:p>8.1</text:p>
          </table:table-cell>
          <table:table-cell table:number-columns-repeated="4"/>
          <table:table-cell table:formula="of:=[.C35]*[.$I$2]+[.$J$2]" office:value-type="float" office:value="8.36309590544583" calcext:value-type="float">
            <text:p>8.36309590544583</text:p>
          </table:table-cell>
          <table:table-cell table:formula="of:=[.L35]-[.G35]" office:value-type="float" office:value="0.263095905445832" calcext:value-type="float">
            <text:p>0.263095905445832</text:p>
          </table:table-cell>
          <table:table-cell table:formula="of:=SQRT(([.C35]*[.$L$33])^2+[.$M$33]^2)" office:value-type="float" office:value="1.98766193390179" calcext:value-type="float">
            <text:p>1.98766193390179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243" calcext:value-type="float">
            <text:p>0.24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" calcext:value-type="float">
            <text:p>-0.7</text:p>
          </table:table-cell>
          <table:table-cell office:value-type="float" office:value="-0.00055" calcext:value-type="float">
            <text:p>-0.00055</text:p>
          </table:table-cell>
          <table:table-cell office:value-type="float" office:value="10.6" calcext:value-type="float">
            <text:p>10.6</text:p>
          </table:table-cell>
          <table:table-cell table:number-columns-repeated="4"/>
          <table:table-cell table:formula="of:=[.C36]*[.$I$2]+[.$J$2]" office:value-type="float" office:value="10.3171473838873" calcext:value-type="float">
            <text:p>10.3171473838873</text:p>
          </table:table-cell>
          <table:table-cell table:formula="of:=[.L36]-[.G36]" office:value-type="float" office:value="-0.282852616112683" calcext:value-type="float">
            <text:p>-0.282852616112683</text:p>
          </table:table-cell>
          <table:table-cell table:formula="of:=SQRT(([.C36]*[.$L$33])^2+[.$M$33]^2)" office:value-type="float" office:value="2.08558956587246" calcext:value-type="float">
            <text:p>2.08558956587246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27" calcext:value-type="float">
            <text:p>0.27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17" calcext:value-type="float">
            <text:p>-0.717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13.7" calcext:value-type="float">
            <text:p>13.7</text:p>
          </table:table-cell>
          <table:table-cell table:number-columns-repeated="4"/>
          <table:table-cell table:formula="of:=[.C37]*[.$I$2]+[.$J$2]" office:value-type="float" office:value="11.9159167753394" calcext:value-type="float">
            <text:p>11.9159167753394</text:p>
          </table:table-cell>
          <table:table-cell table:formula="of:=[.L37]-[.G37]" office:value-type="float" office:value="-1.78408322466056" calcext:value-type="float">
            <text:p>-1.78408322466056</text:p>
          </table:table-cell>
          <table:table-cell table:formula="of:=SQRT(([.C37]*[.$L$33])^2+[.$M$33]^2)" office:value-type="float" office:value="2.17238804052267" calcext:value-type="float">
            <text:p>2.17238804052267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725" calcext:value-type="float">
            <text:p>-0.725</text:p>
          </table:table-cell>
          <table:table-cell office:value-type="float" office:value="-0.0008" calcext:value-type="float">
            <text:p>-0.00080</text:p>
          </table:table-cell>
          <table:table-cell office:value-type="float" office:value="15.3" calcext:value-type="float">
            <text:p>15.3</text:p>
          </table:table-cell>
          <table:table-cell table:number-columns-repeated="4"/>
          <table:table-cell table:formula="of:=[.C38]*[.$I$2]+[.$J$2]" office:value-type="float" office:value="13.5146861667916" calcext:value-type="float">
            <text:p>13.5146861667916</text:p>
          </table:table-cell>
          <table:table-cell table:formula="of:=[.L38]-[.G38]" office:value-type="float" office:value="-1.78531383320843" calcext:value-type="float">
            <text:p>-1.78531383320843</text:p>
          </table:table-cell>
          <table:table-cell table:formula="of:=SQRT(([.C38]*[.$L$33])^2+[.$M$33]^2)" office:value-type="float" office:value="2.264455684119" calcext:value-type="float">
            <text:p>2.2644556841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Righ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43" calcext:value-type="float">
            <text:p>-0.64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table:number-matrix-columns-spanned="2" table:number-matrix-rows-spanned="5" table:formula="of:=LINEST([.G40:.G46];[.C40:.C46];1;1)" office:value-type="float" office:value="-60.9598105630375" calcext:value-type="float">
            <text:p>-60.9598105630375</text:p>
          </table:table-cell>
          <table:table-cell office:value-type="float" office:value="0.9554602567743" calcext:value-type="float">
            <text:p>0.9554602567743</text:p>
          </table:table-cell>
          <table:table-cell/>
          <table:table-cell table:formula="of:=[.C40]*[.$I$40]+[.$J$40]" office:value-type="float" office:value="0.650661203959112" calcext:value-type="float">
            <text:p>0.650661203959112</text:p>
          </table:table-cell>
          <table:table-cell table:formula="of:=[.L40]-[.G40]" office:value-type="float" office:value="0.650661203959112" calcext:value-type="float">
            <text:p>0.650661203959112</text:p>
          </table:table-cell>
          <table:table-cell table:formula="of:=SQRT(([.C40]*[.$L$33])^2+[.$M$33]^2)" office:value-type="float" office:value="1.66575736617271" calcext:value-type="float">
            <text:p>1.66575736617271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156" calcext:value-type="float">
            <text:p>0.156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94" calcext:value-type="float">
            <text:p>-0.594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3.58253747208427" calcext:value-type="float">
            <text:p>3.58253747208427</text:p>
          </table:table-cell>
          <table:table-cell office:value-type="float" office:value="0.768061993425571" calcext:value-type="float">
            <text:p>0.768061993425571</text:p>
          </table:table-cell>
          <table:table-cell/>
          <table:table-cell table:formula="of:=[.C41]*[.$I$40]+[.$J$40]" office:value-type="float" office:value="-8.55427019105955" calcext:value-type="float">
            <text:p>-8.55427019105955</text:p>
          </table:table-cell>
          <table:table-cell table:formula="of:=[.L41]-[.G41]" office:value-type="float" office:value="-0.154270191059549" calcext:value-type="float">
            <text:p>-0.154270191059549</text:p>
          </table:table-cell>
          <table:table-cell table:formula="of:=SQRT(([.C41]*[.$L$33])^2+[.$M$33]^2)" office:value-type="float" office:value="1.85025337160307" calcext:value-type="float">
            <text:p>1.85025337160307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182" calcext:value-type="float">
            <text:p>0.182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0005" calcext:value-type="float">
            <text:p>0.00050</text:p>
          </table:table-cell>
          <table:table-cell office:value-type="float" office:value="-9.6" calcext:value-type="float">
            <text:p>-9.6</text:p>
          </table:table-cell>
          <table:table-cell/>
          <table:table-cell office:value-type="float" office:value="0.983024268026072" calcext:value-type="float">
            <text:p>0.983024268026072</text:p>
          </table:table-cell>
          <table:table-cell office:value-type="float" office:value="0.850408891853884" calcext:value-type="float">
            <text:p>0.850408891853884</text:p>
          </table:table-cell>
          <table:table-cell/>
          <table:table-cell table:formula="of:=[.C42]*[.$I$40]+[.$J$40]" office:value-type="float" office:value="-10.1392252656985" calcext:value-type="float">
            <text:p>-10.1392252656985</text:p>
          </table:table-cell>
          <table:table-cell table:formula="of:=[.L42]-[.G42]" office:value-type="float" office:value="-0.539225265698525" calcext:value-type="float">
            <text:p>-0.539225265698525</text:p>
          </table:table-cell>
          <table:table-cell table:formula="of:=SQRT(([.C42]*[.$L$33])^2+[.$M$33]^2)" office:value-type="float" office:value="1.91257093221737" calcext:value-type="float">
            <text:p>1.91257093221737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21" calcext:value-type="float">
            <text:p>0.21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-10.6" calcext:value-type="float">
            <text:p>-10.6</text:p>
          </table:table-cell>
          <table:table-cell/>
          <table:table-cell office:value-type="float" office:value="289.538109324485" calcext:value-type="float">
            <text:p>289.53810932448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43]*[.$I$40]+[.$J$40]" office:value-type="float" office:value="-11.8460999614636" calcext:value-type="float">
            <text:p>-11.8460999614636</text:p>
          </table:table-cell>
          <table:table-cell table:formula="of:=[.L43]-[.G43]" office:value-type="float" office:value="-1.24609996146357" calcext:value-type="float">
            <text:p>-1.24609996146357</text:p>
          </table:table-cell>
          <table:table-cell table:formula="of:=SQRT(([.C43]*[.$L$33])^2+[.$M$33]^2)" office:value-type="float" office:value="1.98766193390179" calcext:value-type="float">
            <text:p>1.98766193390179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243" calcext:value-type="float">
            <text:p>0.24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007" calcext:value-type="float">
            <text:p>0.00070</text:p>
          </table:table-cell>
          <table:table-cell office:value-type="float" office:value="-13.6" calcext:value-type="float">
            <text:p>-13.6</text:p>
          </table:table-cell>
          <table:table-cell/>
          <table:table-cell office:value-type="float" office:value="209.392595011851" calcext:value-type="float">
            <text:p>209.392595011851</text:p>
          </table:table-cell>
          <table:table-cell office:value-type="float" office:value="3.61597641672076" calcext:value-type="float">
            <text:p>3.61597641672076</text:p>
          </table:table-cell>
          <table:table-cell/>
          <table:table-cell table:formula="of:=[.C44]*[.$I$40]+[.$J$40]" office:value-type="float" office:value="-13.8577737100438" calcext:value-type="float">
            <text:p>-13.8577737100438</text:p>
          </table:table-cell>
          <table:table-cell table:formula="of:=[.L44]-[.G44]" office:value-type="float" office:value="-0.257773710043811" calcext:value-type="float">
            <text:p>-0.257773710043811</text:p>
          </table:table-cell>
          <table:table-cell table:formula="of:=SQRT(([.C44]*[.$L$33])^2+[.$M$33]^2)" office:value-type="float" office:value="2.08558956587246" calcext:value-type="float">
            <text:p>2.08558956587246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office:value-type="float" office:value="0.27" calcext:value-type="float">
            <text:p>0.270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-16.1" calcext:value-type="float">
            <text:p>-16.1</text:p>
          </table:table-cell>
          <table:table-cell table:number-columns-repeated="4"/>
          <table:table-cell table:formula="of:=[.C45]*[.$I$40]+[.$J$40]" office:value-type="float" office:value="-15.5036885952458" calcext:value-type="float">
            <text:p>-15.5036885952458</text:p>
          </table:table-cell>
          <table:table-cell table:formula="of:=[.L45]-[.G45]" office:value-type="float" office:value="0.596311404754177" calcext:value-type="float">
            <text:p>0.596311404754177</text:p>
          </table:table-cell>
          <table:table-cell table:formula="of:=SQRT(([.C45]*[.$L$33])^2+[.$M$33]^2)" office:value-type="float" office:value="2.17238804052267" calcext:value-type="float">
            <text:p>2.17238804052267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float" office:value="0.297" calcext:value-type="float">
            <text:p>0.297</text:p>
          </table:table-cell>
          <table:table-cell table:style-name="ce10" office:value-type="float" office:value="-0.643" calcext:value-type="float">
            <text:p>-0.643</text:p>
          </table:table-cell>
          <table:table-cell table:style-name="ce10" office:value-type="float" office:value="-531" calcext:value-type="float">
            <text:p>-531</text:p>
          </table:table-cell>
          <table:table-cell table:style-name="ce12" office:value-type="float" office:value="0.00094" calcext:value-type="float">
            <text:p>0.00094</text:p>
          </table:table-cell>
          <table:table-cell table:style-name="ce16" office:value-type="float" office:value="-18.1" calcext:value-type="float">
            <text:p>-18.1</text:p>
          </table:table-cell>
          <table:table-cell table:number-columns-repeated="4"/>
          <table:table-cell table:formula="of:=[.C46]*[.$I$40]+[.$J$40]" office:value-type="float" office:value="-17.1496034804478" calcext:value-type="float">
            <text:p>-17.1496034804478</text:p>
          </table:table-cell>
          <table:table-cell table:formula="of:=[.L46]-[.G46]" office:value-type="float" office:value="0.950396519552164" calcext:value-type="float">
            <text:p>0.950396519552164</text:p>
          </table:table-cell>
          <table:table-cell table:formula="of:=SQRT(([.C46]*[.$L$33])^2+[.$M$33]^2)" office:value-type="float" office:value="2.264455684119" calcext:value-type="float">
            <text:p>2.264455684119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formula="of:=(([.I31]/[.I32])+(-[.I40]/[.I41])) / (1/[.I32]+1/[.I41])" office:value-type="float" office:value="58.7517674874084" calcext:value-type="float">
            <text:p>58.7517674874084</text:p>
          </table:table-cell>
          <table:table-cell table:formula="of:=1/(1/[.I32]+1/[.I41])" office:value-type="float" office:value="2.50104224416548" calcext:value-type="float">
            <text:p>2.5010422441654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office:value-type="string" calcext:value-type="string">
            <text:p>Sigma</text:p>
          </table:table-cell>
          <table:table-cell table:formula="of:=([.I49]-57.9)/[.J49]" office:value-type="float" office:value="0.34056501420375" calcext:value-type="float">
            <text:p>0.34056501420375</text:p>
          </table:table-cell>
          <table:table-cell table:number-columns-repeated="10"/>
        </table:table-row>
      </table:table>
      <table:table table:name="Longitudinal Magneton 1" table:style-name="ta1">
        <table:shapes>
          <draw:frame draw:z-index="0" draw:style-name="gr1" draw:text-style-name="P1" svg:width="19.513cm" svg:height="10.996cm" svg:x="6.505cm" svg:y="23.094cm">
            <draw:object draw:notify-on-update-of-ranges="'Longitudinal Magneton 1'.C3:'Longitudinal Magneton 1'.C13 'Longitudinal Magneton 1'.G3:'Longitudinal Magneton 1'.G13 'Longitudinal Magneton 1'.C3:'Longitudinal Magneton 1'.C13 'Longitudinal Magneton 1'.L3:'Longitudinal Magneton 1'.L13 'Longitudinal Magneton 1'.C15:'Longitudinal Magneton 1'.C25 'Longitudinal Magneton 1'.L15:'Longitudinal Magneton 1'.L25 'Longitudinal Magneton 1'.C15:'Longitudinal Magneton 1'.C25 'Longitudinal Magneton 1'.G15:'Longitudinal Magneton 1'.G25 'Longitudinal Magneton 1'.O25:'Longitudinal Magneton 1'.P25 'Longitudinal Magneton 1'.O24:'Longitudinal Magneton 1'.P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9.397cm" svg:height="5.442cm" svg:x="6.529cm" svg:y="17.683cm">
            <draw:object draw:notify-on-update-of-ranges="'Longitudinal Magneton 1'.C15:'Longitudinal Magneton 1'.C25 'Longitudinal Magneton 1'.M15:'Longitudinal Magneton 1'.M25 'Longitudinal Magneton 1'.N3:'Longitudinal Magneton 1'.N13 'Longitudinal Magneton 1'.N3:'Longitudinal Magneton 1'.N13 'Longitudinal Magneton 1'.O24:'Longitudinal Magneton 1'.O25 'Longitudinal Magneton 1'.P24:'Longitudinal Magneton 1'.P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9.517cm" svg:height="5.446cm" svg:x="6.481cm" svg:y="34.036cm">
            <draw:object draw:notify-on-update-of-ranges="'Longitudinal Magneton 1'.C3:'Longitudinal Magneton 1'.C13 'Longitudinal Magneton 1'.M3:'Longitudinal Magneton 1'.M13 'Longitudinal Magneton 1'.N15:'Longitudinal Magneton 1'.N25 'Longitudinal Magneton 1'.N15:'Longitudinal Magneton 1'.N25 'Longitudinal Magneton 1'.O24:'Longitudinal Magneton 1'.O25 'Longitudinal Magneton 1'.P24:'Longitudinal Magneton 1'.P2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1" table:default-cell-style-name="ce6"/>
        <table:table-column table:style-name="co1" table:default-cell-style-name="ce7"/>
        <table:table-column table:style-name="co9" table:default-cell-style-name="ce7"/>
        <table:table-column table:style-name="co10" table:default-cell-style-name="ce11"/>
        <table:table-column table:style-name="co11" table:default-cell-style-name="ce15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number-columns-repeated="4"/>
          <table:table-cell office:value-type="string" calcext:value-type="string">
            <text:p>Pred y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res err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86" calcext:value-type="float">
            <text:p>-0.68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table:number-matrix-columns-spanned="2" table:number-matrix-rows-spanned="5" table:formula="of:=LINEST([.G3:.G13];[.C3:.C13];1;1)" office:value-type="float" office:value="-65.3347613231132" calcext:value-type="float">
            <text:p>-65.3347613231132</text:p>
          </table:table-cell>
          <table:table-cell office:value-type="float" office:value="0.904219650791593" calcext:value-type="float">
            <text:p>0.904219650791593</text:p>
          </table:table-cell>
          <table:table-cell/>
          <table:table-cell table:formula="of:=[.C3]*[.$I$3]+[.$J$3]" office:value-type="float" office:value="0.577545844176027" calcext:value-type="float">
            <text:p>0.577545844176027</text:p>
          </table:table-cell>
          <table:table-cell table:formula="of:=[.G3]-[.L3]" office:value-type="float" office:value="-0.577545844176027" calcext:value-type="float">
            <text:p>-0.577545844176027</text:p>
          </table:table-cell>
          <table:table-cell table:formula="of:=SQRT(([.C3]*[.$I$4])^2 + [.$J$4]^2)" office:value-type="float" office:value="0.229462868176659" calcext:value-type="float">
            <text:p>0.229462868176659</text:p>
          </table:table-cell>
          <table:table-cell/>
          <table:table-cell table:formula="of:= (-[.I3]/[.I4])/(1/[.I4]+1/[.I16]) + ([.I15]/[.I16])/(1/[.I4] +1/[.I16])" office:value-type="float" office:value="62.2650511848176" calcext:value-type="float">
            <text:p>62.2650511848176</text:p>
          </table:table-cell>
          <table:table-cell table:formula="of:=1/(1/[.I4]+1/[.I16])" office:value-type="float" office:value="0.717022167378132" calcext:value-type="float">
            <text:p>0.717022167378132</text:p>
          </table:table-cell>
        </table:table-row>
        <table:table-row table:style-name="ro1">
          <table:table-cell/>
          <table:covered-table-cell/>
          <table:table-cell office:value-type="float" office:value="0.041" calcext:value-type="float">
            <text:p>0.041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78" calcext:value-type="float">
            <text:p>-0.67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1.28096722294564" calcext:value-type="float">
            <text:p>1.28096722294564</text:p>
          </table:table-cell>
          <table:table-cell office:value-type="float" office:value="0.229373463910284" calcext:value-type="float">
            <text:p>0.229373463910284</text:p>
          </table:table-cell>
          <table:table-cell/>
          <table:table-cell table:formula="of:=[.C4]*[.$I$3]+[.$J$3]" office:value-type="float" office:value="-1.77450556345605" calcext:value-type="float">
            <text:p>-1.77450556345605</text:p>
          </table:table-cell>
          <table:table-cell table:formula="of:=[.G4]-[.L4]" office:value-type="float" office:value="0.174505563456048" calcext:value-type="float">
            <text:p>0.174505563456048</text:p>
          </table:table-cell>
          <table:table-cell table:formula="of:=SQRT(([.C4]*[.$I$4])^2 + [.$J$4]^2)" office:value-type="float" office:value="0.235309371312209" calcext:value-type="float">
            <text:p>0.235309371312209</text:p>
          </table:table-cell>
          <table:table-cell/>
          <table:table-cell office:value-type="string" calcext:value-type="string">
            <text:p>Sigma:</text:p>
          </table:table-cell>
          <table:table-cell table:formula="of:=([.P3]-57.9)/[.Q3]" office:value-type="float" office:value="6.08774928225559" calcext:value-type="float">
            <text:p>6.08774928225559</text:p>
          </table:table-cell>
        </table:table-row>
        <table:table-row table:style-name="ro1">
          <table:table-cell/>
          <table:covered-table-cell/>
          <table:table-cell office:value-type="float" office:value="0.067" calcext:value-type="float">
            <text:p>0.067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7" calcext:value-type="float">
            <text:p>-0.6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-3.1" calcext:value-type="float">
            <text:p>-3.1</text:p>
          </table:table-cell>
          <table:table-cell/>
          <table:table-cell office:value-type="float" office:value="0.996552295624021" calcext:value-type="float">
            <text:p>0.996552295624021</text:p>
          </table:table-cell>
          <table:table-cell office:value-type="float" office:value="0.389459617766675" calcext:value-type="float">
            <text:p>0.389459617766675</text:p>
          </table:table-cell>
          <table:table-cell/>
          <table:table-cell table:formula="of:=[.C5]*[.$I$3]+[.$J$3]" office:value-type="float" office:value="-3.47320935785699" calcext:value-type="float">
            <text:p>-3.47320935785699</text:p>
          </table:table-cell>
          <table:table-cell table:formula="of:=[.G5]-[.L5]" office:value-type="float" office:value="0.373209357856991" calcext:value-type="float">
            <text:p>0.373209357856991</text:p>
          </table:table-cell>
          <table:table-cell table:formula="of:=SQRT(([.C5]*[.$I$4])^2 + [.$J$4]^2)" office:value-type="float" office:value="0.244904232133885" calcext:value-type="float">
            <text:p>0.24490423213388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097" calcext:value-type="float">
            <text:p>0.097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57" calcext:value-type="float">
            <text:p>-0.65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-5.4" calcext:value-type="float">
            <text:p>-5.4</text:p>
          </table:table-cell>
          <table:table-cell/>
          <table:table-cell office:value-type="float" office:value="2601.43262952177" calcext:value-type="float">
            <text:p>2601.4326295217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6]*[.$I$3]+[.$J$3]" office:value-type="float" office:value="-5.43325219755039" calcext:value-type="float">
            <text:p>-5.43325219755039</text:p>
          </table:table-cell>
          <table:table-cell table:formula="of:=[.G6]-[.L6]" office:value-type="float" office:value="0.0332521975503859" calcext:value-type="float">
            <text:p>0.0332521975503859</text:p>
          </table:table-cell>
          <table:table-cell table:formula="of:=SQRT(([.C6]*[.$I$4])^2 + [.$J$4]^2)" office:value-type="float" office:value="0.260866245202963" calcext:value-type="float">
            <text:p>0.260866245202963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124" calcext:value-type="float">
            <text:p>0.124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5" calcext:value-type="float">
            <text:p>-0.65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-6.5" calcext:value-type="float">
            <text:p>-6.5</text:p>
          </table:table-cell>
          <table:table-cell/>
          <table:table-cell office:value-type="float" office:value="394.582163582434" calcext:value-type="float">
            <text:p>394.582163582434</text:p>
          </table:table-cell>
          <table:table-cell office:value-type="float" office:value="1.36510914483868" calcext:value-type="float">
            <text:p>1.36510914483868</text:p>
          </table:table-cell>
          <table:table-cell/>
          <table:table-cell table:formula="of:=[.C7]*[.$I$3]+[.$J$3]" office:value-type="float" office:value="-7.19729075327444" calcext:value-type="float">
            <text:p>-7.19729075327444</text:p>
          </table:table-cell>
          <table:table-cell table:formula="of:=[.G7]-[.L7]" office:value-type="float" office:value="0.697290753274443" calcext:value-type="float">
            <text:p>0.697290753274443</text:p>
          </table:table-cell>
          <table:table-cell table:formula="of:=SQRT(([.C7]*[.$I$4])^2 + [.$J$4]^2)" office:value-type="float" office:value="0.279002349635253" calcext:value-type="float">
            <text:p>0.279002349635253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156" calcext:value-type="float">
            <text:p>0.156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35" calcext:value-type="float">
            <text:p>-0.63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9.4" calcext:value-type="float">
            <text:p>-9.4</text:p>
          </table:table-cell>
          <table:table-cell table:number-columns-repeated="4"/>
          <table:table-cell table:formula="of:=[.C8]*[.$I$3]+[.$J$3]" office:value-type="float" office:value="-9.28800311561406" calcext:value-type="float">
            <text:p>-9.28800311561406</text:p>
          </table:table-cell>
          <table:table-cell table:formula="of:=[.G8]-[.L8]" office:value-type="float" office:value="-0.111996884385936" calcext:value-type="float">
            <text:p>-0.111996884385936</text:p>
          </table:table-cell>
          <table:table-cell table:formula="of:=SQRT(([.C8]*[.$I$4])^2 + [.$J$4]^2)" office:value-type="float" office:value="0.304211389098586" calcext:value-type="float">
            <text:p>0.30421138909858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182" calcext:value-type="float">
            <text:p>0.182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23" calcext:value-type="float">
            <text:p>-0.623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-11.4" calcext:value-type="float">
            <text:p>-11.4</text:p>
          </table:table-cell>
          <table:table-cell table:number-columns-repeated="4"/>
          <table:table-cell table:formula="of:=[.C9]*[.$I$3]+[.$J$3]" office:value-type="float" office:value="-10.986706910015" calcext:value-type="float">
            <text:p>-10.986706910015</text:p>
          </table:table-cell>
          <table:table-cell table:formula="of:=[.G9]-[.L9]" office:value-type="float" office:value="-0.413293089984993" calcext:value-type="float">
            <text:p>-0.413293089984993</text:p>
          </table:table-cell>
          <table:table-cell table:formula="of:=SQRT(([.C9]*[.$I$4])^2 + [.$J$4]^2)" office:value-type="float" office:value="0.327054424467968" calcext:value-type="float">
            <text:p>0.32705442446796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1" calcext:value-type="float">
            <text:p>0.210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-13.2" calcext:value-type="float">
            <text:p>-13.2</text:p>
          </table:table-cell>
          <table:table-cell table:number-columns-repeated="4"/>
          <table:table-cell table:formula="of:=[.C10]*[.$I$3]+[.$J$3]" office:value-type="float" office:value="-12.8160802270622" calcext:value-type="float">
            <text:p>-12.8160802270622</text:p>
          </table:table-cell>
          <table:table-cell table:formula="of:=[.G10]-[.L10]" office:value-type="float" office:value="-0.383919772937823" calcext:value-type="float">
            <text:p>-0.383919772937823</text:p>
          </table:table-cell>
          <table:table-cell table:formula="of:=SQRT(([.C10]*[.$I$4])^2 + [.$J$4]^2)" office:value-type="float" office:value="0.353517839442814" calcext:value-type="float">
            <text:p>0.35351783944281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43" calcext:value-type="float">
            <text:p>0.243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03" calcext:value-type="float">
            <text:p>-0.603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-14.8" calcext:value-type="float">
            <text:p>-14.8</text:p>
          </table:table-cell>
          <table:table-cell table:number-columns-repeated="4"/>
          <table:table-cell table:formula="of:=[.C11]*[.$I$3]+[.$J$3]" office:value-type="float" office:value="-14.9721273507249" calcext:value-type="float">
            <text:p>-14.9721273507249</text:p>
          </table:table-cell>
          <table:table-cell table:formula="of:=[.G11]-[.L11]" office:value-type="float" office:value="0.17212735072491" calcext:value-type="float">
            <text:p>0.17212735072491</text:p>
          </table:table-cell>
          <table:table-cell table:formula="of:=SQRT(([.C11]*[.$I$4])^2 + [.$J$4]^2)" office:value-type="float" office:value="0.386657902376108" calcext:value-type="float">
            <text:p>0.38665790237610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7" calcext:value-type="float">
            <text:p>0.270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591" calcext:value-type="float">
            <text:p>-0.59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-16.8" calcext:value-type="float">
            <text:p>-16.8</text:p>
          </table:table-cell>
          <table:table-cell table:number-columns-repeated="4"/>
          <table:table-cell table:formula="of:=[.C12]*[.$I$3]+[.$J$3]" office:value-type="float" office:value="-16.736165906449" calcext:value-type="float">
            <text:p>-16.736165906449</text:p>
          </table:table-cell>
          <table:table-cell table:formula="of:=[.G12]-[.L12]" office:value-type="float" office:value="-0.0638340935510335" calcext:value-type="float">
            <text:p>-0.0638340935510335</text:p>
          </table:table-cell>
          <table:table-cell table:formula="of:=SQRT(([.C12]*[.$I$4])^2 + [.$J$4]^2)" office:value-type="float" office:value="0.41500857962292" calcext:value-type="float">
            <text:p>0.4150085796229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-18.4" calcext:value-type="float">
            <text:p>-18.4</text:p>
          </table:table-cell>
          <table:table-cell table:number-columns-repeated="4"/>
          <table:table-cell table:formula="of:=[.C13]*[.$I$3]+[.$J$3]" office:value-type="float" office:value="-18.500204462173" calcext:value-type="float">
            <text:p>-18.500204462173</text:p>
          </table:table-cell>
          <table:table-cell table:formula="of:=[.G13]-[.L13]" office:value-type="float" office:value="0.100204462173025" calcext:value-type="float">
            <text:p>0.100204462173025</text:p>
          </table:table-cell>
          <table:table-cell table:formula="of:=SQRT(([.C13]*[.$I$4])^2 + [.$J$4]^2)" office:value-type="float" office:value="0.444243522806652" calcext:value-type="float">
            <text:p>0.4442435228066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-0.684" calcext:value-type="float">
            <text:p>-0.684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/>
          <table:table-cell table:number-matrix-columns-spanned="2" table:number-matrix-rows-spanned="5" table:formula="of:=LINEST([.G15:.G25];[.C15:.C25];1;1)" office:value-type="float" office:value="58.3620996563777" calcext:value-type="float">
            <text:p>58.3620996563777</text:p>
          </table:table-cell>
          <table:table-cell office:value-type="float" office:value="-0.0498793289628186" calcext:value-type="float">
            <text:p>-0.0498793289628186</text:p>
          </table:table-cell>
          <table:table-cell/>
          <table:table-cell table:formula="of:=[.C15]*[.$I$15]+[.$J$15]" office:value-type="float" office:value="0.24193116931907" calcext:value-type="float">
            <text:p>0.24193116931907</text:p>
          </table:table-cell>
          <table:table-cell table:formula="of:=[.G15]-[.L15]" office:value-type="float" office:value="-0.24193116931907" calcext:value-type="float">
            <text:p>-0.24193116931907</text:p>
          </table:table-cell>
          <table:table-cell table:formula="of:=SQRT(([.C15]*[.$I$4])^2 + [.$J$4]^2)" office:value-type="float" office:value="0.229462868176659" calcext:value-type="float">
            <text:p>0.229462868176659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041" calcext:value-type="float">
            <text:p>0.041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1.62867266140413" calcext:value-type="float">
            <text:p>1.62867266140413</text:p>
          </table:table-cell>
          <table:table-cell office:value-type="float" office:value="0.291634542422713" calcext:value-type="float">
            <text:p>0.291634542422713</text:p>
          </table:table-cell>
          <table:table-cell/>
          <table:table-cell table:formula="of:=[.C16]*[.$I$15]+[.$J$15]" office:value-type="float" office:value="2.34296675694867" calcext:value-type="float">
            <text:p>2.34296675694867</text:p>
          </table:table-cell>
          <table:table-cell table:formula="of:=[.G16]-[.L16]" office:value-type="float" office:value="0.557033243051334" calcext:value-type="float">
            <text:p>0.557033243051334</text:p>
          </table:table-cell>
          <table:table-cell table:formula="of:=SQRT(([.C16]*[.$I$4])^2 + [.$J$4]^2)" office:value-type="float" office:value="0.235309371312209" calcext:value-type="float">
            <text:p>0.235309371312209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067" calcext:value-type="float">
            <text:p>0.067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04" calcext:value-type="float">
            <text:p>-0.704</text:p>
          </table:table-cell>
          <table:table-cell office:value-type="float" office:value="-0.0002" calcext:value-type="float">
            <text:p>-0.0002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993039907545498" calcext:value-type="float">
            <text:p>0.993039907545498</text:p>
          </table:table-cell>
          <table:table-cell office:value-type="float" office:value="0.495174443822911" calcext:value-type="float">
            <text:p>0.495174443822911</text:p>
          </table:table-cell>
          <table:table-cell/>
          <table:table-cell table:formula="of:=[.C17]*[.$I$15]+[.$J$15]" office:value-type="float" office:value="3.86038134801449" calcext:value-type="float">
            <text:p>3.86038134801449</text:p>
          </table:table-cell>
          <table:table-cell table:formula="of:=[.G17]-[.L17]" office:value-type="float" office:value="0.0396186519855148" calcext:value-type="float">
            <text:p>0.0396186519855148</text:p>
          </table:table-cell>
          <table:table-cell table:formula="of:=SQRT(([.C17]*[.$I$4])^2 + [.$J$4]^2)" office:value-type="float" office:value="0.244904232133885" calcext:value-type="float">
            <text:p>0.244904232133885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097" calcext:value-type="float">
            <text:p>0.097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13" calcext:value-type="float">
            <text:p>-0.713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284.08627131505" calcext:value-type="float">
            <text:p>1284.0862713150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8]*[.$I$15]+[.$J$15]" office:value-type="float" office:value="5.61124433770582" calcext:value-type="float">
            <text:p>5.61124433770582</text:p>
          </table:table-cell>
          <table:table-cell table:formula="of:=[.G18]-[.L18]" office:value-type="float" office:value="-0.0112443377058158" calcext:value-type="float">
            <text:p>-0.0112443377058158</text:p>
          </table:table-cell>
          <table:table-cell table:formula="of:=SQRT(([.C18]*[.$I$4])^2 + [.$J$4]^2)" office:value-type="float" office:value="0.260866245202963" calcext:value-type="float">
            <text:p>0.260866245202963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124" calcext:value-type="float">
            <text:p>0.124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22" calcext:value-type="float">
            <text:p>-0.722</text:p>
          </table:table-cell>
          <table:table-cell office:value-type="float" office:value="-0.00038" calcext:value-type="float">
            <text:p>-0.00038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14.85503861348" calcext:value-type="float">
            <text:p>314.85503861348</text:p>
          </table:table-cell>
          <table:table-cell office:value-type="float" office:value="2.20677956833796" calcext:value-type="float">
            <text:p>2.20677956833796</text:p>
          </table:table-cell>
          <table:table-cell/>
          <table:table-cell table:formula="of:=[.C19]*[.$I$15]+[.$J$15]" office:value-type="float" office:value="7.18702102842801" calcext:value-type="float">
            <text:p>7.18702102842801</text:p>
          </table:table-cell>
          <table:table-cell table:formula="of:=[.G19]-[.L19]" office:value-type="float" office:value="0.112978971571988" calcext:value-type="float">
            <text:p>0.112978971571988</text:p>
          </table:table-cell>
          <table:table-cell table:formula="of:=SQRT(([.C19]*[.$I$4])^2 + [.$J$4]^2)" office:value-type="float" office:value="0.279002349635253" calcext:value-type="float">
            <text:p>0.279002349635253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156" calcext:value-type="float">
            <text:p>0.156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31" calcext:value-type="float">
            <text:p>-0.731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9.2" calcext:value-type="float">
            <text:p>9.2</text:p>
          </table:table-cell>
          <table:table-cell table:number-columns-repeated="4"/>
          <table:table-cell table:formula="of:=[.C20]*[.$I$15]+[.$J$15]" office:value-type="float" office:value="9.0546082174321" calcext:value-type="float">
            <text:p>9.0546082174321</text:p>
          </table:table-cell>
          <table:table-cell table:formula="of:=[.G20]-[.L20]" office:value-type="float" office:value="0.145391782567902" calcext:value-type="float">
            <text:p>0.145391782567902</text:p>
          </table:table-cell>
          <table:table-cell table:formula="of:=SQRT(([.C20]*[.$I$4])^2 + [.$J$4]^2)" office:value-type="float" office:value="0.304211389098586" calcext:value-type="float">
            <text:p>0.304211389098586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182" calcext:value-type="float">
            <text:p>0.182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00054" calcext:value-type="float">
            <text:p>-0.00054</text:p>
          </table:table-cell>
          <table:table-cell office:value-type="float" office:value="10.4" calcext:value-type="float">
            <text:p>10.4</text:p>
          </table:table-cell>
          <table:table-cell table:number-columns-repeated="4"/>
          <table:table-cell table:formula="of:=[.C21]*[.$I$15]+[.$J$15]" office:value-type="float" office:value="10.5720228084979" calcext:value-type="float">
            <text:p>10.5720228084979</text:p>
          </table:table-cell>
          <table:table-cell table:formula="of:=[.G21]-[.L21]" office:value-type="float" office:value="-0.172022808497916" calcext:value-type="float">
            <text:p>-0.172022808497916</text:p>
          </table:table-cell>
          <table:table-cell table:formula="of:=SQRT(([.C21]*[.$I$4])^2 + [.$J$4]^2)" office:value-type="float" office:value="0.327054424467968" calcext:value-type="float">
            <text:p>0.327054424467968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21" calcext:value-type="float">
            <text:p>0.210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42" calcext:value-type="float">
            <text:p>-0.742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table:formula="of:=[.C22]*[.$I$15]+[.$J$15]" office:value-type="float" office:value="12.2061615988765" calcext:value-type="float">
            <text:p>12.2061615988765</text:p>
          </table:table-cell>
          <table:table-cell table:formula="of:=[.G22]-[.L22]" office:value-type="float" office:value="-0.806161598876491" calcext:value-type="float">
            <text:p>-0.806161598876491</text:p>
          </table:table-cell>
          <table:table-cell table:formula="of:=SQRT(([.C22]*[.$I$4])^2 + [.$J$4]^2)" office:value-type="float" office:value="0.353517839442814" calcext:value-type="float">
            <text:p>0.353517839442814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243" calcext:value-type="float">
            <text:p>0.243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53" calcext:value-type="float">
            <text:p>-0.753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13.6" calcext:value-type="float">
            <text:p>13.6</text:p>
          </table:table-cell>
          <table:table-cell table:number-columns-repeated="4"/>
          <table:table-cell table:formula="of:=[.C23]*[.$I$15]+[.$J$15]" office:value-type="float" office:value="14.132110887537" calcext:value-type="float">
            <text:p>14.132110887537</text:p>
          </table:table-cell>
          <table:table-cell table:formula="of:=[.G23]-[.L23]" office:value-type="float" office:value="-0.532110887536954" calcext:value-type="float">
            <text:p>-0.532110887536954</text:p>
          </table:table-cell>
          <table:table-cell table:formula="of:=SQRT(([.C23]*[.$I$4])^2 + [.$J$4]^2)" office:value-type="float" office:value="0.386657902376108" calcext:value-type="float">
            <text:p>0.386657902376108</text:p>
          </table:table-cell>
          <table:table-cell table:number-columns-repeated="3"/>
        </table:table-row>
        <table:table-row table:style-name="ro1">
          <table:table-cell/>
          <table:covered-table-cell table:style-name="ce19"/>
          <table:table-cell office:value-type="float" office:value="0.27" calcext:value-type="float">
            <text:p>0.270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63" calcext:value-type="float">
            <text:p>-0.763</text:p>
          </table:table-cell>
          <table:table-cell office:value-type="float" office:value="-0.00081" calcext:value-type="float">
            <text:p>-0.00081</text:p>
          </table:table-cell>
          <table:table-cell office:value-type="float" office:value="15.7" calcext:value-type="float">
            <text:p>15.7</text:p>
          </table:table-cell>
          <table:table-cell table:number-columns-repeated="4"/>
          <table:table-cell table:formula="of:=[.C24]*[.$I$15]+[.$J$15]" office:value-type="float" office:value="15.7078875782592" calcext:value-type="float">
            <text:p>15.7078875782592</text:p>
          </table:table-cell>
          <table:table-cell table:formula="of:=[.G24]-[.L24]" office:value-type="float" office:value="-0.00788757825915276" calcext:value-type="float">
            <text:p>-0.00788757825915276</text:p>
          </table:table-cell>
          <table:table-cell table:formula="of:=SQRT(([.C24]*[.$I$4])^2 + [.$J$4]^2)" office:value-type="float" office:value="0.41500857962292" calcext:value-type="float">
            <text:p>0.415008579622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covered-table-cell table:style-name="ce19"/>
          <table:table-cell table:style-name="ce8" office:value-type="float" office:value="0.297" calcext:value-type="float">
            <text:p>0.297</text:p>
          </table:table-cell>
          <table:table-cell table:style-name="ce10" office:value-type="float" office:value="-0.684" calcext:value-type="float">
            <text:p>-0.684</text:p>
          </table:table-cell>
          <table:table-cell table:style-name="ce10" office:value-type="float" office:value="-0.774" calcext:value-type="float">
            <text:p>-0.774</text:p>
          </table:table-cell>
          <table:table-cell table:style-name="ce12" office:value-type="float" office:value="-0.00094" calcext:value-type="float">
            <text:p>-0.00094</text:p>
          </table:table-cell>
          <table:table-cell table:style-name="ce16" office:value-type="float" office:value="18.2" calcext:value-type="float">
            <text:p>18.2</text:p>
          </table:table-cell>
          <table:table-cell table:number-columns-repeated="4"/>
          <table:table-cell table:formula="of:=[.C25]*[.$I$15]+[.$J$15]" office:value-type="float" office:value="17.2836642689813" calcext:value-type="float">
            <text:p>17.2836642689813</text:p>
          </table:table-cell>
          <table:table-cell table:formula="of:=[.G25]-[.L25]" office:value-type="float" office:value="0.916335731018652" calcext:value-type="float">
            <text:p>0.916335731018652</text:p>
          </table:table-cell>
          <table:table-cell table:formula="of:=SQRT(([.C25]*[.$I$4])^2 + [.$J$4]^2)" office:value-type="float" office:value="0.444243522806652" calcext:value-type="float">
            <text:p>0.44424352280665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Magnetic Field 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(A)</text:p>
          </table:table-cell>
          <table:table-cell office:value-type="string" calcext:value-type="string">
            <text:p>B (mT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</table:table-row>
      </table:table>
      <table:table table:name="Transverse Magneton 2" table:style-name="ta1">
        <table:shapes>
          <draw:frame draw:z-index="0" draw:style-name="gr1" draw:text-style-name="P1" svg:width="15.995cm" svg:height="8.992cm" svg:x="40.14cm" svg:y="8.715cm">
            <draw:object draw:notify-on-update-of-ranges="'Transverse Magneton 2'.B30:'Transverse Magneton 2'.B38 'Transverse Magneton 2'.C30:'Transverse Magneton 2'.C38 'Transverse Magneton 2'.G30:'Transverse Magneton 2'.G38 'Transverse Magneton 2'.C40:'Transverse Magneton 2'.C47 'Transverse Magneton 2'.H40:'Transverse Magneton 2'.H47 'Transverse Magneton 2'.C30:'Transverse Magneton 2'.C38 'Transverse Magneton 2'.H30:'Transverse Magneton 2'.H38 'Transverse Magneton 2'.C40:'Transverse Magneton 2'.C47 'Transverse Magneton 2'.G40:'Transverse Magneton 2'.G4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03cm" svg:height="5.285cm" svg:x="40.089cm" svg:y="3.495cm">
            <draw:object draw:notify-on-update-of-ranges="'Transverse Magneton 2'.C30:'Transverse Magneton 2'.C38 'Transverse Magneton 2'.I30:'Transverse Magneton 2'.I38 'Transverse Magneton 2'.J30:'Transverse Magneton 2'.J38 'Transverse Magneton 2'.J30:'Transverse Magneton 2'.J38 'Transverse Magneton 2'.Z11:'Transverse Magneton 2'.Z12 'Transverse Magneton 2'.Y11:'Transverse Magneton 2'.Y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6.003cm" svg:height="5.285cm" svg:x="40.205cm" svg:y="17.746cm">
            <draw:object draw:notify-on-update-of-ranges="'Transverse Magneton 2'.C40:'Transverse Magneton 2'.C47 'Transverse Magneton 2'.I40:'Transverse Magneton 2'.I47 'Transverse Magneton 2'.J40:'Transverse Magneton 2'.J47 'Transverse Magneton 2'.J40:'Transverse Magneton 2'.J47 'Transverse Magneton 2'.Z11:'Transverse Magneton 2'.Z12 'Transverse Magneton 2'.Y11:'Transverse Magneton 2'.Y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7"/>
        <table:table-column table:style-name="co12" table:default-cell-style-name="ce11"/>
        <table:table-column table:style-name="co13" table:default-cell-style-name="ce15"/>
        <table:table-column table:style-name="co12" table:default-cell-style-name="Default"/>
        <table:table-column table:style-name="co13" table:default-cell-style-name="ce41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style-name="ce38"/>
          <table:table-cell table:style-name="ce40" table:number-matrix-columns-spanned="2" table:number-matrix-rows-spanned="4" table:formula="of:=LINEST([.G3:.G13];[.C3:.C13];1;1)" office:value-type="float" office:value="68.8124411814199" calcext:value-type="float">
            <text:p>68.8124411814199</text:p>
          </table:table-cell>
          <table:table-cell office:value-type="float" office:value="-2.39118328960243" calcext:value-type="float">
            <text:p>-2.39118328960243</text:p>
          </table:table-cell>
          <table:table-cell/>
          <table:table-cell office:value-type="string" calcext:value-type="string">
            <text:p>Pred y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Residual Error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table:style-name="ce37" office:value-type="float" office:value="0.003" calcext:value-type="float">
            <text:p>0.003</text:p>
          </table:table-cell>
          <table:table-cell table:number-columns-repeated="2" office:value-type="float" office:value="-0.927" calcext:value-type="float">
            <text:p>-0.927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style-name="ce39"/>
          <table:table-cell office:value-type="float" office:value="3.59375368153951" calcext:value-type="float">
            <text:p>3.594</text:p>
          </table:table-cell>
          <table:table-cell office:value-type="float" office:value="0.708739383619168" calcext:value-type="float">
            <text:p>0.708739383619168</text:p>
          </table:table-cell>
          <table:table-cell/>
          <table:table-cell table:formula="of:=[.C3]*[.$I$2]+[.$J$2]" office:value-type="float" office:value="-2.18474596605817" calcext:value-type="float">
            <text:p>-2.18474596605817</text:p>
          </table:table-cell>
          <table:table-cell table:formula="of:=[.L3]-[.G3]" office:value-type="float" office:value="-2.18474596605817" calcext:value-type="float">
            <text:p>-2.18474596605817</text:p>
          </table:table-cell>
          <table:table-cell table:formula="of:=SQRT( ([.C3]*[.$I$3])^2 + ([.$J$3])^2 )" office:value-type="float" office:value="0.70882138052022" calcext:value-type="float">
            <text:p>0.70882138052022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31" calcext:value-type="float">
            <text:p>-0.931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76040754094997" calcext:value-type="float">
            <text:p>0.976</text:p>
          </table:table-cell>
          <table:table-cell office:value-type="float" office:value="1.22763191946527" calcext:value-type="float">
            <text:p>1.22763191946527</text:p>
          </table:table-cell>
          <table:table-cell/>
          <table:table-cell table:formula="of:=[.C4]*[.$I$2]+[.$J$2]" office:value-type="float" office:value="0.292501916472943" calcext:value-type="float">
            <text:p>0.292501916472943</text:p>
          </table:table-cell>
          <table:table-cell table:formula="of:=[.L4]-[.G4]" office:value-type="float" office:value="-0.507498083527057" calcext:value-type="float">
            <text:p>-0.507498083527057</text:p>
          </table:table-cell>
          <table:table-cell table:formula="of:=SQRT( ([.C4]*[.$I$3])^2 + ([.$J$3])^2 )" office:value-type="float" office:value="0.722464759385703" calcext:value-type="float">
            <text:p>0.722464759385703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366.637865886278" calcext:value-type="float">
            <text:p>366.6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5]*[.$I$2]+[.$J$2]" office:value-type="float" office:value="2.35687515191554" calcext:value-type="float">
            <text:p>2.35687515191554</text:p>
          </table:table-cell>
          <table:table-cell table:formula="of:=[.L5]-[.G5]" office:value-type="float" office:value="0.256875151915539" calcext:value-type="float">
            <text:p>0.256875151915539</text:p>
          </table:table-cell>
          <table:table-cell table:formula="of:=SQRT( ([.C5]*[.$I$3])^2 + ([.$J$3])^2 )" office:value-type="float" office:value="0.750866260295825" calcext:value-type="float">
            <text:p>0.75086626029582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2.8" calcext:value-type="float">
            <text:p>2.8</text:p>
          </table:table-cell>
          <table:table-cell table:number-columns-repeated="4"/>
          <table:table-cell table:formula="of:=[.C6]*[.$I$2]+[.$J$2]" office:value-type="float" office:value="4.83412303444665" calcext:value-type="float">
            <text:p>4.83412303444665</text:p>
          </table:table-cell>
          <table:table-cell table:formula="of:=[.L6]-[.G6]" office:value-type="float" office:value="2.03412303444665" calcext:value-type="float">
            <text:p>2.03412303444665</text:p>
          </table:table-cell>
          <table:table-cell table:formula="of:=SQRT( ([.C6]*[.$I$3])^2 + ([.$J$3])^2 )" office:value-type="float" office:value="0.802932195948285" calcext:value-type="float">
            <text:p>0.80293219594828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49" calcext:value-type="float">
            <text:p>-0.949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5.6" calcext:value-type="float">
            <text:p>5.6</text:p>
          </table:table-cell>
          <table:table-cell table:number-columns-repeated="4"/>
          <table:table-cell table:formula="of:=[.C7]*[.$I$2]+[.$J$2]" office:value-type="float" office:value="6.76087138752641" calcext:value-type="float">
            <text:p>6.76087138752641</text:p>
          </table:table-cell>
          <table:table-cell table:formula="of:=[.L7]-[.G7]" office:value-type="float" office:value="1.16087138752641" calcext:value-type="float">
            <text:p>1.16087138752641</text:p>
          </table:table-cell>
          <table:table-cell table:formula="of:=SQRT( ([.C7]*[.$I$3])^2 + ([.$J$3])^2 )" office:value-type="float" office:value="0.854848587727361" calcext:value-type="float">
            <text:p>0.854848587727361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63" calcext:value-type="float">
            <text:p>-0.963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9.2" calcext:value-type="float">
            <text:p>9.2</text:p>
          </table:table-cell>
          <table:table-cell table:number-columns-repeated="4"/>
          <table:table-cell table:formula="of:=[.C8]*[.$I$2]+[.$J$2]" office:value-type="float" office:value="9.37574415242037" calcext:value-type="float">
            <text:p>9.37574415242037</text:p>
          </table:table-cell>
          <table:table-cell table:formula="of:=[.L8]-[.G8]" office:value-type="float" office:value="0.175744152420368" calcext:value-type="float">
            <text:p>0.175744152420368</text:p>
          </table:table-cell>
          <table:table-cell table:formula="of:=SQRT( ([.C8]*[.$I$3])^2 + ([.$J$3])^2 )" office:value-type="float" office:value="0.938062335278337" calcext:value-type="float">
            <text:p>0.938062335278337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68" calcext:value-type="float">
            <text:p>-0.968</text:p>
          </table:table-cell>
          <table:table-cell office:value-type="float" office:value="-0.00055" calcext:value-type="float">
            <text:p>-0.00055</text:p>
          </table:table-cell>
          <table:table-cell office:value-type="float" office:value="10.5" calcext:value-type="float">
            <text:p>10.5</text:p>
          </table:table-cell>
          <table:table-cell table:number-columns-repeated="4"/>
          <table:table-cell table:formula="of:=[.C9]*[.$I$2]+[.$J$2]" office:value-type="float" office:value="11.5089298290444" calcext:value-type="float">
            <text:p>11.5089298290444</text:p>
          </table:table-cell>
          <table:table-cell table:formula="of:=[.L9]-[.G9]" office:value-type="float" office:value="1.00892982904438" calcext:value-type="float">
            <text:p>1.00892982904438</text:p>
          </table:table-cell>
          <table:table-cell table:formula="of:=SQRT( ([.C9]*[.$I$3])^2 + ([.$J$3])^2 )" office:value-type="float" office:value="1.01454317183498" calcext:value-type="float">
            <text:p>1.01454317183498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79" calcext:value-type="float">
            <text:p>-0.979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13.6" calcext:value-type="float">
            <text:p>13.6</text:p>
          </table:table-cell>
          <table:table-cell table:number-columns-repeated="4"/>
          <table:table-cell table:formula="of:=[.C10]*[.$I$2]+[.$J$2]" office:value-type="float" office:value="13.8485528292127" calcext:value-type="float">
            <text:p>13.8485528292127</text:p>
          </table:table-cell>
          <table:table-cell table:formula="of:=[.L10]-[.G10]" office:value-type="float" office:value="0.248552829212656" calcext:value-type="float">
            <text:p>0.248552829212656</text:p>
          </table:table-cell>
          <table:table-cell table:formula="of:=SQRT( ([.C10]*[.$I$3])^2 + ([.$J$3])^2 )" office:value-type="float" office:value="1.10527327086749" calcext:value-type="float">
            <text:p>1.10527327086749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99" calcext:value-type="float">
            <text:p>-0.99</text:p>
          </table:table-cell>
          <table:table-cell office:value-type="float" office:value="-0.00086" calcext:value-type="float">
            <text:p>-0.00086</text:p>
          </table:table-cell>
          <table:table-cell office:value-type="float" office:value="16.5" calcext:value-type="float">
            <text:p>16.5</text:p>
          </table:table-cell>
          <table:table-cell table:number-columns-repeated="4"/>
          <table:table-cell table:formula="of:=[.C11]*[.$I$2]+[.$J$2]" office:value-type="float" office:value="15.9817385058367" calcext:value-type="float">
            <text:p>15.9817385058367</text:p>
          </table:table-cell>
          <table:table-cell table:formula="of:=[.L11]-[.G11]" office:value-type="float" office:value="-0.518261494163324" calcext:value-type="float">
            <text:p>-0.518261494163324</text:p>
          </table:table-cell>
          <table:table-cell table:formula="of:=SQRT( ([.C11]*[.$I$3])^2 + ([.$J$3])^2 )" office:value-type="float" office:value="1.19290134546126" calcext:value-type="float">
            <text:p>1.19290134546126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27" calcext:value-type="float">
            <text:p>-0.927</text:p>
          </table:table-cell>
          <table:table-cell office:value-type="float" office:value="-1" calcext:value-type="float">
            <text:p>-1</text:p>
          </table:table-cell>
          <table:table-cell office:value-type="float" office:value="-0.001" calcext:value-type="float">
            <text:p>-0.00100</text:p>
          </table:table-cell>
          <table:table-cell office:value-type="float" office:value="19.2" calcext:value-type="float">
            <text:p>19.2</text:p>
          </table:table-cell>
          <table:table-cell table:number-columns-repeated="4"/>
          <table:table-cell table:formula="of:=[.C12]*[.$I$2]+[.$J$2]" office:value-type="float" office:value="18.0461117412793" calcext:value-type="float">
            <text:p>18.0461117412793</text:p>
          </table:table-cell>
          <table:table-cell table:formula="of:=[.L12]-[.G12]" office:value-type="float" office:value="-1.15388825872073" calcext:value-type="float">
            <text:p>-1.15388825872073</text:p>
          </table:table-cell>
          <table:table-cell table:formula="of:=SQRT( ([.C12]*[.$I$3])^2 + ([.$J$3])^2 )" office:value-type="float" office:value="1.28122462069" calcext:value-type="float">
            <text:p>1.28122462069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covered-table-cell/>
          <table:table-cell office:value-type="float" office:value="0.328" calcext:value-type="float">
            <text:p>0.328</text:p>
          </table:table-cell>
          <table:table-cell office:value-type="float" office:value="-0.927" calcext:value-type="float">
            <text:p>-0.927</text:p>
          </table:table-cell>
          <table:table-cell office:value-type="float" office:value="-1.005" calcext:value-type="float">
            <text:p>-1.005</text:p>
          </table:table-cell>
          <table:table-cell office:value-type="float" office:value="-0.00107" calcext:value-type="float">
            <text:p>-0.00107</text:p>
          </table:table-cell>
          <table:table-cell office:value-type="float" office:value="20.7" calcext:value-type="float">
            <text:p>20.7</text:p>
          </table:table-cell>
          <table:table-cell table:number-columns-repeated="4"/>
          <table:table-cell table:formula="of:=[.C13]*[.$I$2]+[.$J$2]" office:value-type="float" office:value="20.1792974179033" calcext:value-type="float">
            <text:p>20.1792974179033</text:p>
          </table:table-cell>
          <table:table-cell table:formula="of:=[.L13]-[.G13]" office:value-type="float" office:value="-0.520702582096714" calcext:value-type="float">
            <text:p>-0.520702582096714</text:p>
          </table:table-cell>
          <table:table-cell table:formula="of:=SQRT( ([.C13]*[.$I$3])^2 + ([.$J$3])^2 )" office:value-type="float" office:value="1.37541481858441" calcext:value-type="float">
            <text:p>1.375414818584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/>
          <table:table-cell table:style-name="ce42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938" calcext:value-type="float">
            <text:p>-0.938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style-name="ce39"/>
          <table:table-cell table:number-matrix-columns-spanned="2" table:number-matrix-rows-spanned="5" table:formula="of:=LINEST([.G15:.G25];[.C15:.C25];1;1)" office:value-type="float" office:value="-65.0677621205228" calcext:value-type="float">
            <text:p>-65.068</text:p>
          </table:table-cell>
          <table:table-cell office:value-type="float" office:value="3.72503272026974" calcext:value-type="float">
            <text:p>3.72503272026974</text:p>
          </table:table-cell>
          <table:table-cell/>
          <table:table-cell table:formula="of:=[.C15]*[.$I$15]+[.$J$15]" office:value-type="float" office:value="3.52982943390817" calcext:value-type="float">
            <text:p>3.52982943390817</text:p>
          </table:table-cell>
          <table:table-cell table:formula="of:=[.L15]-[.G15]" office:value-type="float" office:value="3.52982943390817" calcext:value-type="float">
            <text:p>3.52982943390817</text:p>
          </table:table-cell>
          <table:table-cell table:formula="of:=SQRT( ([.C15]*[.$I$16])^2 + ([.$J$16])^2 )" office:value-type="float" office:value="1.13611448155939" calcext:value-type="float">
            <text:p>1.13611448155939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41" calcext:value-type="float">
            <text:p>-0.941</text:p>
          </table:table-cell>
          <table:table-cell office:value-type="float" office:value="-0.00003" calcext:value-type="float">
            <text:p>-0.0000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.76014735582306" calcext:value-type="float">
            <text:p>5.760</text:p>
          </table:table-cell>
          <table:table-cell office:value-type="float" office:value="1.1359830551249" calcext:value-type="float">
            <text:p>1.1359830551249</text:p>
          </table:table-cell>
          <table:table-cell/>
          <table:table-cell table:formula="of:=[.C16]*[.$I$15]+[.$J$15]" office:value-type="float" office:value="1.18738999756935" calcext:value-type="float">
            <text:p>1.18738999756935</text:p>
          </table:table-cell>
          <table:table-cell table:formula="of:=[.L16]-[.G16]" office:value-type="float" office:value="0.48738999756935" calcext:value-type="float">
            <text:p>0.48738999756935</text:p>
          </table:table-cell>
          <table:table-cell table:formula="of:=SQRT( ([.C16]*[.$I$16])^2 + ([.$J$16])^2 )" office:value-type="float" office:value="1.15798238895109" calcext:value-type="float">
            <text:p>1.15798238895109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45" calcext:value-type="float">
            <text:p>-0.945</text:p>
          </table:table-cell>
          <table:table-cell office:value-type="float" office:value="-0.00009" calcext:value-type="float">
            <text:p>-0.00009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.934116168823114" calcext:value-type="float">
            <text:p>0.934</text:p>
          </table:table-cell>
          <table:table-cell office:value-type="float" office:value="1.96767541168894" calcext:value-type="float">
            <text:p>1.96767541168894</text:p>
          </table:table-cell>
          <table:table-cell/>
          <table:table-cell table:formula="of:=[.C17]*[.$I$15]+[.$J$15]" office:value-type="float" office:value="-0.764642866046334" calcext:value-type="float">
            <text:p>-0.764642866046334</text:p>
          </table:table-cell>
          <table:table-cell table:formula="of:=[.L17]-[.G17]" office:value-type="float" office:value="-2.56464286604633" calcext:value-type="float">
            <text:p>-2.56464286604633</text:p>
          </table:table-cell>
          <table:table-cell table:formula="of:=SQRT( ([.C17]*[.$I$16])^2 + ([.$J$16])^2 )" office:value-type="float" office:value="1.20350493859305" calcext:value-type="float">
            <text:p>1.2035049385930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4" calcext:value-type="float">
            <text:p>-0.94</text:p>
          </table:table-cell>
          <table:table-cell office:value-type="float" office:value="-0.00003" calcext:value-type="float">
            <text:p>-0.0000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27.604077802286" calcext:value-type="float">
            <text:p>127.60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8]*[.$I$15]+[.$J$15]" office:value-type="float" office:value="-3.10708230238515" calcext:value-type="float">
            <text:p>-3.10708230238515</text:p>
          </table:table-cell>
          <table:table-cell table:formula="of:=[.L18]-[.G18]" office:value-type="float" office:value="-3.60708230238515" calcext:value-type="float">
            <text:p>-3.60708230238515</text:p>
          </table:table-cell>
          <table:table-cell table:formula="of:=SQRT( ([.C18]*[.$I$16])^2 + ([.$J$16])^2 )" office:value-type="float" office:value="1.28695736414952" calcext:value-type="float">
            <text:p>1.28695736414952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17" calcext:value-type="float">
            <text:p>-0.91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-5.4" calcext:value-type="float">
            <text:p>-5.4</text:p>
          </table:table-cell>
          <table:table-cell/>
          <table:table-cell office:value-type="float" office:value="494.050644904477" calcext:value-type="float">
            <text:p>494.051</text:p>
          </table:table-cell>
          <table:table-cell office:value-type="float" office:value="34.845718731887" calcext:value-type="float">
            <text:p>34.845718731887</text:p>
          </table:table-cell>
          <table:table-cell/>
          <table:table-cell table:formula="of:=[.C19]*[.$I$15]+[.$J$15]" office:value-type="float" office:value="-4.92897964175979" calcext:value-type="float">
            <text:p>-4.92897964175979</text:p>
          </table:table-cell>
          <table:table-cell table:formula="of:=[.L19]-[.G19]" office:value-type="float" office:value="0.471020358240208" calcext:value-type="float">
            <text:p>0.471020358240208</text:p>
          </table:table-cell>
          <table:table-cell table:formula="of:=SQRT( ([.C19]*[.$I$16])^2 + ([.$J$16])^2 )" office:value-type="float" office:value="1.37017009750024" calcext:value-type="float">
            <text:p>1.37017009750024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6.9" calcext:value-type="float">
            <text:p>-6.9</text:p>
          </table:table-cell>
          <table:table-cell table:number-columns-repeated="4"/>
          <table:table-cell table:formula="of:=[.C20]*[.$I$15]+[.$J$15]" office:value-type="float" office:value="-7.40155460233966" calcext:value-type="float">
            <text:p>-7.40155460233966</text:p>
          </table:table-cell>
          <table:table-cell table:formula="of:=[.L20]-[.G20]" office:value-type="float" office:value="-0.501554602339656" calcext:value-type="float">
            <text:p>-0.501554602339656</text:p>
          </table:table-cell>
          <table:table-cell table:formula="of:=SQRT( ([.C20]*[.$I$16])^2 + ([.$J$16])^2 )" office:value-type="float" office:value="1.50354692028753" calcext:value-type="float">
            <text:p>1.50354692028753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9" calcext:value-type="float">
            <text:p>0.9</text:p>
          </table:table-cell>
          <table:table-cell office:value-type="float" office:value="0.0005" calcext:value-type="float">
            <text:p>0.00050</text:p>
          </table:table-cell>
          <table:table-cell office:value-type="float" office:value="-9.7" calcext:value-type="float">
            <text:p>-9.7</text:p>
          </table:table-cell>
          <table:table-cell table:number-columns-repeated="4"/>
          <table:table-cell table:formula="of:=[.C21]*[.$I$15]+[.$J$15]" office:value-type="float" office:value="-9.41865522807586" calcext:value-type="float">
            <text:p>-9.41865522807586</text:p>
          </table:table-cell>
          <table:table-cell table:formula="of:=[.L21]-[.G21]" office:value-type="float" office:value="0.281344771924136" calcext:value-type="float">
            <text:p>0.281344771924136</text:p>
          </table:table-cell>
          <table:table-cell table:formula="of:=SQRT( ([.C21]*[.$I$16])^2 + ([.$J$16])^2 )" office:value-type="float" office:value="1.62613208541053" calcext:value-type="float">
            <text:p>1.62613208541053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89" calcext:value-type="float">
            <text:p>0.8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-12.1" calcext:value-type="float">
            <text:p>-12.1</text:p>
          </table:table-cell>
          <table:table-cell table:number-columns-repeated="4"/>
          <table:table-cell table:formula="of:=[.C22]*[.$I$15]+[.$J$15]" office:value-type="float" office:value="-11.6309591401736" calcext:value-type="float">
            <text:p>-11.6309591401736</text:p>
          </table:table-cell>
          <table:table-cell table:formula="of:=[.L22]-[.G22]" office:value-type="float" office:value="0.469040859826364" calcext:value-type="float">
            <text:p>0.469040859826364</text:p>
          </table:table-cell>
          <table:table-cell table:formula="of:=SQRT( ([.C22]*[.$I$16])^2 + ([.$J$16])^2 )" office:value-type="float" office:value="1.77155628148726" calcext:value-type="float">
            <text:p>1.77155628148726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-14.8" calcext:value-type="float">
            <text:p>-14.8</text:p>
          </table:table-cell>
          <table:table-cell table:number-columns-repeated="4"/>
          <table:table-cell table:formula="of:=[.C23]*[.$I$15]+[.$J$15]" office:value-type="float" office:value="-13.6480597659098" calcext:value-type="float">
            <text:p>-13.6480597659098</text:p>
          </table:table-cell>
          <table:table-cell table:formula="of:=[.L23]-[.G23]" office:value-type="float" office:value="1.15194023409016" calcext:value-type="float">
            <text:p>1.15194023409016</text:p>
          </table:table-cell>
          <table:table-cell table:formula="of:=SQRT( ([.C23]*[.$I$16])^2 + ([.$J$16])^2 )" office:value-type="float" office:value="1.91200848464186" calcext:value-type="float">
            <text:p>1.91200848464186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-16.2" calcext:value-type="float">
            <text:p>-16.2</text:p>
          </table:table-cell>
          <table:table-cell table:number-columns-repeated="4"/>
          <table:table-cell table:formula="of:=[.C24]*[.$I$15]+[.$J$15]" office:value-type="float" office:value="-15.6000926295255" calcext:value-type="float">
            <text:p>-15.6000926295255</text:p>
          </table:table-cell>
          <table:table-cell table:formula="of:=[.L24]-[.G24]" office:value-type="float" office:value="0.599907370474476" calcext:value-type="float">
            <text:p>0.599907370474476</text:p>
          </table:table-cell>
          <table:table-cell table:formula="of:=SQRT( ([.C24]*[.$I$16])^2 + ([.$J$16])^2 )" office:value-type="float" office:value="2.0535749706478" calcext:value-type="float">
            <text:p>2.0535749706478</text:p>
          </table:table-cell>
          <table:table-cell table:number-columns-repeated="12"/>
        </table:table-row>
        <table:table-row table:style-name="ro1">
          <table:table-cell/>
          <table:covered-table-cell/>
          <table:table-cell table:style-name="ce4" office:value-type="float" office:value="0.328" calcext:value-type="float">
            <text:p>0.328</text:p>
          </table:table-cell>
          <table:table-cell office:value-type="float" office:value="-0.938" calcext:value-type="float">
            <text:p>-0.938</text:p>
          </table:table-cell>
          <table:table-cell table:style-name="ce10" office:value-type="float" office:value="0.869" calcext:value-type="float">
            <text:p>0.869</text:p>
          </table:table-cell>
          <table:table-cell table:style-name="ce12" office:value-type="float" office:value="0.0009" calcext:value-type="float">
            <text:p>0.00090</text:p>
          </table:table-cell>
          <table:table-cell table:style-name="ce16" office:value-type="float" office:value="-17.3" calcext:value-type="float">
            <text:p>-17.3</text:p>
          </table:table-cell>
          <table:table-cell table:number-columns-repeated="4"/>
          <table:table-cell table:formula="of:=[.C25]*[.$I$15]+[.$J$15]" office:value-type="float" office:value="-17.6171932552617" calcext:value-type="float">
            <text:p>-17.6171932552617</text:p>
          </table:table-cell>
          <table:table-cell table:formula="of:=[.L25]-[.G25]" office:value-type="float" office:value="-0.317193255261731" calcext:value-type="float">
            <text:p>-0.317193255261731</text:p>
          </table:table-cell>
          <table:table-cell table:formula="of:=SQRT( ([.C25]*[.$I$16])^2 + ([.$J$16])^2 )" office:value-type="float" office:value="2.20454508919902" calcext:value-type="float">
            <text:p>2.20454508919902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style-name="ce47" office:value-type="string" calcext:value-type="string">
            <text:p>Pred y</text:p>
          </table:table-cell>
          <table:table-cell table:style-name="ce5" office:value-type="string" calcext:value-type="string">
            <text:p>Residual</text:p>
          </table:table-cell>
          <table:table-cell table:style-name="ce5" office:value-type="string" calcext:value-type="string">
            <text:p>Residual Error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Left Component</text:p>
          </table:table-cell>
          <table:table-cell table:style-name="ce37" office:value-type="float" office:value="0.003" calcext:value-type="float">
            <text:p>0.003</text:p>
          </table:table-cell>
          <table:table-cell table:style-name="ce44" office:value-type="float" office:value="-0.946" calcext:value-type="float">
            <text:p>-0.946</text:p>
          </table:table-cell>
          <table:table-cell office:value-type="float" office:value="-0.946" calcext:value-type="float">
            <text:p>-0.94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style-name="ce48" table:formula="of:=[.C30]*[.$L$30]+[.$M$30]" office:value-type="float" office:value="-2.19851320208073" calcext:value-type="float">
            <text:p>-2.19851</text:p>
          </table:table-cell>
          <table:table-cell table:style-name="ce48" table:formula="of:=[.H30]-[.G30]" office:value-type="float" office:value="-2.19851320208073" calcext:value-type="float">
            <text:p>-2.19851</text:p>
          </table:table-cell>
          <table:table-cell table:style-name="ce48" table:formula="of:=SQRT( ([.C30]*[.$L$31])^2 + ([.$M$31])^2 )" office:value-type="float" office:value="1.03543334477673" calcext:value-type="float">
            <text:p>1.03543</text:p>
          </table:table-cell>
          <table:table-cell/>
          <table:table-cell table:style-name="ce41" table:number-matrix-columns-spanned="2" table:number-matrix-rows-spanned="5" table:formula="of:=LINEST([.G30:.G38];[.C30:.C38];1;1)" office:value-type="float" office:value="62.2079410021729" calcext:value-type="float">
            <text:p>62.208</text:p>
          </table:table-cell>
          <table:table-cell office:value-type="float" office:value="-2.38513702508724" calcext:value-type="float">
            <text:p>-2.38513702508724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44" calcext:value-type="float">
            <text:p>-0.944</text:p>
          </table:table-cell>
          <table:table-cell office:value-type="float" office:value="-0.958" calcext:value-type="float">
            <text:p>-0.958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3.7" calcext:value-type="float">
            <text:p>3.7</text:p>
          </table:table-cell>
          <table:table-cell table:style-name="ce11" table:formula="of:=[.C31]*[.$L$30]+[.$M$30]" office:value-type="float" office:value="4.14669678014091" calcext:value-type="float">
            <text:p>4.14670</text:p>
          </table:table-cell>
          <table:table-cell table:style-name="ce11" table:formula="of:=[.H31]-[.G31]" office:value-type="float" office:value="0.44669678014091" calcext:value-type="float">
            <text:p>0.44670</text:p>
          </table:table-cell>
          <table:table-cell table:style-name="ce11" table:formula="of:=SQRT( ([.C31]*[.$L$31])^2 + ([.$M$31])^2 )" office:value-type="float" office:value="1.15075093257987" calcext:value-type="float">
            <text:p>1.15075</text:p>
          </table:table-cell>
          <table:table-cell/>
          <table:table-cell table:style-name="ce41" office:value-type="float" office:value="4.78386807223652" calcext:value-type="float">
            <text:p>4.784</text:p>
          </table:table-cell>
          <table:table-cell office:value-type="float" office:value="1.0353338799305" calcext:value-type="float">
            <text:p>1.0353338799305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63" calcext:value-type="float">
            <text:p>-0.963</text:p>
          </table:table-cell>
          <table:table-cell office:value-type="float" office:value="-0.00024" calcext:value-type="float">
            <text:p>-0.00024</text:p>
          </table:table-cell>
          <table:table-cell office:value-type="float" office:value="4.6" calcext:value-type="float">
            <text:p>4.6</text:p>
          </table:table-cell>
          <table:table-cell table:style-name="ce11" table:formula="of:=[.C32]*[.$L$30]+[.$M$30]" office:value-type="float" office:value="5.88851912820175" calcext:value-type="float">
            <text:p>5.88852</text:p>
          </table:table-cell>
          <table:table-cell table:style-name="ce11" table:formula="of:=[.H32]-[.G32]" office:value-type="float" office:value="1.28851912820175" calcext:value-type="float">
            <text:p>1.28852</text:p>
          </table:table-cell>
          <table:table-cell table:style-name="ce11" table:formula="of:=SQRT( ([.C32]*[.$L$31])^2 + ([.$M$31])^2 )" office:value-type="float" office:value="1.21521025862492" calcext:value-type="float">
            <text:p>1.21521</text:p>
          </table:table-cell>
          <table:table-cell/>
          <table:table-cell table:style-name="ce41" office:value-type="float" office:value="0.960248949050468" calcext:value-type="float">
            <text:p>0.960</text:p>
          </table:table-cell>
          <table:table-cell office:value-type="float" office:value="1.3895652290004" calcext:value-type="float">
            <text:p>1.3895652290004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73" calcext:value-type="float">
            <text:p>-0.973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7.1" calcext:value-type="float">
            <text:p>7.1</text:p>
          </table:table-cell>
          <table:table-cell table:style-name="ce11" table:formula="of:=[.C33]*[.$L$30]+[.$M$30]" office:value-type="float" office:value="8.25242088628432" calcext:value-type="float">
            <text:p>8.25242</text:p>
          </table:table-cell>
          <table:table-cell table:style-name="ce11" table:formula="of:=[.H33]-[.G33]" office:value-type="float" office:value="1.15242088628432" calcext:value-type="float">
            <text:p>1.15242</text:p>
          </table:table-cell>
          <table:table-cell table:style-name="ce11" table:formula="of:=SQRT( ([.C33]*[.$L$31])^2 + ([.$M$31])^2 )" office:value-type="float" office:value="1.31951053086583" calcext:value-type="float">
            <text:p>1.31951</text:p>
          </table:table-cell>
          <table:table-cell/>
          <table:table-cell table:style-name="ce41" office:value-type="float" office:value="169.095973132566" calcext:value-type="float">
            <text:p>169.096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81" calcext:value-type="float">
            <text:p>-0.981</text:p>
          </table:table-cell>
          <table:table-cell office:value-type="float" office:value="-0.00047" calcext:value-type="float">
            <text:p>-0.00047</text:p>
          </table:table-cell>
          <table:table-cell office:value-type="float" office:value="9.1" calcext:value-type="float">
            <text:p>9.1</text:p>
          </table:table-cell>
          <table:table-cell table:style-name="ce11" table:formula="of:=[.C34]*[.$L$30]+[.$M$30]" office:value-type="float" office:value="10.1808670573517" calcext:value-type="float">
            <text:p>10.18087</text:p>
          </table:table-cell>
          <table:table-cell table:style-name="ce11" table:formula="of:=[.H34]-[.G34]" office:value-type="float" office:value="1.08086705735168" calcext:value-type="float">
            <text:p>1.08087</text:p>
          </table:table-cell>
          <table:table-cell table:style-name="ce11" table:formula="of:=SQRT( ([.C34]*[.$L$31])^2 + ([.$M$31])^2 )" office:value-type="float" office:value="1.41623862706659" calcext:value-type="float">
            <text:p>1.41624</text:p>
          </table:table-cell>
          <table:table-cell/>
          <table:table-cell table:style-name="ce41" office:value-type="float" office:value="326.505981542694" calcext:value-type="float">
            <text:p>326.506</text:p>
          </table:table-cell>
          <table:table-cell office:value-type="float" office:value="13.5162406795286" calcext:value-type="float">
            <text:p>13.5162406795286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89" calcext:value-type="float">
            <text:p>-0.989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11.4" calcext:value-type="float">
            <text:p>11.4</text:p>
          </table:table-cell>
          <table:table-cell table:style-name="ce11" table:formula="of:=[.C35]*[.$L$30]+[.$M$30]" office:value-type="float" office:value="12.2959370514256" calcext:value-type="float">
            <text:p>12.29594</text:p>
          </table:table-cell>
          <table:table-cell table:style-name="ce11" table:formula="of:=[.H35]-[.G35]" office:value-type="float" office:value="0.895937051425561" calcext:value-type="float">
            <text:p>0.89594</text:p>
          </table:table-cell>
          <table:table-cell table:style-name="ce11" table:formula="of:=SQRT( ([.C35]*[.$L$31])^2 + ([.$M$31])^2 )" office:value-type="float" office:value="1.53184239798382" calcext:value-type="float">
            <text:p>1.53184</text:p>
          </table:table-cell>
          <table:table-cell/>
          <table:table-cell table:style-name="ce41"/>
          <table:table-cell table:number-columns-repeated="14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14.3" calcext:value-type="float">
            <text:p>14.3</text:p>
          </table:table-cell>
          <table:table-cell table:style-name="ce11" table:formula="of:=[.C36]*[.$L$30]+[.$M$30]" office:value-type="float" office:value="14.2243832224929" calcext:value-type="float">
            <text:p>14.22438</text:p>
          </table:table-cell>
          <table:table-cell table:style-name="ce11" table:formula="of:=[.H36]-[.G36]" office:value-type="float" office:value="-0.0756167775070775" calcext:value-type="float">
            <text:p>-0.07562</text:p>
          </table:table-cell>
          <table:table-cell table:style-name="ce11" table:formula="of:=SQRT( ([.C36]*[.$L$31])^2 + ([.$M$31])^2 )" office:value-type="float" office:value="1.64419982871082" calcext:value-type="float">
            <text:p>1.64420</text:p>
          </table:table-cell>
          <table:table-cell/>
          <table:table-cell table:style-name="ce41"/>
          <table:table-cell table:number-columns-repeated="14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44" calcext:value-type="float">
            <text:p>-0.944</text:p>
          </table:table-cell>
          <table:table-cell office:value-type="float" office:value="-1.007" calcext:value-type="float">
            <text:p>-1.007</text:p>
          </table:table-cell>
          <table:table-cell office:value-type="float" office:value="-0.00089" calcext:value-type="float">
            <text:p>-0.00089</text:p>
          </table:table-cell>
          <table:table-cell office:value-type="float" office:value="17.1" calcext:value-type="float">
            <text:p>17.1</text:p>
          </table:table-cell>
          <table:table-cell table:style-name="ce11" table:formula="of:=[.C37]*[.$L$30]+[.$M$30]" office:value-type="float" office:value="16.0906214525581" calcext:value-type="float">
            <text:p>16.09062</text:p>
          </table:table-cell>
          <table:table-cell table:style-name="ce11" table:formula="of:=[.H37]-[.G37]" office:value-type="float" office:value="-1.00937854744189" calcext:value-type="float">
            <text:p>-1.00938</text:p>
          </table:table-cell>
          <table:table-cell table:style-name="ce11" table:formula="of:=SQRT( ([.C37]*[.$L$31])^2 + ([.$M$31])^2 )" office:value-type="float" office:value="1.75801420320988" calcext:value-type="float">
            <text:p>1.75801</text:p>
          </table:table-cell>
          <table:table-cell/>
          <table:table-cell table:style-name="ce41"/>
          <table:table-cell table:number-columns-repeated="14"/>
        </table:table-row>
        <table:table-row table:style-name="ro1">
          <table:table-cell/>
          <table:covered-table-cell/>
          <table:table-cell office:value-type="float" office:value="0.328" calcext:value-type="float">
            <text:p>0.328</text:p>
          </table:table-cell>
          <table:table-cell office:value-type="float" office:value="-0.943" calcext:value-type="float">
            <text:p>-0.943</text:p>
          </table:table-cell>
          <table:table-cell office:value-type="float" office:value="-1.016" calcext:value-type="float">
            <text:p>-1.016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19.6" calcext:value-type="float">
            <text:p>19.6</text:p>
          </table:table-cell>
          <table:table-cell table:style-name="ce11" table:formula="of:=[.C38]*[.$L$30]+[.$M$30]" office:value-type="float" office:value="18.0190676236255" calcext:value-type="float">
            <text:p>18.01907</text:p>
          </table:table-cell>
          <table:table-cell table:style-name="ce11" table:formula="of:=[.H38]-[.G38]" office:value-type="float" office:value="-1.58093237637453" calcext:value-type="float">
            <text:p>-1.58093</text:p>
          </table:table-cell>
          <table:table-cell table:style-name="ce11" table:formula="of:=SQRT( ([.C38]*[.$L$31])^2 + ([.$M$31])^2 )" office:value-type="float" office:value="1.87989851913769" calcext:value-type="float">
            <text:p>1.87990</text:p>
          </table:table-cell>
          <table:table-cell/>
          <table:table-cell table:style-name="ce41"/>
          <table:table-cell table:number-columns-repeated="14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style-name="ce11" table:number-columns-repeated="3"/>
          <table:table-cell/>
          <table:table-cell table:style-name="ce42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Right Component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946" calcext:value-type="float">
            <text:p>-0.94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style-name="ce11" table:formula="of:=[.C40]*[.$L$40]+[.$M$40]" office:value-type="float" office:value="-0.878792486420393" calcext:value-type="float">
            <text:p>-0.87879</text:p>
          </table:table-cell>
          <table:table-cell table:style-name="ce11" table:formula="of:=[.H40]-[.G40]" office:value-type="float" office:value="-0.878792486420393" calcext:value-type="float">
            <text:p>-0.87879</text:p>
          </table:table-cell>
          <table:table-cell table:style-name="ce11" table:formula="of:=SQRT( ([.C40]*[.$L$41])^2 + ([.$M$41])^2 )" office:value-type="float" office:value="0.843624398324018" calcext:value-type="float">
            <text:p>0.84362</text:p>
          </table:table-cell>
          <table:table-cell/>
          <table:table-cell table:style-name="ce41" table:number-matrix-columns-spanned="2" table:number-matrix-rows-spanned="5" table:formula="of:=LINEST([.G40:.G47];[.C40:.C47];1;1)" office:value-type="float" office:value="-60.5515561739844" calcext:value-type="float">
            <text:p>-60.552</text:p>
          </table:table-cell>
          <table:table-cell office:value-type="float" office:value="-0.69713781789844" calcext:value-type="float">
            <text:p>-0.69713781789844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43" calcext:value-type="float">
            <text:p>-0.943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-8.7" calcext:value-type="float">
            <text:p>-8.7</text:p>
          </table:table-cell>
          <table:table-cell table:style-name="ce11" table:formula="of:=[.C41]*[.$L$40]+[.$M$40]" office:value-type="float" office:value="-8.75049478903837" calcext:value-type="float">
            <text:p>-8.75049</text:p>
          </table:table-cell>
          <table:table-cell table:style-name="ce11" table:formula="of:=[.H41]-[.G41]" office:value-type="float" office:value="-0.0504947890383676" calcext:value-type="float">
            <text:p>-0.05049</text:p>
          </table:table-cell>
          <table:table-cell table:style-name="ce11" table:formula="of:=SQRT( ([.C41]*[.$L$41])^2 + ([.$M$41])^2 )" office:value-type="float" office:value="0.978195996427009" calcext:value-type="float">
            <text:p>0.97820</text:p>
          </table:table-cell>
          <table:table-cell/>
          <table:table-cell table:style-name="ce41" office:value-type="float" office:value="3.72381720705125" calcext:value-type="float">
            <text:p>3.724</text:p>
          </table:table-cell>
          <table:table-cell office:value-type="float" office:value="0.843550427725715" calcext:value-type="float">
            <text:p>0.843550427725715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898" calcext:value-type="float">
            <text:p>-0.89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-12.2" calcext:value-type="float">
            <text:p>-12.2</text:p>
          </table:table-cell>
          <table:table-cell table:style-name="ce11" table:formula="of:=[.C42]*[.$L$40]+[.$M$40]" office:value-type="float" office:value="-11.0514539236498" calcext:value-type="float">
            <text:p>-11.05145</text:p>
          </table:table-cell>
          <table:table-cell table:style-name="ce11" table:formula="of:=[.H42]-[.G42]" office:value-type="float" office:value="1.14854607635022" calcext:value-type="float">
            <text:p>1.14855</text:p>
          </table:table-cell>
          <table:table-cell table:style-name="ce11" table:formula="of:=SQRT( ([.C42]*[.$L$41])^2 + ([.$M$41])^2 )" office:value-type="float" office:value="1.05690910185654" calcext:value-type="float">
            <text:p>1.05691</text:p>
          </table:table-cell>
          <table:table-cell/>
          <table:table-cell table:style-name="ce41" office:value-type="float" office:value="0.977811273288367" calcext:value-type="float">
            <text:p>0.978</text:p>
          </table:table-cell>
          <table:table-cell office:value-type="float" office:value="1.02354096597955" calcext:value-type="float">
            <text:p>1.02354096597955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44" calcext:value-type="float">
            <text:p>-0.944</text:p>
          </table:table-cell>
          <table:table-cell office:value-type="float" office:value="-0.89" calcext:value-type="float">
            <text:p>-0.8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-13.5" calcext:value-type="float">
            <text:p>-13.5</text:p>
          </table:table-cell>
          <table:table-cell table:style-name="ce11" table:formula="of:=[.C43]*[.$L$40]+[.$M$40]" office:value-type="float" office:value="-12.9285521650433" calcext:value-type="float">
            <text:p>-12.92855</text:p>
          </table:table-cell>
          <table:table-cell table:style-name="ce11" table:formula="of:=[.H43]-[.G43]" office:value-type="float" office:value="0.571447834956709" calcext:value-type="float">
            <text:p>0.57145</text:p>
          </table:table-cell>
          <table:table-cell table:style-name="ce11" table:formula="of:=SQRT( ([.C43]*[.$L$41])^2 + ([.$M$41])^2 )" office:value-type="float" office:value="1.13022069823069" calcext:value-type="float">
            <text:p>1.13022</text:p>
          </table:table-cell>
          <table:table-cell/>
          <table:table-cell table:style-name="ce41" office:value-type="float" office:value="264.407584805414" calcext:value-type="float">
            <text:p>264.40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888" calcext:value-type="float">
            <text:p>-0.888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-14.8" calcext:value-type="float">
            <text:p>-14.8</text:p>
          </table:table-cell>
          <table:table-cell table:style-name="ce11" table:formula="of:=[.C44]*[.$L$40]+[.$M$40]" office:value-type="float" office:value="-14.9873050749588" calcext:value-type="float">
            <text:p>-14.98731</text:p>
          </table:table-cell>
          <table:table-cell table:style-name="ce11" table:formula="of:=[.H44]-[.G44]" office:value-type="float" office:value="-0.187305074958759" calcext:value-type="float">
            <text:p>-0.18731</text:p>
          </table:table-cell>
          <table:table-cell table:style-name="ce11" table:formula="of:=SQRT( ([.C44]*[.$L$41])^2 + ([.$M$41])^2 )" office:value-type="float" office:value="1.21815574932196" calcext:value-type="float">
            <text:p>1.21816</text:p>
          </table:table-cell>
          <table:table-cell/>
          <table:table-cell table:style-name="ce41" office:value-type="float" office:value="277.00293334577" calcext:value-type="float">
            <text:p>277.003</text:p>
          </table:table-cell>
          <table:table-cell office:value-type="float" office:value="6.28581665423006" calcext:value-type="float">
            <text:p>6.28581665423006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55" calcext:value-type="float">
            <text:p>-0.955</text:p>
          </table:table-cell>
          <table:table-cell office:value-type="float" office:value="-0.882" calcext:value-type="float">
            <text:p>-0.882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-18.2" calcext:value-type="float">
            <text:p>-18.2</text:p>
          </table:table-cell>
          <table:table-cell table:style-name="ce11" table:formula="of:=[.C45]*[.$L$40]+[.$M$40]" office:value-type="float" office:value="-16.8644033163523" calcext:value-type="float">
            <text:p>-16.86440</text:p>
          </table:table-cell>
          <table:table-cell table:style-name="ce11" table:formula="of:=[.H45]-[.G45]" office:value-type="float" office:value="1.33559668364772" calcext:value-type="float">
            <text:p>1.33560</text:p>
          </table:table-cell>
          <table:table-cell table:style-name="ce11" table:formula="of:=SQRT( ([.C45]*[.$L$41])^2 + ([.$M$41])^2 )" office:value-type="float" office:value="1.30388982261995" calcext:value-type="float">
            <text:p>1.30389</text:p>
          </table:table-cell>
          <table:table-cell table:number-columns-repeated="16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874" calcext:value-type="float">
            <text:p>-0.874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-18" calcext:value-type="float">
            <text:p>-18.0</text:p>
          </table:table-cell>
          <table:table-cell table:style-name="ce11" table:formula="of:=[.C46]*[.$L$40]+[.$M$40]" office:value-type="float" office:value="-18.6809500015718" calcext:value-type="float">
            <text:p>-18.68095</text:p>
          </table:table-cell>
          <table:table-cell table:style-name="ce11" table:formula="of:=[.H46]-[.G46]" office:value-type="float" office:value="-0.680950001571809" calcext:value-type="float">
            <text:p>-0.68095</text:p>
          </table:table-cell>
          <table:table-cell table:style-name="ce11" table:formula="of:=SQRT( ([.C46]*[.$L$41])^2 + ([.$M$41])^2 )" office:value-type="float" office:value="1.39095477008442" calcext:value-type="float">
            <text:p>1.39095</text:p>
          </table:table-cell>
          <table:table-cell table:number-columns-repeated="16"/>
        </table:table-row>
        <table:table-row table:style-name="ro1">
          <table:table-cell/>
          <table:covered-table-cell/>
          <table:table-cell table:style-name="ce4" office:value-type="float" office:value="0.328" calcext:value-type="float">
            <text:p>0.328</text:p>
          </table:table-cell>
          <table:table-cell table:style-name="ce10" office:value-type="float" office:value="-0.944" calcext:value-type="float">
            <text:p>-0.944</text:p>
          </table:table-cell>
          <table:table-cell table:style-name="ce10" office:value-type="float" office:value="-0.866" calcext:value-type="float">
            <text:p>-0.866</text:p>
          </table:table-cell>
          <table:table-cell table:style-name="ce12" office:value-type="float" office:value="0.001" calcext:value-type="float">
            <text:p>0.00100</text:p>
          </table:table-cell>
          <table:table-cell table:style-name="ce16" office:value-type="float" office:value="-19.3" calcext:value-type="float">
            <text:p>-19.3</text:p>
          </table:table-cell>
          <table:table-cell table:style-name="ce12" table:formula="of:=[.C47]*[.$L$40]+[.$M$40]" office:value-type="float" office:value="-20.5580482429653" calcext:value-type="float">
            <text:p>-20.55805</text:p>
          </table:table-cell>
          <table:table-cell table:style-name="ce12" table:formula="of:=[.H47]-[.G47]" office:value-type="float" office:value="-1.25804824296533" calcext:value-type="float">
            <text:p>-1.25805</text:p>
          </table:table-cell>
          <table:table-cell table:style-name="ce12" table:formula="of:=SQRT( ([.C47]*[.$L$41])^2 + ([.$M$41])^2 )" office:value-type="float" office:value="1.48439371634735" calcext:value-type="float">
            <text:p>1.48439</text:p>
          </table:table-cell>
          <table:table-cell/>
          <table:table-cell table:formula="of:=([.L30]/[.L31]-[.L40]/[.L41]) * [.M47]" office:value-type="float" office:value="61.27655646751" calcext:value-type="float">
            <text:p>61.27655646751</text:p>
          </table:table-cell>
          <table:table-cell table:formula="of:= 1 / (1/[.L41]+1/[.L31])" office:value-type="float" office:value="2.09390094471722" calcext:value-type="float">
            <text:p>2.09390094471722</text:p>
          </table:table-cell>
          <table:table-cell table:number-columns-repeated="13"/>
        </table:table-row>
      </table:table>
      <table:table table:name="Longitudinal Magneton 2" table:style-name="ta1">
        <table:shapes>
          <draw:frame draw:z-index="0" draw:style-name="gr1" draw:text-style-name="P1" svg:width="15.995cm" svg:height="8.992cm" svg:x="33.852cm" svg:y="7.677cm">
            <draw:object draw:notify-on-update-of-ranges="'Transverse Magneton 2'.B30:'Transverse Magneton 2'.B38 'Longitudinal Magneton 2'.C3:'Longitudinal Magneton 2'.C13 'Longitudinal Magneton 2'.G3:'Longitudinal Magneton 2'.G13 'Longitudinal Magneton 2'.C15:'Longitudinal Magneton 2'.C25 'Longitudinal Magneton 2'.H15:'Longitudinal Magneton 2'.H25 'Longitudinal Magneton 2'.C3:'Longitudinal Magneton 2'.C13 'Longitudinal Magneton 2'.H3:'Longitudinal Magneton 2'.H13 'Longitudinal Magneton 2'.C15:'Longitudinal Magneton 2'.C25 'Longitudinal Magneton 2'.G15:'Longitudinal Magneton 2'.G2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01cm" svg:height="5.285cm" svg:x="33.901cm" svg:y="2.409cm">
            <draw:object draw:notify-on-update-of-ranges="'Longitudinal Magneton 2'.C3:'Longitudinal Magneton 2'.C13 'Longitudinal Magneton 2'.I3:'Longitudinal Magneton 2'.I13 'Longitudinal Magneton 2'.J3:'Longitudinal Magneton 2'.J13 'Longitudinal Magneton 2'.J3:'Longitudinal Magneton 2'.J13 'Transverse Magneton 2'.Z11:'Transverse Magneton 2'.Z12 'Transverse Magneton 2'.Y11:'Transverse Magneton 2'.Y1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5.952cm" svg:height="5.285cm" svg:x="33.867cm" svg:y="16.626cm">
            <draw:object draw:notify-on-update-of-ranges="'Transverse Magneton 2'.Z11:'Transverse Magneton 2'.Z12 'Transverse Magneton 2'.Y11:'Transverse Magneton 2'.Y12 'Longitudinal Magneton 2'.C15:'Longitudinal Magneton 2'.C25 'Longitudinal Magneton 2'.I15:'Longitudinal Magneton 2'.I25 'Longitudinal Magneton 2'.J15:'Longitudinal Magneton 2'.J25 'Longitudinal Magneton 2'.J15:'Longitudinal Magneton 2'.J2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7"/>
        <table:table-column table:style-name="co16" table:default-cell-style-name="ce11"/>
        <table:table-column table:style-name="co17" table:default-cell-style-name="ce15"/>
        <table:table-column table:style-name="co1" table:number-columns-repeated="2" table:default-cell-style-name="ce11"/>
        <table:table-column table:style-name="co18" table:default-cell-style-name="ce11"/>
        <table:table-column table:style-name="co1" table:number-columns-repeated="3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style-name="ce5" office:value-type="string" calcext:value-type="string">
            <text:p>Y Pred </text:p>
          </table:table-cell>
          <table:table-cell table:style-name="ce5" office:value-type="string" calcext:value-type="string">
            <text:p>Residual</text:p>
          </table:table-cell>
          <table:table-cell table:style-name="ce5" office:value-type="string" calcext:value-type="string">
            <text:p>Residual Erro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table:style-name="ce37" office:value-type="float" office:value="0.003" calcext:value-type="float">
            <text:p>0.003</text:p>
          </table:table-cell>
          <table:table-cell table:style-name="ce44" office:value-type="float" office:value="-0.999" calcext:value-type="float">
            <text:p>-0.999</text:p>
          </table:table-cell>
          <table:table-cell office:value-type="float" office:value="-0.999" calcext:value-type="float">
            <text:p>-0.999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formula="of:=[.C3]*[.$L$3]+[.$M$3]" office:value-type="float" office:value="0.302448800568397" calcext:value-type="float">
            <text:p>0.30245</text:p>
          </table:table-cell>
          <table:table-cell table:formula="of:=[.H3]-[.G3]" office:value-type="float" office:value="0.302448800568397" calcext:value-type="float">
            <text:p>0.30245</text:p>
          </table:table-cell>
          <table:table-cell table:formula="of:=SQRT( ([.C3]*[.$L$4])^2+ ([.$M$4])^2 )" office:value-type="float" office:value="0.422544964304131" calcext:value-type="float">
            <text:p>0.42254</text:p>
          </table:table-cell>
          <table:table-cell/>
          <table:table-cell table:number-matrix-columns-spanned="2" table:number-matrix-rows-spanned="5" table:formula="of:=LINEST([.G3:.G13];[.C3:.C13];1;1)" office:value-type="float" office:value="59.6989890994759" calcext:value-type="float">
            <text:p>59.6989890994759</text:p>
          </table:table-cell>
          <table:table-cell office:value-type="float" office:value="0.12335183326997" calcext:value-type="float">
            <text:p>0.1233518332699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07" calcext:value-type="float">
            <text:p>-1.007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2.2" calcext:value-type="float">
            <text:p>2.2</text:p>
          </table:table-cell>
          <table:table-cell table:formula="of:=[.C4]*[.$L$3]+[.$M$3]" office:value-type="float" office:value="2.45161240814953" calcext:value-type="float">
            <text:p>2.45161</text:p>
          </table:table-cell>
          <table:table-cell table:formula="of:=[.H4]-[.G4]" office:value-type="float" office:value="0.251612408149528" calcext:value-type="float">
            <text:p>0.25161</text:p>
          </table:table-cell>
          <table:table-cell table:formula="of:=SQRT( ([.C4]*[.$L$4])^2+ ([.$M$4])^2 )" office:value-type="float" office:value="0.430678100795404" calcext:value-type="float">
            <text:p>0.43068</text:p>
          </table:table-cell>
          <table:table-cell/>
          <table:table-cell office:value-type="float" office:value="2.14232042488543" calcext:value-type="float">
            <text:p>2.14232042488543</text:p>
          </table:table-cell>
          <table:table-cell office:value-type="float" office:value="0.422496084038129" calcext:value-type="float">
            <text:p>0.42249608403812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12" calcext:value-type="float">
            <text:p>-1.012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3.7" calcext:value-type="float">
            <text:p>3.7</text:p>
          </table:table-cell>
          <table:table-cell table:formula="of:=[.C5]*[.$L$3]+[.$M$3]" office:value-type="float" office:value="4.2425820811338" calcext:value-type="float">
            <text:p>4.24258</text:p>
          </table:table-cell>
          <table:table-cell table:formula="of:=[.H5]-[.G5]" office:value-type="float" office:value="0.542582081133804" calcext:value-type="float">
            <text:p>0.54258</text:p>
          </table:table-cell>
          <table:table-cell table:formula="of:=SQRT( ([.C5]*[.$L$4])^2+ ([.$M$4])^2 )" office:value-type="float" office:value="0.447608898198049" calcext:value-type="float">
            <text:p>0.44761</text:p>
          </table:table-cell>
          <table:table-cell/>
          <table:table-cell office:value-type="float" office:value="0.9885429461752" calcext:value-type="float">
            <text:p>0.9885429461752</text:p>
          </table:table-cell>
          <table:table-cell office:value-type="float" office:value="0.731820032302579" calcext:value-type="float">
            <text:p>0.73182003230257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25" calcext:value-type="float">
            <text:p>-1.025</text:p>
          </table:table-cell>
          <table:table-cell office:value-type="float" office:value="-0.00038" calcext:value-type="float">
            <text:p>-0.00038</text:p>
          </table:table-cell>
          <table:table-cell office:value-type="float" office:value="7.3" calcext:value-type="float">
            <text:p>7.3</text:p>
          </table:table-cell>
          <table:table-cell table:formula="of:=[.C6]*[.$L$3]+[.$M$3]" office:value-type="float" office:value="6.39174568871494" calcext:value-type="float">
            <text:p>6.39175</text:p>
          </table:table-cell>
          <table:table-cell table:formula="of:=[.H6]-[.G6]" office:value-type="float" office:value="-0.908254311285065" calcext:value-type="float">
            <text:p>-0.90825</text:p>
          </table:table-cell>
          <table:table-cell table:formula="of:=SQRT( ([.C6]*[.$L$4])^2+ ([.$M$4])^2 )" office:value-type="float" office:value="0.478646617327773" calcext:value-type="float">
            <text:p>0.47865</text:p>
          </table:table-cell>
          <table:table-cell/>
          <table:table-cell office:value-type="float" office:value="776.542263973546" calcext:value-type="float">
            <text:p>776.54226397354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32" calcext:value-type="float">
            <text:p>-1.032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9.2" calcext:value-type="float">
            <text:p>9.2</text:p>
          </table:table-cell>
          <table:table-cell table:formula="of:=[.C7]*[.$L$3]+[.$M$3]" office:value-type="float" office:value="8.06331738350026" calcext:value-type="float">
            <text:p>8.06332</text:p>
          </table:table-cell>
          <table:table-cell table:formula="of:=[.H7]-[.G7]" office:value-type="float" office:value="-1.13668261649974" calcext:value-type="float">
            <text:p>-1.13668</text:p>
          </table:table-cell>
          <table:table-cell table:formula="of:=SQRT( ([.C7]*[.$L$4])^2+ ([.$M$4])^2 )" office:value-type="float" office:value="0.509595189865172" calcext:value-type="float">
            <text:p>0.50960</text:p>
          </table:table-cell>
          <table:table-cell/>
          <table:table-cell office:value-type="float" office:value="415.885409508341" calcext:value-type="float">
            <text:p>415.885409508341</text:p>
          </table:table-cell>
          <table:table-cell office:value-type="float" office:value="4.82004503711413" calcext:value-type="float">
            <text:p>4.8200450371141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37" calcext:value-type="float">
            <text:p>-1.037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10.7" calcext:value-type="float">
            <text:p>10.7</text:p>
          </table:table-cell>
          <table:table-cell table:formula="of:=[.C8]*[.$L$3]+[.$M$3]" office:value-type="float" office:value="10.3318789692803" calcext:value-type="float">
            <text:p>10.33188</text:p>
          </table:table-cell>
          <table:table-cell table:formula="of:=[.H8]-[.G8]" office:value-type="float" office:value="-0.368121030719657" calcext:value-type="float">
            <text:p>-0.36812</text:p>
          </table:table-cell>
          <table:table-cell table:formula="of:=SQRT( ([.C8]*[.$L$4])^2+ ([.$M$4])^2 )" office:value-type="float" office:value="0.559200846459128" calcext:value-type="float">
            <text:p>0.5592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39" calcext:value-type="float">
            <text:p>-1.039</text:p>
          </table:table-cell>
          <table:table-cell office:value-type="float" office:value="-0.00058" calcext:value-type="float">
            <text:p>-0.00058</text:p>
          </table:table-cell>
          <table:table-cell office:value-type="float" office:value="11.2" calcext:value-type="float">
            <text:p>11.2</text:p>
          </table:table-cell>
          <table:table-cell table:formula="of:=[.C9]*[.$L$3]+[.$M$3]" office:value-type="float" office:value="12.1825476313641" calcext:value-type="float">
            <text:p>12.18255</text:p>
          </table:table-cell>
          <table:table-cell table:formula="of:=[.H9]-[.G9]" office:value-type="float" office:value="0.982547631364096" calcext:value-type="float">
            <text:p>0.98255</text:p>
          </table:table-cell>
          <table:table-cell table:formula="of:=SQRT( ([.C9]*[.$L$4])^2+ ([.$M$4])^2 )" office:value-type="float" office:value="0.604792857706109" calcext:value-type="float">
            <text:p>0.60479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46" calcext:value-type="float">
            <text:p>-1.046</text:p>
          </table:table-cell>
          <table:table-cell office:value-type="float" office:value="-0.00069" calcext:value-type="float">
            <text:p>-0.00069</text:p>
          </table:table-cell>
          <table:table-cell office:value-type="float" office:value="13.3" calcext:value-type="float">
            <text:p>13.3</text:p>
          </table:table-cell>
          <table:table-cell table:formula="of:=[.C10]*[.$L$3]+[.$M$3]" office:value-type="float" office:value="14.2123132607463" calcext:value-type="float">
            <text:p>14.21231</text:p>
          </table:table-cell>
          <table:table-cell table:formula="of:=[.H10]-[.G10]" office:value-type="float" office:value="0.912313260746272" calcext:value-type="float">
            <text:p>0.91231</text:p>
          </table:table-cell>
          <table:table-cell table:formula="of:=SQRT( ([.C10]*[.$L$4])^2+ ([.$M$4])^2 )" office:value-type="float" office:value="0.658879186801973" calcext:value-type="float">
            <text:p>0.65888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58" calcext:value-type="float">
            <text:p>-1.058</text:p>
          </table:table-cell>
          <table:table-cell office:value-type="float" office:value="-0.00086" calcext:value-type="float">
            <text:p>-0.00086</text:p>
          </table:table-cell>
          <table:table-cell office:value-type="float" office:value="16.6" calcext:value-type="float">
            <text:p>16.6</text:p>
          </table:table-cell>
          <table:table-cell table:formula="of:=[.C11]*[.$L$3]+[.$M$3]" office:value-type="float" office:value="16.06298192283" calcext:value-type="float">
            <text:p>16.06298</text:p>
          </table:table-cell>
          <table:table-cell table:formula="of:=[.H11]-[.G11]" office:value-type="float" office:value="-0.537018077169975" calcext:value-type="float">
            <text:p>-0.53702</text:p>
          </table:table-cell>
          <table:table-cell table:formula="of:=SQRT( ([.C11]*[.$L$4])^2+ ([.$M$4])^2 )" office:value-type="float" office:value="0.711116326748414" calcext:value-type="float">
            <text:p>0.71112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62" calcext:value-type="float">
            <text:p>-1.062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18" calcext:value-type="float">
            <text:p>18.0</text:p>
          </table:table-cell>
          <table:table-cell table:formula="of:=[.C12]*[.$L$3]+[.$M$3]" office:value-type="float" office:value="17.8539515958143" calcext:value-type="float">
            <text:p>17.85395</text:p>
          </table:table-cell>
          <table:table-cell table:formula="of:=[.H12]-[.G12]" office:value-type="float" office:value="-0.146048404185699" calcext:value-type="float">
            <text:p>-0.14605</text:p>
          </table:table-cell>
          <table:table-cell table:formula="of:=SQRT( ([.C12]*[.$L$4])^2+ ([.$M$4])^2 )" office:value-type="float" office:value="0.763767892014916" calcext:value-type="float">
            <text:p>0.7637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328" calcext:value-type="float">
            <text:p>0.328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.068" calcext:value-type="float">
            <text:p>-1.068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19.6" calcext:value-type="float">
            <text:p>19.6</text:p>
          </table:table-cell>
          <table:table-cell table:formula="of:=[.C13]*[.$L$3]+[.$M$3]" office:value-type="float" office:value="19.704620257898" calcext:value-type="float">
            <text:p>19.70462</text:p>
          </table:table-cell>
          <table:table-cell table:formula="of:=[.H13]-[.G13]" office:value-type="float" office:value="0.104620257898048" calcext:value-type="float">
            <text:p>0.10462</text:p>
          </table:table-cell>
          <table:table-cell table:formula="of:=SQRT( ([.C13]*[.$L$4])^2+ ([.$M$4])^2 )" office:value-type="float" office:value="0.819916866779025" calcext:value-type="float">
            <text:p>0.819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999" calcext:value-type="float">
            <text:p>-0.999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formula="of:=[.C15]*[.$L$15]+[.$M$15]" office:value-type="float" office:value="-1.01853611071293" calcext:value-type="float">
            <text:p>-1.01854</text:p>
          </table:table-cell>
          <table:table-cell table:formula="of:=[.H15]-[.G15]" office:value-type="float" office:value="-1.01853611071293" calcext:value-type="float">
            <text:p>-1.01854</text:p>
          </table:table-cell>
          <table:table-cell table:formula="of:=SQRT( ([.C15]*[.$L$16])^2+ ([.$M$16])^2 )" office:value-type="float" office:value="0.496663029538585" calcext:value-type="float">
            <text:p>0.49666</text:p>
          </table:table-cell>
          <table:table-cell/>
          <table:table-cell table:number-matrix-columns-spanned="2" table:number-matrix-rows-spanned="5" table:formula="of:=LINEST([.G15:.G25];[.C15:.C25];1;1)" office:value-type="float" office:value="-65.8206399461518" calcext:value-type="float">
            <text:p>-65.8206399461518</text:p>
          </table:table-cell>
          <table:table-cell office:value-type="float" office:value="-0.821074190874473" calcext:value-type="float">
            <text:p>-0.82107419087447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3.7" calcext:value-type="float">
            <text:p>-3.7</text:p>
          </table:table-cell>
          <table:table-cell table:formula="of:=[.C16]*[.$L$15]+[.$M$15]" office:value-type="float" office:value="-3.38807914877439" calcext:value-type="float">
            <text:p>-3.38808</text:p>
          </table:table-cell>
          <table:table-cell table:formula="of:=[.H16]-[.G16]" office:value-type="float" office:value="0.311920851225608" calcext:value-type="float">
            <text:p>0.31192</text:p>
          </table:table-cell>
          <table:table-cell table:formula="of:=SQRT( ([.C16]*[.$L$16])^2+ ([.$M$16])^2 )" office:value-type="float" office:value="0.50622278897403" calcext:value-type="float">
            <text:p>0.50622</text:p>
          </table:table-cell>
          <table:table-cell/>
          <table:table-cell office:value-type="float" office:value="2.51810207753452" calcext:value-type="float">
            <text:p>2.51810207753452</text:p>
          </table:table-cell>
          <table:table-cell office:value-type="float" office:value="0.496605575248395" calcext:value-type="float">
            <text:p>0.49660557524839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83" calcext:value-type="float">
            <text:p>-0.98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4.4" calcext:value-type="float">
            <text:p>-4.4</text:p>
          </table:table-cell>
          <table:table-cell table:formula="of:=[.C17]*[.$L$15]+[.$M$15]" office:value-type="float" office:value="-5.36269834715895" calcext:value-type="float">
            <text:p>-5.36270</text:p>
          </table:table-cell>
          <table:table-cell table:formula="of:=[.H17]-[.G17]" office:value-type="float" office:value="-0.962698347158947" calcext:value-type="float">
            <text:p>-0.96270</text:p>
          </table:table-cell>
          <table:table-cell table:formula="of:=SQRT( ([.C17]*[.$L$16])^2+ ([.$M$16])^2 )" office:value-type="float" office:value="0.526123395633371" calcext:value-type="float">
            <text:p>0.52612</text:p>
          </table:table-cell>
          <table:table-cell/>
          <table:table-cell office:value-type="float" office:value="0.986998854463993" calcext:value-type="float">
            <text:p>0.986998854463993</text:p>
          </table:table-cell>
          <table:table-cell office:value-type="float" office:value="0.860187636880258" calcext:value-type="float">
            <text:p>0.86018763688025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64" calcext:value-type="float">
            <text:p>-0.964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9.5" calcext:value-type="float">
            <text:p>-9.5</text:p>
          </table:table-cell>
          <table:table-cell table:formula="of:=[.C18]*[.$L$15]+[.$M$15]" office:value-type="float" office:value="-7.73224138522041" calcext:value-type="float">
            <text:p>-7.73224</text:p>
          </table:table-cell>
          <table:table-cell table:formula="of:=[.H18]-[.G18]" office:value-type="float" office:value="1.76775861477959" calcext:value-type="float">
            <text:p>1.76776</text:p>
          </table:table-cell>
          <table:table-cell table:formula="of:=SQRT( ([.C18]*[.$L$16])^2+ ([.$M$16])^2 )" office:value-type="float" office:value="0.56260540089954" calcext:value-type="float">
            <text:p>0.56261</text:p>
          </table:table-cell>
          <table:table-cell/>
          <table:table-cell office:value-type="float" office:value="683.246692806758" calcext:value-type="float">
            <text:p>683.24669280675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61" calcext:value-type="float">
            <text:p>-0.961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-10.3" calcext:value-type="float">
            <text:p>-10.3</text:p>
          </table:table-cell>
          <table:table-cell table:formula="of:=[.C19]*[.$L$15]+[.$M$15]" office:value-type="float" office:value="-9.57521930371266" calcext:value-type="float">
            <text:p>-9.57522</text:p>
          </table:table-cell>
          <table:table-cell table:formula="of:=[.H19]-[.G19]" office:value-type="float" office:value="0.72478069628734" calcext:value-type="float">
            <text:p>0.72478</text:p>
          </table:table-cell>
          <table:table-cell table:formula="of:=SQRT( ([.C19]*[.$L$16])^2+ ([.$M$16])^2 )" office:value-type="float" office:value="0.598982622485017" calcext:value-type="float">
            <text:p>0.59898</text:p>
          </table:table-cell>
          <table:table-cell/>
          <table:table-cell office:value-type="float" office:value="505.549785973316" calcext:value-type="float">
            <text:p>505.549785973316</text:p>
          </table:table-cell>
          <table:table-cell office:value-type="float" office:value="6.65930493577479" calcext:value-type="float">
            <text:p>6.65930493577479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55" calcext:value-type="float">
            <text:p>-0.95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-11.7" calcext:value-type="float">
            <text:p>-11.7</text:p>
          </table:table-cell>
          <table:table-cell table:formula="of:=[.C20]*[.$L$15]+[.$M$15]" office:value-type="float" office:value="-12.0764036216664" calcext:value-type="float">
            <text:p>-12.07640</text:p>
          </table:table-cell>
          <table:table-cell table:formula="of:=[.H20]-[.G20]" office:value-type="float" office:value="-0.37640362166643" calcext:value-type="float">
            <text:p>-0.37640</text:p>
          </table:table-cell>
          <table:table-cell table:formula="of:=SQRT( ([.C20]*[.$L$16])^2+ ([.$M$16])^2 )" office:value-type="float" office:value="0.657289543091156" calcext:value-type="float">
            <text:p>0.65729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45" calcext:value-type="float">
            <text:p>-0.9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14.4" calcext:value-type="float">
            <text:p>-14.4</text:p>
          </table:table-cell>
          <table:table-cell table:formula="of:=[.C21]*[.$L$15]+[.$M$15]" office:value-type="float" office:value="-14.1168434599971" calcext:value-type="float">
            <text:p>-14.11684</text:p>
          </table:table-cell>
          <table:table-cell table:formula="of:=[.H21]-[.G21]" office:value-type="float" office:value="0.283156540002865" calcext:value-type="float">
            <text:p>0.28316</text:p>
          </table:table-cell>
          <table:table-cell table:formula="of:=SQRT( ([.C21]*[.$L$16])^2+ ([.$M$16])^2 )" office:value-type="float" office:value="0.710878790015383" calcext:value-type="float">
            <text:p>0.71088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37" calcext:value-type="float">
            <text:p>-0.93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-16.4" calcext:value-type="float">
            <text:p>-16.4</text:p>
          </table:table-cell>
          <table:table-cell table:formula="of:=[.C22]*[.$L$15]+[.$M$15]" office:value-type="float" office:value="-16.3547452181663" calcext:value-type="float">
            <text:p>-16.35475</text:p>
          </table:table-cell>
          <table:table-cell table:formula="of:=[.H22]-[.G22]" office:value-type="float" office:value="0.0452547818337052" calcext:value-type="float">
            <text:p>0.04525</text:p>
          </table:table-cell>
          <table:table-cell table:formula="of:=SQRT( ([.C22]*[.$L$16])^2+ ([.$M$16])^2 )" office:value-type="float" office:value="0.774452332087081" calcext:value-type="float">
            <text:p>0.77445</text:p>
          </table:table-cell>
          <table:table-cell/>
          <table:table-cell table:formula="of:=([.L3]/[.L4]-[.L15]/[.L16]) * [.M22]" office:value-type="float" office:value="62.5130124280563" calcext:value-type="float">
            <text:p>62.5130124280563</text:p>
          </table:table-cell>
          <table:table-cell table:formula="of:=1 / (1/[.L4]+1/[.L16])" office:value-type="float" office:value="1.15753056935234" calcext:value-type="float">
            <text:p>1.1575305693523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32" calcext:value-type="float">
            <text:p>-0.932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-17.8" calcext:value-type="float">
            <text:p>-17.8</text:p>
          </table:table-cell>
          <table:table-cell table:formula="of:=[.C23]*[.$L$15]+[.$M$15]" office:value-type="float" office:value="-18.395185056497" calcext:value-type="float">
            <text:p>-18.39519</text:p>
          </table:table-cell>
          <table:table-cell table:formula="of:=[.H23]-[.G23]" office:value-type="float" office:value="-0.595185056497002" calcext:value-type="float">
            <text:p>-0.59519</text:p>
          </table:table-cell>
          <table:table-cell table:formula="of:=SQRT( ([.C23]*[.$L$16])^2+ ([.$M$16])^2 )" office:value-type="float" office:value="0.835852321134298" calcext:value-type="float">
            <text:p>0.8358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92" calcext:value-type="float">
            <text:p>-0.92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-20.7" calcext:value-type="float">
            <text:p>-20.7</text:p>
          </table:table-cell>
          <table:table-cell table:formula="of:=[.C24]*[.$L$15]+[.$M$15]" office:value-type="float" office:value="-20.3698042548816" calcext:value-type="float">
            <text:p>-20.36980</text:p>
          </table:table-cell>
          <table:table-cell table:formula="of:=[.H24]-[.G24]" office:value-type="float" office:value="0.330195745118445" calcext:value-type="float">
            <text:p>0.33020</text:p>
          </table:table-cell>
          <table:table-cell table:formula="of:=SQRT( ([.C24]*[.$L$16])^2+ ([.$M$16])^2 )" office:value-type="float" office:value="0.897739429310524" calcext:value-type="float">
            <text:p>0.8977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4" office:value-type="float" office:value="0.328" calcext:value-type="float">
            <text:p>0.328</text:p>
          </table:table-cell>
          <table:table-cell table:style-name="ce10" office:value-type="float" office:value="-0.999" calcext:value-type="float">
            <text:p>-0.999</text:p>
          </table:table-cell>
          <table:table-cell table:style-name="ce10" office:value-type="float" office:value="-0.914" calcext:value-type="float">
            <text:p>-0.914</text:p>
          </table:table-cell>
          <table:table-cell table:style-name="ce12" office:value-type="float" office:value="0.00114" calcext:value-type="float">
            <text:p>0.00114</text:p>
          </table:table-cell>
          <table:table-cell table:style-name="ce16" office:value-type="float" office:value="-21.9" calcext:value-type="float">
            <text:p>-21.9</text:p>
          </table:table-cell>
          <table:table-cell table:style-name="ce12" table:formula="of:=[.C25]*[.$L$15]+[.$M$15]" office:value-type="float" office:value="-22.4102440932123" calcext:value-type="float">
            <text:p>-22.41024</text:p>
          </table:table-cell>
          <table:table-cell table:style-name="ce12" table:formula="of:=[.H25]-[.G25]" office:value-type="float" office:value="-0.510244093212261" calcext:value-type="float">
            <text:p>-0.51024</text:p>
          </table:table-cell>
          <table:table-cell table:style-name="ce12" table:formula="of:=SQRT( ([.C25]*[.$L$16])^2+ ([.$M$16])^2 )" office:value-type="float" office:value="0.963737423057187" calcext:value-type="float">
            <text:p>0.96374</text:p>
          </table:table-cell>
          <table:table-cell table:number-columns-repeated="4"/>
        </table:table-row>
      </table:table>
      <table:table table:name="Longitudinal Magneton Avg Method" table:style-name="ta1">
        <table:shapes>
          <draw:frame draw:z-index="0" draw:style-name="gr1" draw:text-style-name="P1" svg:width="16.001cm" svg:height="5.285cm" svg:x="35.631cm" svg:y="0.803cm">
            <draw:object draw:notify-on-update-of-ranges="'Longitudinal Magneton Avg Method'.C3:'Longitudinal Magneton Avg Method'.C13 'Longitudinal Magneton Avg Method'.I3:'Longitudinal Magneton Avg Method'.I13 'Longitudinal Magneton Avg Method'.J3:'Longitudinal Magneton Avg Method'.J13 'Longitudinal Magneton Avg Method'.J3:'Longitudinal Magneton Avg Method'.J13 'Transverse Magneton 2'.Z11:'Transverse Magneton 2'.Z12 'Transverse Magneton 2'.Y11:'Transverse Magneton 2'.Y1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5cm" svg:height="8.992cm" svg:x="35.665cm" svg:y="6.069cm">
            <draw:object draw:notify-on-update-of-ranges="'Transverse Magneton 2'.B30:'Transverse Magneton 2'.B38 'Longitudinal Magneton Avg Method'.C3:'Longitudinal Magneton Avg Method'.C13 'Longitudinal Magneton Avg Method'.G3:'Longitudinal Magneton Avg Method'.G13 'Longitudinal Magneton Avg Method'.C15:'Longitudinal Magneton Avg Method'.C25 'Longitudinal Magneton Avg Method'.H15:'Longitudinal Magneton Avg Method'.H25 'Longitudinal Magneton Avg Method'.C3:'Longitudinal Magneton Avg Method'.C13 'Longitudinal Magneton Avg Method'.H3:'Longitudinal Magneton Avg Method'.H13 'Longitudinal Magneton Avg Method'.C15:'Longitudinal Magneton Avg Method'.C25 'Longitudinal Magneton Avg Method'.G15:'Longitudinal Magneton Avg Method'.G2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52cm" svg:height="5.285cm" svg:x="35.661cm" svg:y="15.052cm">
            <draw:object draw:notify-on-update-of-ranges="'Transverse Magneton 2'.Z11:'Transverse Magneton 2'.Z12 'Transverse Magneton 2'.Y11:'Transverse Magneton 2'.Y12 'Longitudinal Magneton Avg Method'.C15:'Longitudinal Magneton Avg Method'.C25 'Longitudinal Magneton Avg Method'.I15:'Longitudinal Magneton Avg Method'.I25 'Longitudinal Magneton Avg Method'.J15:'Longitudinal Magneton Avg Method'.J25 'Longitudinal Magneton Avg Method'.J15:'Longitudinal Magneton Avg Method'.J2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7"/>
        <table:table-column table:style-name="co20" table:default-cell-style-name="ce11"/>
        <table:table-column table:style-name="co21" table:default-cell-style-name="ce15"/>
        <table:table-column table:style-name="co1" table:number-columns-repeated="2" table:default-cell-style-name="ce11"/>
        <table:table-column table:style-name="co22" table:default-cell-style-name="ce1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B (T)</text:p>
          </table:table-cell>
          <table:table-cell table:style-name="ce5" office:value-type="string" calcext:value-type="string">
            <text:p>Alpha 1</text:p>
          </table:table-cell>
          <table:table-cell table:style-name="ce5" office:value-type="string" calcext:value-type="string">
            <text:p>Alpha 2</text:p>
          </table:table-cell>
          <table:table-cell table:style-name="ce5" office:value-type="string" calcext:value-type="string">
            <text:p>Waveshift (%)</text:p>
          </table:table-cell>
          <table:table-cell table:style-name="ce5" office:value-type="string" calcext:value-type="string">
            <text:p>Delta E (micro Ev)</text:p>
          </table:table-cell>
          <table:table-cell table:style-name="ce5" office:value-type="string" calcext:value-type="string">
            <text:p>Y Pred </text:p>
          </table:table-cell>
          <table:table-cell table:style-name="ce5" office:value-type="string" calcext:value-type="string">
            <text:p>Residual</text:p>
          </table:table-cell>
          <table:table-cell table:style-name="ce5" office:value-type="string" calcext:value-type="string">
            <text:p>Residual Err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Left Component</text:p>
          </table:table-cell>
          <table:table-cell table:style-name="ce37" office:value-type="float" office:value="0.003" calcext:value-type="float">
            <text:p>0.003</text:p>
          </table:table-cell>
          <table:table-cell table:number-columns-repeated="2" office:value-type="float" office:value="-0.956" calcext:value-type="float">
            <text:p>-0.95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formula="of:=[.C3]*[.$L$3]+[.$M$3]" office:value-type="float" office:value="0.178134290219444" calcext:value-type="float">
            <text:p>0.17813</text:p>
          </table:table-cell>
          <table:table-cell table:formula="of:=[.H3]-[.G3]" office:value-type="float" office:value="0.178134290219444" calcext:value-type="float">
            <text:p>0.17813</text:p>
          </table:table-cell>
          <table:table-cell table:formula="of:=SQRT( ([.C3]*[.$L$4])^2+ ([.$M$4])^2 )" office:value-type="float" office:value="0.201351331275048" calcext:value-type="float">
            <text:p>0.20135</text:p>
          </table:table-cell>
          <table:table-cell/>
          <table:table-cell table:number-matrix-columns-spanned="2" table:number-matrix-rows-spanned="5" table:formula="of:=LINEST([.G3:.G13];[.C3:.C13];1;1)" office:value-type="float" office:value="60.2864737521112" calcext:value-type="float">
            <text:p>60.2864737521112</text:p>
          </table:table-cell>
          <table:table-cell office:value-type="float" office:value="-0.00272513103688965" calcext:value-type="float">
            <text:p>-0.00272513103688965</text:p>
          </table:table-cell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67" calcext:value-type="float">
            <text:p>-0.967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2.9" calcext:value-type="float">
            <text:p>2.9</text:p>
          </table:table-cell>
          <table:table-cell table:formula="of:=[.C4]*[.$L$3]+[.$M$3]" office:value-type="float" office:value="2.34844734529545" calcext:value-type="float">
            <text:p>2.34845</text:p>
          </table:table-cell>
          <table:table-cell table:formula="of:=[.H4]-[.G4]" office:value-type="float" office:value="-0.551552654704551" calcext:value-type="float">
            <text:p>-0.55155</text:p>
          </table:table-cell>
          <table:table-cell table:formula="of:=SQRT( ([.C4]*[.$L$4])^2+ ([.$M$4])^2 )" office:value-type="float" office:value="0.205226937419489" calcext:value-type="float">
            <text:p>0.20523</text:p>
          </table:table-cell>
          <table:table-cell/>
          <table:table-cell office:value-type="float" office:value="1.02085956764102" calcext:value-type="float">
            <text:p>1.02085956764102</text:p>
          </table:table-cell>
          <table:table-cell office:value-type="float" office:value="0.201328038826992" calcext:value-type="float">
            <text:p>0.201328038826992</text:p>
          </table:table-cell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72" calcext:value-type="float">
            <text:p>-0.972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4.2" calcext:value-type="float">
            <text:p>4.2</text:p>
          </table:table-cell>
          <table:table-cell table:formula="of:=[.C5]*[.$L$3]+[.$M$3]" office:value-type="float" office:value="4.15704155785879" calcext:value-type="float">
            <text:p>4.15704</text:p>
          </table:table-cell>
          <table:table-cell table:formula="of:=[.H5]-[.G5]" office:value-type="float" office:value="-0.0429584421412139" calcext:value-type="float">
            <text:p>-0.04296</text:p>
          </table:table-cell>
          <table:table-cell table:formula="of:=SQRT( ([.C5]*[.$L$4])^2+ ([.$M$4])^2 )" office:value-type="float" office:value="0.213294809207252" calcext:value-type="float">
            <text:p>0.21329</text:p>
          </table:table-cell>
          <table:table-cell/>
          <table:table-cell office:value-type="float" office:value="0.997425959242832" calcext:value-type="float">
            <text:p>0.997425959242832</text:p>
          </table:table-cell>
          <table:table-cell office:value-type="float" office:value="0.348727236639872" calcext:value-type="float">
            <text:p>0.348727236639872</text:p>
          </table:table-cell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78" calcext:value-type="float">
            <text:p>-0.978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5.7" calcext:value-type="float">
            <text:p>5.7</text:p>
          </table:table-cell>
          <table:table-cell table:formula="of:=[.C6]*[.$L$3]+[.$M$3]" office:value-type="float" office:value="6.32735461293479" calcext:value-type="float">
            <text:p>6.32735</text:p>
          </table:table-cell>
          <table:table-cell table:formula="of:=[.H6]-[.G6]" office:value-type="float" office:value="0.62735461293479" calcext:value-type="float">
            <text:p>0.62735</text:p>
          </table:table-cell>
          <table:table-cell table:formula="of:=SQRT( ([.C6]*[.$L$4])^2+ ([.$M$4])^2 )" office:value-type="float" office:value="0.228084918176608" calcext:value-type="float">
            <text:p>0.22808</text:p>
          </table:table-cell>
          <table:table-cell/>
          <table:table-cell office:value-type="float" office:value="3487.44813312918" calcext:value-type="float">
            <text:p>3487.448133129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85" calcext:value-type="float">
            <text:p>-0.985</text:p>
          </table:table-cell>
          <table:table-cell office:value-type="float" office:value="-0.00041" calcext:value-type="float">
            <text:p>-0.00041</text:p>
          </table:table-cell>
          <table:table-cell office:value-type="float" office:value="7.8" calcext:value-type="float">
            <text:p>7.8</text:p>
          </table:table-cell>
          <table:table-cell table:formula="of:=[.C7]*[.$L$3]+[.$M$3]" office:value-type="float" office:value="8.01537587799391" calcext:value-type="float">
            <text:p>8.01538</text:p>
          </table:table-cell>
          <table:table-cell table:formula="of:=[.H7]-[.G7]" office:value-type="float" office:value="0.215375877993906" calcext:value-type="float">
            <text:p>0.21538</text:p>
          </table:table-cell>
          <table:table-cell table:formula="of:=SQRT( ([.C7]*[.$L$4])^2+ ([.$M$4])^2 )" office:value-type="float" office:value="0.242832546968564" calcext:value-type="float">
            <text:p>0.24283</text:p>
          </table:table-cell>
          <table:table-cell/>
          <table:table-cell office:value-type="float" office:value="424.110958375284" calcext:value-type="float">
            <text:p>424.110958375284</text:p>
          </table:table-cell>
          <table:table-cell office:value-type="float" office:value="1.09449617017033" calcext:value-type="float">
            <text:p>1.09449617017033</text:p>
          </table:table-cell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996" calcext:value-type="float">
            <text:p>-0.996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10.7" calcext:value-type="float">
            <text:p>10.7</text:p>
          </table:table-cell>
          <table:table-cell table:formula="of:=[.C8]*[.$L$3]+[.$M$3]" office:value-type="float" office:value="10.3062618805741" calcext:value-type="float">
            <text:p>10.30626</text:p>
          </table:table-cell>
          <table:table-cell table:formula="of:=[.H8]-[.G8]" office:value-type="float" office:value="-0.393738119425866" calcext:value-type="float">
            <text:p>-0.39374</text:p>
          </table:table-cell>
          <table:table-cell table:formula="of:=SQRT( ([.C8]*[.$L$4])^2+ ([.$M$4])^2 )" office:value-type="float" office:value="0.266470658501653" calcext:value-type="float">
            <text:p>0.26647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01" calcext:value-type="float">
            <text:p>-1.001</text:p>
          </table:table-cell>
          <table:table-cell office:value-type="float" office:value="-0.00063" calcext:value-type="float">
            <text:p>-0.00063</text:p>
          </table:table-cell>
          <table:table-cell office:value-type="float" office:value="12.2" calcext:value-type="float">
            <text:p>12.2</text:p>
          </table:table-cell>
          <table:table-cell table:formula="of:=[.C9]*[.$L$3]+[.$M$3]" office:value-type="float" office:value="12.1751425668896" calcext:value-type="float">
            <text:p>12.17514</text:p>
          </table:table-cell>
          <table:table-cell table:formula="of:=[.H9]-[.G9]" office:value-type="float" office:value="-0.0248574331104177" calcext:value-type="float">
            <text:p>-0.02486</text:p>
          </table:table-cell>
          <table:table-cell table:formula="of:=SQRT( ([.C9]*[.$L$4])^2+ ([.$M$4])^2 )" office:value-type="float" office:value="0.288196185807852" calcext:value-type="float">
            <text:p>0.2882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09" calcext:value-type="float">
            <text:p>-1.00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14.4" calcext:value-type="float">
            <text:p>14.4</text:p>
          </table:table-cell>
          <table:table-cell table:formula="of:=[.C10]*[.$L$3]+[.$M$3]" office:value-type="float" office:value="14.2248826744614" calcext:value-type="float">
            <text:p>14.22488</text:p>
          </table:table-cell>
          <table:table-cell table:formula="of:=[.H10]-[.G10]" office:value-type="float" office:value="-0.175117325538638" calcext:value-type="float">
            <text:p>-0.17512</text:p>
          </table:table-cell>
          <table:table-cell table:formula="of:=SQRT( ([.C10]*[.$L$4])^2+ ([.$M$4])^2 )" office:value-type="float" office:value="0.313969429574152" calcext:value-type="float">
            <text:p>0.31397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15" calcext:value-type="float">
            <text:p>-1.015</text:p>
          </table:table-cell>
          <table:table-cell office:value-type="float" office:value="-0.00082" calcext:value-type="float">
            <text:p>-0.00082</text:p>
          </table:table-cell>
          <table:table-cell office:value-type="float" office:value="15.8" calcext:value-type="float">
            <text:p>15.8</text:p>
          </table:table-cell>
          <table:table-cell table:formula="of:=[.C11]*[.$L$3]+[.$M$3]" office:value-type="float" office:value="16.0937633607768" calcext:value-type="float">
            <text:p>16.09376</text:p>
          </table:table-cell>
          <table:table-cell table:formula="of:=[.H11]-[.G11]" office:value-type="float" office:value="0.293763360776811" calcext:value-type="float">
            <text:p>0.29376</text:p>
          </table:table-cell>
          <table:table-cell table:formula="of:=SQRT( ([.C11]*[.$L$4])^2+ ([.$M$4])^2 )" office:value-type="float" office:value="0.338861496830328" calcext:value-type="float">
            <text:p>0.3388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23" calcext:value-type="float">
            <text:p>-1.023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18.1" calcext:value-type="float">
            <text:p>18.1</text:p>
          </table:table-cell>
          <table:table-cell table:formula="of:=[.C12]*[.$L$3]+[.$M$3]" office:value-type="float" office:value="17.9023575733401" calcext:value-type="float">
            <text:p>17.90236</text:p>
          </table:table-cell>
          <table:table-cell table:formula="of:=[.H12]-[.G12]" office:value-type="float" office:value="-0.197642426659854" calcext:value-type="float">
            <text:p>-0.19764</text:p>
          </table:table-cell>
          <table:table-cell table:formula="of:=SQRT( ([.C12]*[.$L$4])^2+ ([.$M$4])^2 )" office:value-type="float" office:value="0.363951046240967" calcext:value-type="float">
            <text:p>0.3639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328" calcext:value-type="float">
            <text:p>0.328</text:p>
          </table:table-cell>
          <table:table-cell office:value-type="float" office:value="-0.956" calcext:value-type="float">
            <text:p>-0.956</text:p>
          </table:table-cell>
          <table:table-cell office:value-type="float" office:value="-1.028" calcext:value-type="float">
            <text:p>-1.028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19.7" calcext:value-type="float">
            <text:p>19.7</text:p>
          </table:table-cell>
          <table:table-cell table:formula="of:=[.C13]*[.$L$3]+[.$M$3]" office:value-type="float" office:value="19.7712382596556" calcext:value-type="float">
            <text:p>19.77124</text:p>
          </table:table-cell>
          <table:table-cell table:formula="of:=[.H13]-[.G13]" office:value-type="float" office:value="0.0712382596555976" calcext:value-type="float">
            <text:p>0.07124</text:p>
          </table:table-cell>
          <table:table-cell table:formula="of:=SQRT( ([.C13]*[.$L$4])^2+ ([.$M$4])^2 )" office:value-type="float" office:value="0.39070718292124" calcext:value-type="float">
            <text:p>0.390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Right Component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953" calcext:value-type="float">
            <text:p>-0.953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.0</text:p>
          </table:table-cell>
          <table:table-cell table:formula="of:=[.C15]*[.$L$15]+[.$M$15]" office:value-type="float" office:value="0.22195981950876" calcext:value-type="float">
            <text:p>0.22196</text:p>
          </table:table-cell>
          <table:table-cell table:formula="of:=[.H15]-[.G15]" office:value-type="float" office:value="0.22195981950876" calcext:value-type="float">
            <text:p>0.22196</text:p>
          </table:table-cell>
          <table:table-cell table:formula="of:=SQRT( ([.C15]*[.$L$16])^2+ ([.$M$16])^2 )" office:value-type="float" office:value="0.246798037189299" calcext:value-type="float">
            <text:p>0.24680</text:p>
          </table:table-cell>
          <table:table-cell/>
          <table:table-cell table:number-matrix-columns-spanned="2" table:number-matrix-rows-spanned="5" table:formula="of:=LINEST([.G15:.G25];[.C15:.C25];1;1)" office:value-type="float" office:value="-73.275485973911" calcext:value-type="float">
            <text:p>-73.275485973911</text:p>
          </table:table-cell>
          <table:table-cell office:value-type="float" office:value="0.441786277430493" calcext:value-type="float">
            <text:p>0.441786277430493</text:p>
          </table:table-cell>
        </table:table-row>
        <table:table-row table:style-name="ro1">
          <table:table-cell/>
          <table:covered-table-cell/>
          <table:table-cell office:value-type="float" office:value="0.039" calcext:value-type="float">
            <text:p>0.039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943" calcext:value-type="float">
            <text:p>-0.94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-2.7" calcext:value-type="float">
            <text:p>-2.7</text:p>
          </table:table-cell>
          <table:table-cell table:formula="of:=[.C16]*[.$L$15]+[.$M$15]" office:value-type="float" office:value="-2.41595767555204" calcext:value-type="float">
            <text:p>-2.41596</text:p>
          </table:table-cell>
          <table:table-cell table:formula="of:=[.H16]-[.G16]" office:value-type="float" office:value="0.284042324447963" calcext:value-type="float">
            <text:p>0.28404</text:p>
          </table:table-cell>
          <table:table-cell table:formula="of:=SQRT( ([.C16]*[.$L$16])^2+ ([.$M$16])^2 )" office:value-type="float" office:value="0.251548400563157" calcext:value-type="float">
            <text:p>0.25155</text:p>
          </table:table-cell>
          <table:table-cell/>
          <table:table-cell office:value-type="float" office:value="1.25127624408681" calcext:value-type="float">
            <text:p>1.25127624408681</text:p>
          </table:table-cell>
          <table:table-cell office:value-type="float" office:value="0.24676948743785" calcext:value-type="float">
            <text:p>0.24676948743785</text:p>
          </table:table-cell>
        </table:table-row>
        <table:table-row table:style-name="ro1">
          <table:table-cell/>
          <table:covered-table-cell/>
          <table:table-cell office:value-type="float" office:value="0.069" calcext:value-type="float">
            <text:p>0.069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935" calcext:value-type="float">
            <text:p>-0.935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-4.9" calcext:value-type="float">
            <text:p>-4.9</text:p>
          </table:table-cell>
          <table:table-cell table:formula="of:=[.C17]*[.$L$15]+[.$M$15]" office:value-type="float" office:value="-4.61422225476937" calcext:value-type="float">
            <text:p>-4.61422</text:p>
          </table:table-cell>
          <table:table-cell table:formula="of:=[.H17]-[.G17]" office:value-type="float" office:value="0.285777745230632" calcext:value-type="float">
            <text:p>0.28578</text:p>
          </table:table-cell>
          <table:table-cell table:formula="of:=SQRT( ([.C17]*[.$L$16])^2+ ([.$M$16])^2 )" office:value-type="float" office:value="0.261437259548623" calcext:value-type="float">
            <text:p>0.26144</text:p>
          </table:table-cell>
          <table:table-cell/>
          <table:table-cell office:value-type="float" office:value="0.997382460644638" calcext:value-type="float">
            <text:p>0.997382460644638</text:p>
          </table:table-cell>
          <table:table-cell office:value-type="float" office:value="0.42743793632833" calcext:value-type="float">
            <text:p>0.42743793632833</text:p>
          </table:table-cell>
        </table:table-row>
        <table:table-row table:style-name="ro1">
          <table:table-cell/>
          <table:covered-table-cell/>
          <table:table-cell office:value-type="float" office:value="0.105" calcext:value-type="float">
            <text:p>0.105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-6.2" calcext:value-type="float">
            <text:p>-6.2</text:p>
          </table:table-cell>
          <table:table-cell table:formula="of:=[.C18]*[.$L$15]+[.$M$15]" office:value-type="float" office:value="-7.25213974983017" calcext:value-type="float">
            <text:p>-7.25214</text:p>
          </table:table-cell>
          <table:table-cell table:formula="of:=[.H18]-[.G18]" office:value-type="float" office:value="-1.05213974983016" calcext:value-type="float">
            <text:p>-1.05214</text:p>
          </table:table-cell>
          <table:table-cell table:formula="of:=SQRT( ([.C18]*[.$L$16])^2+ ([.$M$16])^2 )" office:value-type="float" office:value="0.279565621751836" calcext:value-type="float">
            <text:p>0.27957</text:p>
          </table:table-cell>
          <table:table-cell/>
          <table:table-cell office:value-type="float" office:value="3429.3437183334" calcext:value-type="float">
            <text:p>3429.34371833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office:value-type="float" office:value="0.133" calcext:value-type="float">
            <text:p>0.133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918" calcext:value-type="float">
            <text:p>-0.91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-9.1" calcext:value-type="float">
            <text:p>-9.1</text:p>
          </table:table-cell>
          <table:table-cell table:formula="of:=[.C19]*[.$L$15]+[.$M$15]" office:value-type="float" office:value="-9.30385335709967" calcext:value-type="float">
            <text:p>-9.30385</text:p>
          </table:table-cell>
          <table:table-cell table:formula="of:=[.H19]-[.G19]" office:value-type="float" office:value="-0.203853357099675" calcext:value-type="float">
            <text:p>-0.20385</text:p>
          </table:table-cell>
          <table:table-cell table:formula="of:=SQRT( ([.C19]*[.$L$16])^2+ ([.$M$16])^2 )" office:value-type="float" office:value="0.297641915640746" calcext:value-type="float">
            <text:p>0.29764</text:p>
          </table:table-cell>
          <table:table-cell/>
          <table:table-cell office:value-type="float" office:value="626.55203493165" calcext:value-type="float">
            <text:p>626.55203493165</text:p>
          </table:table-cell>
          <table:table-cell office:value-type="float" office:value="1.64432870471359" calcext:value-type="float">
            <text:p>1.64432870471359</text:p>
          </table:table-cell>
        </table:table-row>
        <table:table-row table:style-name="ro1">
          <table:table-cell/>
          <table:covered-table-cell/>
          <table:table-cell office:value-type="float" office:value="0.171" calcext:value-type="float">
            <text:p>0.171</text:p>
          </table:table-cell>
          <table:table-cell office:value-type="float" office:value="-0.953" calcext:value-type="float">
            <text:p>-0.953</text:p>
          </table:table-cell>
          <table:table-cell office:value-type="float" office:value="-9.05" calcext:value-type="float">
            <text:p>-9.05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-12.3" calcext:value-type="float">
            <text:p>-12.3</text:p>
          </table:table-cell>
          <table:table-cell table:formula="of:=[.C20]*[.$L$15]+[.$M$15]" office:value-type="float" office:value="-12.0883218241083" calcext:value-type="float">
            <text:p>-12.08832</text:p>
          </table:table-cell>
          <table:table-cell table:formula="of:=[.H20]-[.G20]" office:value-type="float" office:value="0.211678175891707" calcext:value-type="float">
            <text:p>0.21168</text:p>
          </table:table-cell>
          <table:table-cell table:formula="of:=SQRT( ([.C20]*[.$L$16])^2+ ([.$M$16])^2 )" office:value-type="float" office:value="0.326615349748608" calcext:value-type="float">
            <text:p>0.3266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02" calcext:value-type="float">
            <text:p>0.202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897" calcext:value-type="float">
            <text:p>-0.897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-14.2" calcext:value-type="float">
            <text:p>-14.2</text:p>
          </table:table-cell>
          <table:table-cell table:formula="of:=[.C21]*[.$L$15]+[.$M$15]" office:value-type="float" office:value="-14.3598618892995" calcext:value-type="float">
            <text:p>-14.35986</text:p>
          </table:table-cell>
          <table:table-cell table:formula="of:=[.H21]-[.G21]" office:value-type="float" office:value="-0.159861889299537" calcext:value-type="float">
            <text:p>-0.15986</text:p>
          </table:table-cell>
          <table:table-cell table:formula="of:=SQRT( ([.C21]*[.$L$16])^2+ ([.$M$16])^2 )" office:value-type="float" office:value="0.353244513122494" calcext:value-type="float">
            <text:p>0.3532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36" calcext:value-type="float">
            <text:p>0.236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886" calcext:value-type="float">
            <text:p>-0.886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-16.9" calcext:value-type="float">
            <text:p>-16.9</text:p>
          </table:table-cell>
          <table:table-cell table:formula="of:=[.C22]*[.$L$15]+[.$M$15]" office:value-type="float" office:value="-16.8512284124125" calcext:value-type="float">
            <text:p>-16.85123</text:p>
          </table:table-cell>
          <table:table-cell table:formula="of:=[.H22]-[.G22]" office:value-type="float" office:value="0.0487715875874883" calcext:value-type="float">
            <text:p>0.04877</text:p>
          </table:table-cell>
          <table:table-cell table:formula="of:=SQRT( ([.C22]*[.$L$16])^2+ ([.$M$16])^2 )" office:value-type="float" office:value="0.384834996946189" calcext:value-type="float">
            <text:p>0.38483</text:p>
          </table:table-cell>
          <table:table-cell/>
          <table:table-cell table:formula="of:=([.L3]/[.L4]-[.L15]/[.L16])*[.M22]" office:value-type="float" office:value="66.1223737596672" calcext:value-type="float">
            <text:p>66.1223737596672</text:p>
          </table:table-cell>
          <table:table-cell table:formula="of:=1/(1/[.L4]+1/[.L16])" office:value-type="float" office:value="0.562192329765081" calcext:value-type="float">
            <text:p>0.562192329765081</text:p>
          </table:table-cell>
        </table:table-row>
        <table:table-row table:style-name="ro1">
          <table:table-cell/>
          <table:covered-table-cell/>
          <table:table-cell office:value-type="float" office:value="0.267" calcext:value-type="float">
            <text:p>0.267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876" calcext:value-type="float">
            <text:p>-0.876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-19.5" calcext:value-type="float">
            <text:p>-19.5</text:p>
          </table:table-cell>
          <table:table-cell table:formula="of:=[.C23]*[.$L$15]+[.$M$15]" office:value-type="float" office:value="-19.1227684776038" calcext:value-type="float">
            <text:p>-19.12277</text:p>
          </table:table-cell>
          <table:table-cell table:formula="of:=[.H23]-[.G23]" office:value-type="float" office:value="0.377231522396244" calcext:value-type="float">
            <text:p>0.37723</text:p>
          </table:table-cell>
          <table:table-cell table:formula="of:=SQRT( ([.C23]*[.$L$16])^2+ ([.$M$16])^2 )" office:value-type="float" office:value="0.415345415235981" calcext:value-type="float">
            <text:p>0.4153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0.297" calcext:value-type="float">
            <text:p>0.297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868" calcext:value-type="float">
            <text:p>-0.86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-21.5" calcext:value-type="float">
            <text:p>-21.5</text:p>
          </table:table-cell>
          <table:table-cell table:formula="of:=[.C24]*[.$L$15]+[.$M$15]" office:value-type="float" office:value="-21.3210330568211" calcext:value-type="float">
            <text:p>-21.32103</text:p>
          </table:table-cell>
          <table:table-cell table:formula="of:=[.H24]-[.G24]" office:value-type="float" office:value="0.178966943178921" calcext:value-type="float">
            <text:p>0.17897</text:p>
          </table:table-cell>
          <table:table-cell table:formula="of:=SQRT( ([.C24]*[.$L$16])^2+ ([.$M$16])^2 )" office:value-type="float" office:value="0.446097889080077" calcext:value-type="float">
            <text:p>0.44610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4" office:value-type="float" office:value="0.328" calcext:value-type="float">
            <text:p>0.328</text:p>
          </table:table-cell>
          <table:table-cell office:value-type="float" office:value="-0.953" calcext:value-type="float">
            <text:p>-0.953</text:p>
          </table:table-cell>
          <table:table-cell table:style-name="ce10" office:value-type="float" office:value="-0.86" calcext:value-type="float">
            <text:p>-0.86</text:p>
          </table:table-cell>
          <table:table-cell table:style-name="ce12" office:value-type="float" office:value="0.00121" calcext:value-type="float">
            <text:p>0.00121</text:p>
          </table:table-cell>
          <table:table-cell table:style-name="ce16" office:value-type="float" office:value="-23.4" calcext:value-type="float">
            <text:p>-23.4</text:p>
          </table:table-cell>
          <table:table-cell table:style-name="ce12" table:formula="of:=[.C25]*[.$L$15]+[.$M$15]" office:value-type="float" office:value="-23.5925731220123" calcext:value-type="float">
            <text:p>-23.59257</text:p>
          </table:table-cell>
          <table:table-cell table:style-name="ce12" table:formula="of:=[.H25]-[.G25]" office:value-type="float" office:value="-0.192573122012327" calcext:value-type="float">
            <text:p>-0.19257</text:p>
          </table:table-cell>
          <table:table-cell table:style-name="ce12" table:formula="of:=SQRT( ([.C25]*[.$L$16])^2+ ([.$M$16])^2 )" office:value-type="float" office:value="0.478893113097939" calcext:value-type="float">
            <text:p>0.478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4:47:49.806131613</meta:creation-date>
    <meta:generator>LibreOffice/7.3.7.2$Linux_X86_64 LibreOffice_project/30$Build-2</meta:generator>
    <dc:date>2025-11-19T19:49:29.097681848</dc:date>
    <meta:editing-duration>PT5H6M43S</meta:editing-duration>
    <meta:editing-cycles>22</meta:editing-cycles>
    <meta:document-statistic meta:table-count="7" meta:cell-count="1358" meta:object-count="1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96cm" xlink:href=".." xlink:type="simple" chart:class="chart:scatter" chart:style-name="ch1">
        <chart:plot-area chart:style-name="ch2" table:cell-range-address="'Magnetic Field'.B3:'Magnetic Field'.C13" svg:x="0.669cm" svg:y="0.176cm" svg:width="15cm" svg:height="8.309cm">
          <chart:coordinate-region svg:x="1.492cm" svg:y="0.378cm" svg:width="14.08cm" svg:height="7.454cm"/>
          <chart:axis chart:dimension="x" chart:name="primary-x" chart:style-name="ch3">
            <chart:title svg:x="7.339cm" svg:y="8.446cm" chart:style-name="ch4">
              <text:p>Current (A)</text:p>
            </chart:title>
          </chart:axis>
          <chart:axis chart:dimension="y" chart:name="primary-y" chart:style-name="ch5">
            <chart:title svg:x="0cm" svg:y="5.753cm" chart:style-name="ch6">
              <text:p>Magnetic Field (mT)</text:p>
            </chart:title>
          </chart:axis>
          <chart:series chart:style-name="ch7" chart:values-cell-range-address="'Magnetic Field'.C3:'Magnetic Field'.C13" chart:class="chart:scatter">
            <chart:domain table:cell-range-address="'Magnetic Field'.B3:'Magnetic Field'.B13"/>
            <chart:error-indicator chart:style-name="ch8" chart:dimension="x"/>
            <chart:error-indicator chart:style-name="ch9" chart:dimension="y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agnetic Field'.B3:'Magnetic Field'.B13</svg:desc>
                </draw:g>
              </table:table-cell>
              <table:table-cell office:value-type="float" office:value="5">
                <text:p>5</text:p>
                <draw:g>
                  <svg:desc>'Magnetic Field'.C3:'Magnetic Field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97">
                <text:p>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6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 chart:error-category="cell-range" chart:error-upper-range="'Transverse Magneton 1'.N32:'Transverse Magneton 1'.N38" chart:error-lower-range="'Transverse Magneton 1'.N32:'Transverse Magneton 1'.N38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Transverse Magneton 1'.N32:'Transverse Magneton 1'.N38" chart:error-lower-range="'Transverse Magneton 1'.N32:'Transverse Magneton 1'.N38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6cm" svg:height="4.367cm" xlink:href=".." xlink:type="simple" chart:class="chart:scatter" chart:style-name="ch1">
        <chart:plot-area chart:style-name="ch2" table:cell-range-address="'Transverse Magneton 1'.C32:'Transverse Magneton 1'.C38 'Transverse Magneton 1'.M40:'Transverse Magneton 1'.M46 'Transverse Magneton 1'.S6:'Transverse Magneton 1'.T6" svg:x="0.88cm" svg:y="0.095cm" svg:width="13.943cm" svg:height="3.902cm">
          <chart:coordinate-region svg:x="1.449cm" svg:y="0.749cm" svg:width="13.034cm" svg:height="3.046cm"/>
          <chart:axis chart:dimension="x" chart:name="primary-x" chart:style-name="ch3"/>
          <chart:axis chart:dimension="y" chart:name="primary-y" chart:style-name="ch4">
            <chart:title svg:x="0.025cm" svg:y="3.469cm" chart:style-name="ch5">
              <text:p>Residual (micro eV)</text:p>
            </chart:title>
          </chart:axis>
          <chart:series chart:style-name="ch6" chart:values-cell-range-address="'Transverse Magneton 1'.M40:'Transverse Magneton 1'.M46" chart:class="chart:scatter">
            <chart:domain table:cell-range-address="'Transverse Magneton 1'.C32:'Transverse Magneton 1'.C38"/>
            <chart:error-indicator chart:style-name="ch7" chart:dimension="y"/>
            <chart:data-point chart:repeated="7"/>
          </chart:series>
          <chart:series chart:style-name="ch8" chart:values-cell-range-address="'Transverse Magneton 1'.S6:'Transverse Magneton 1'.T6" chart:class="chart:scatter">
            <chart:domain table:cell-range-address="'Transverse Magneton 1'.S5:'Transverse Magneton 1'.T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Row 5</text:p>
              </table:table-cell>
              <table:table-cell office:value-type="string">
                <text:p>Row 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32:'Transverse Magneton 1'.C38</svg:desc>
                </draw:g>
              </table:table-cell>
              <table:table-cell office:value-type="float" office:value="0.650661203959112">
                <text:p>0.650661203959112</text:p>
                <draw:g>
                  <svg:desc>'Transverse Magneton 1'.M40:'Transverse Magneton 1'.M46</svg:desc>
                </draw:g>
              </table:table-cell>
              <table:table-cell office:value-type="float" office:value="1.66575736617271">
                <text:p>1.66575736617271</text:p>
                <draw:g>
                  <svg:desc>'Transverse Magneton 1'.N32:'Transverse Magneton 1'.N38</svg:desc>
                </draw:g>
              </table:table-cell>
              <table:table-cell office:value-type="float" office:value="1.66575736617271">
                <text:p>1.66575736617271</text:p>
                <draw:g>
                  <svg:desc>'Transverse Magneton 1'.N32:'Transverse Magneton 1'.N38</svg:desc>
                </draw:g>
              </table:table-cell>
              <table:table-cell office:value-type="float" office:value="0">
                <text:p>0</text:p>
                <draw:g>
                  <svg:desc>'Transverse Magneton 1'.S5:'Transverse Magneton 1'.T5</svg:desc>
                </draw:g>
              </table:table-cell>
              <table:table-cell office:value-type="float" office:value="0">
                <text:p>0</text:p>
                <draw:g>
                  <svg:desc>'Transverse Magneton 1'.S6:'Transverse Magneton 1'.T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">
                <text:p>0.156</text:p>
              </table:table-cell>
              <table:table-cell office:value-type="float" office:value="-0.154270191059549">
                <text:p>-0.154270191059549</text:p>
              </table:table-cell>
              <table:table-cell office:value-type="float" office:value="1.85025337160307">
                <text:p>1.85025337160307</text:p>
              </table:table-cell>
              <table:table-cell office:value-type="float" office:value="1.85025337160307">
                <text:p>1.85025337160307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">
                <text:p>0.182</text:p>
              </table:table-cell>
              <table:table-cell office:value-type="float" office:value="-0.539225265698525">
                <text:p>-0.539225265698525</text:p>
              </table:table-cell>
              <table:table-cell office:value-type="float" office:value="1.91257093221737">
                <text:p>1.91257093221737</text:p>
              </table:table-cell>
              <table:table-cell office:value-type="float" office:value="1.91257093221737">
                <text:p>1.9125709322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-1.24609996146357">
                <text:p>-1.24609996146357</text:p>
              </table:table-cell>
              <table:table-cell office:value-type="float" office:value="1.98766193390179">
                <text:p>1.98766193390179</text:p>
              </table:table-cell>
              <table:table-cell office:value-type="float" office:value="1.98766193390179">
                <text:p>1.9876619339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">
                <text:p>0.243</text:p>
              </table:table-cell>
              <table:table-cell office:value-type="float" office:value="-0.257773710043811">
                <text:p>-0.257773710043811</text:p>
              </table:table-cell>
              <table:table-cell office:value-type="float" office:value="2.08558956587246">
                <text:p>2.08558956587246</text:p>
              </table:table-cell>
              <table:table-cell office:value-type="float" office:value="2.08558956587246">
                <text:p>2.0855895658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">
                <text:p>0.27</text:p>
              </table:table-cell>
              <table:table-cell office:value-type="float" office:value="0.596311404754177">
                <text:p>0.596311404754177</text:p>
              </table:table-cell>
              <table:table-cell office:value-type="float" office:value="2.17238804052267">
                <text:p>2.17238804052267</text:p>
              </table:table-cell>
              <table:table-cell office:value-type="float" office:value="2.17238804052267">
                <text:p>2.1723880405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0.950396519552164">
                <text:p>0.950396519552164</text:p>
              </table:table-cell>
              <table:table-cell office:value-type="float" office:value="2.264455684119">
                <text:p>2.264455684119</text:p>
              </table:table-cell>
              <table:table-cell office:value-type="float" office:value="2.264455684119">
                <text:p>2.26445568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3cm" xlink:href=".." xlink:type="simple" chart:class="chart:scatter" chart:style-name="ch1">
        <chart:plot-area chart:style-name="ch2" table:cell-range-address="'Transverse Magneton 2'.B30:'Transverse Magneton 2'.C38 'Transverse Magneton 2'.G30:'Transverse Magneton 2'.H38 'Transverse Magneton 2'.G40:'Transverse Magneton 2'.H47" chart:data-source-has-labels="column" svg:x="0.316cm" svg:y="0.144cm" svg:width="15.357cm" svg:height="8.499cm">
          <chart:coordinate-region svg:x="1.371cm" svg:y="0.346cm" svg:width="13.962cm" svg:height="8.095cm"/>
          <chart:axis chart:dimension="x" chart:name="primary-x" chart:style-name="ch3" chartooo:axis-type="auto">
            <chart:title svg:x="6.698cm" svg:y="8.443cm" chart:style-name="ch4">
              <text:p>Magnetic Field (T)</text:p>
            </chart:title>
            <chart:categories table:cell-range-address="'Transverse Magneton 2'.B30:'Transverse Magneton 2'.B38"/>
          </chart:axis>
          <chart:axis chart:dimension="y" chart:name="primary-y" chart:style-name="ch5">
            <chart:title svg:x="0cm" svg:y="5.72cm" chart:style-name="ch6">
              <text:p>Delta E (micro Ev)</text:p>
            </chart:title>
          </chart:axis>
          <chart:series chart:style-name="ch7" chart:values-cell-range-address="'Transverse Magneton 2'.G30:'Transverse Magneton 2'.G38" chart:class="chart:scatter">
            <chart:domain table:cell-range-address="'Transverse Magneton 2'.C30:'Transverse Magneton 2'.C38"/>
            <chart:data-point chart:repeated="9"/>
          </chart:series>
          <chart:series chart:style-name="ch8" chart:values-cell-range-address="'Transverse Magneton 2'.H40:'Transverse Magneton 2'.H47" chart:class="chart:scatter">
            <chart:domain table:cell-range-address="'Transverse Magneton 2'.C40:'Transverse Magneton 2'.C47"/>
            <chart:data-point chart:repeated="8"/>
          </chart:series>
          <chart:series chart:style-name="ch9" chart:values-cell-range-address="'Transverse Magneton 2'.H30:'Transverse Magneton 2'.H38" chart:class="chart:scatter">
            <chart:data-point chart:repeated="9"/>
          </chart:series>
          <chart:series chart:style-name="ch10" chart:values-cell-range-address="'Transverse Magneton 2'.G40:'Transverse Magneton 2'.G47" chart:class="chart:scatter">
            <chart:domain table:cell-range-address="'Transverse Magneton 2'.C40:'Transverse Magneton 2'.C47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eft Component</text:p>
                <draw:g>
                  <svg:desc>'Transverse Magneton 2'.B30:'Transverse Magneton 2'.B38</svg:desc>
                </draw:g>
              </table:table-cell>
              <table:table-cell office:value-type="float" office:value="0.003">
                <text:p>0.003</text:p>
                <draw:g>
                  <svg:desc>'Transverse Magneton 2'.C30:'Transverse Magneton 2'.C38</svg:desc>
                </draw:g>
              </table:table-cell>
              <table:table-cell office:value-type="float" office:value="0">
                <text:p>0</text:p>
                <draw:g>
                  <svg:desc>'Transverse Magneton 2'.G30:'Transverse Magneton 2'.G38</svg:desc>
                </draw:g>
              </table:table-cell>
              <table:table-cell office:value-type="float" office:value="0.003">
                <text:p>0.003</text:p>
                <draw:g>
                  <svg:desc>'Transverse Magneton 2'.C40:'Transverse Magneton 2'.C47</svg:desc>
                </draw:g>
              </table:table-cell>
              <table:table-cell office:value-type="float" office:value="-0.878792486420393">
                <text:p>-0.878792486420393</text:p>
                <draw:g>
                  <svg:desc>'Transverse Magneton 2'.H40:'Transverse Magneton 2'.H47</svg:desc>
                </draw:g>
              </table:table-cell>
              <table:table-cell office:value-type="float" office:value="-2.19851320208073">
                <text:p>-2.19851320208073</text:p>
                <draw:g>
                  <svg:desc>'Transverse Magneton 2'.H30:'Transverse Magneton 2'.H38</svg:desc>
                </draw:g>
              </table:table-cell>
              <table:table-cell office:value-type="float" office:value="0.003">
                <text:p>0.003</text:p>
                <draw:g>
                  <svg:desc>'Transverse Magneton 2'.C40:'Transverse Magneton 2'.C47</svg:desc>
                </draw:g>
              </table:table-cell>
              <table:table-cell office:value-type="float" office:value="0">
                <text:p>0</text:p>
                <draw:g>
                  <svg:desc>'Transverse Magneton 2'.G40:'Transverse Magneton 2'.G4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5">
                <text:p>0.105</text:p>
              </table:table-cell>
              <table:table-cell office:value-type="float" office:value="3.7">
                <text:p>3.7</text:p>
              </table:table-cell>
              <table:table-cell office:value-type="float" office:value="0.133">
                <text:p>0.133</text:p>
              </table:table-cell>
              <table:table-cell office:value-type="float" office:value="-8.75049478903837">
                <text:p>-8.75049478903837</text:p>
              </table:table-cell>
              <table:table-cell office:value-type="float" office:value="4.14669678014091">
                <text:p>4.14669678014091</text:p>
              </table:table-cell>
              <table:table-cell office:value-type="float" office:value="0.133">
                <text:p>0.133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3">
                <text:p>0.133</text:p>
              </table:table-cell>
              <table:table-cell office:value-type="float" office:value="4.6">
                <text:p>4.6</text:p>
              </table:table-cell>
              <table:table-cell office:value-type="float" office:value="0.171">
                <text:p>0.171</text:p>
              </table:table-cell>
              <table:table-cell office:value-type="float" office:value="-11.0514539236498">
                <text:p>-11.0514539236498</text:p>
              </table:table-cell>
              <table:table-cell office:value-type="float" office:value="5.88851912820175">
                <text:p>5.88851912820175</text:p>
              </table:table-cell>
              <table:table-cell office:value-type="float" office:value="0.171">
                <text:p>0.171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1">
                <text:p>0.171</text:p>
              </table:table-cell>
              <table:table-cell office:value-type="float" office:value="7.1">
                <text:p>7.1</text:p>
              </table:table-cell>
              <table:table-cell office:value-type="float" office:value="0.202">
                <text:p>0.202</text:p>
              </table:table-cell>
              <table:table-cell office:value-type="float" office:value="-12.9285521650433">
                <text:p>-12.9285521650433</text:p>
              </table:table-cell>
              <table:table-cell office:value-type="float" office:value="8.25242088628432">
                <text:p>8.25242088628432</text:p>
              </table:table-cell>
              <table:table-cell office:value-type="float" office:value="0.202">
                <text:p>0.202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2">
                <text:p>0.202</text:p>
              </table:table-cell>
              <table:table-cell office:value-type="float" office:value="9.1">
                <text:p>9.1</text:p>
              </table:table-cell>
              <table:table-cell office:value-type="float" office:value="0.236">
                <text:p>0.236</text:p>
              </table:table-cell>
              <table:table-cell office:value-type="float" office:value="-14.9873050749588">
                <text:p>-14.9873050749588</text:p>
              </table:table-cell>
              <table:table-cell office:value-type="float" office:value="10.1808670573517">
                <text:p>10.1808670573517</text:p>
              </table:table-cell>
              <table:table-cell office:value-type="float" office:value="0.236">
                <text:p>0.236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6">
                <text:p>0.236</text:p>
              </table:table-cell>
              <table:table-cell office:value-type="float" office:value="11.4">
                <text:p>11.4</text:p>
              </table:table-cell>
              <table:table-cell office:value-type="float" office:value="0.267">
                <text:p>0.267</text:p>
              </table:table-cell>
              <table:table-cell office:value-type="float" office:value="-16.8644033163523">
                <text:p>-16.8644033163523</text:p>
              </table:table-cell>
              <table:table-cell office:value-type="float" office:value="12.2959370514256">
                <text:p>12.2959370514256</text:p>
              </table:table-cell>
              <table:table-cell office:value-type="float" office:value="0.267">
                <text:p>0.267</text:p>
              </table:table-cell>
              <table:table-cell office:value-type="float" office:value="-18.2">
                <text:p>-18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7">
                <text:p>0.267</text:p>
              </table:table-cell>
              <table:table-cell office:value-type="float" office:value="14.3">
                <text:p>14.3</text:p>
              </table:table-cell>
              <table:table-cell office:value-type="float" office:value="0.297">
                <text:p>0.297</text:p>
              </table:table-cell>
              <table:table-cell office:value-type="float" office:value="-18.6809500015718">
                <text:p>-18.6809500015718</text:p>
              </table:table-cell>
              <table:table-cell office:value-type="float" office:value="14.2243832224929">
                <text:p>14.2243832224929</text:p>
              </table:table-cell>
              <table:table-cell office:value-type="float" office:value="0.297">
                <text:p>0.29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7">
                <text:p>0.297</text:p>
              </table:table-cell>
              <table:table-cell office:value-type="float" office:value="17.1">
                <text:p>17.1</text:p>
              </table:table-cell>
              <table:table-cell office:value-type="float" office:value="0.328">
                <text:p>0.328</text:p>
              </table:table-cell>
              <table:table-cell office:value-type="float" office:value="-20.5580482429653">
                <text:p>-20.5580482429653</text:p>
              </table:table-cell>
              <table:table-cell office:value-type="float" office:value="16.0906214525581">
                <text:p>16.0906214525581</text:p>
              </table:table-cell>
              <table:table-cell office:value-type="float" office:value="0.328">
                <text:p>0.328</text:p>
              </table:table-cell>
              <table:table-cell office:value-type="float" office:value="-19.3">
                <text:p>-1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8">
                <text:p>0.328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190676236255">
                <text:p>18.019067623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.5" chart:maximum="3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Transverse Magneton 2'.J30:'Transverse Magneton 2'.J38" chart:error-lower-range="'Transverse Magneton 2'.J30:'Transverse Magneton 2'.J38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Transverse Magneton 2'.J30:'Transverse Magneton 2'.J38" chart:error-lower-range="'Transverse Magneton 2'.J30:'Transverse Magneton 2'.J38" loext:std-weight="1"/>
      <style:graphic-properties draw:stroke="solid" svg:stroke-width="0cm" svg:stroke-color="#ff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5.286cm" xlink:href=".." xlink:type="simple" chart:class="chart:scatter" chart:style-name="ch1">
        <chart:plot-area chart:style-name="ch2" table:cell-range-address="'Transverse Magneton 2'.C30:'Transverse Magneton 2'.C38 'Transverse Magneton 2'.I30:'Transverse Magneton 2'.I38 'Transverse Magneton 2'.Y11:'Transverse Magneton 2'.Y12" svg:x="0.556cm" svg:y="0.134cm" svg:width="15.156cm" svg:height="5.135cm">
          <chart:coordinate-region svg:x="1.421cm" svg:y="0.336cm" svg:width="13.951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Transverse Magneton 2'.I30:'Transverse Magneton 2'.I38" chart:class="chart:scatter">
            <chart:domain table:cell-range-address="'Transverse Magneton 2'.C30:'Transverse Magneton 2'.C38"/>
            <chart:error-indicator chart:style-name="ch7" chart:dimension="y"/>
            <chart:data-point chart:repeated="9"/>
          </chart:series>
          <chart:series chart:style-name="ch8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Transverse Magneton 2'.C30:'Transverse Magneton 2'.C38</svg:desc>
                </draw:g>
              </table:table-cell>
              <table:table-cell office:value-type="float" office:value="-2.19851320208073">
                <text:p>-2.19851320208073</text:p>
                <draw:g>
                  <svg:desc>'Transverse Magneton 2'.I30:'Transverse Magneton 2'.I38</svg:desc>
                </draw:g>
              </table:table-cell>
              <table:table-cell office:value-type="float" office:value="1.03543334477673">
                <text:p>1.03543334477673</text:p>
                <draw:g>
                  <svg:desc>'Transverse Magneton 2'.J30:'Transverse Magneton 2'.J38</svg:desc>
                </draw:g>
              </table:table-cell>
              <table:table-cell office:value-type="float" office:value="1.03543334477673">
                <text:p>1.03543334477673</text:p>
                <draw:g>
                  <svg:desc>'Transverse Magneton 2'.J30:'Transverse Magneton 2'.J38</svg:desc>
                </draw:g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0.44669678014091">
                <text:p>0.44669678014091</text:p>
              </table:table-cell>
              <table:table-cell office:value-type="float" office:value="1.15075093257987">
                <text:p>1.15075093257987</text:p>
              </table:table-cell>
              <table:table-cell office:value-type="float" office:value="1.15075093257987">
                <text:p>1.15075093257987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">
                <text:p>0.133</text:p>
              </table:table-cell>
              <table:table-cell office:value-type="float" office:value="1.28851912820175">
                <text:p>1.28851912820175</text:p>
              </table:table-cell>
              <table:table-cell office:value-type="float" office:value="1.21521025862492">
                <text:p>1.21521025862492</text:p>
              </table:table-cell>
              <table:table-cell office:value-type="float" office:value="1.21521025862492">
                <text:p>1.2152102586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1">
                <text:p>0.171</text:p>
              </table:table-cell>
              <table:table-cell office:value-type="float" office:value="1.15242088628432">
                <text:p>1.15242088628432</text:p>
              </table:table-cell>
              <table:table-cell office:value-type="float" office:value="1.31951053086583">
                <text:p>1.31951053086583</text:p>
              </table:table-cell>
              <table:table-cell office:value-type="float" office:value="1.31951053086583">
                <text:p>1.3195105308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2">
                <text:p>0.202</text:p>
              </table:table-cell>
              <table:table-cell office:value-type="float" office:value="1.08086705735168">
                <text:p>1.08086705735168</text:p>
              </table:table-cell>
              <table:table-cell office:value-type="float" office:value="1.41623862706659">
                <text:p>1.41623862706659</text:p>
              </table:table-cell>
              <table:table-cell office:value-type="float" office:value="1.41623862706659">
                <text:p>1.4162386270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6">
                <text:p>0.236</text:p>
              </table:table-cell>
              <table:table-cell office:value-type="float" office:value="0.895937051425561">
                <text:p>0.895937051425561</text:p>
              </table:table-cell>
              <table:table-cell office:value-type="float" office:value="1.53184239798382">
                <text:p>1.53184239798382</text:p>
              </table:table-cell>
              <table:table-cell office:value-type="float" office:value="1.53184239798382">
                <text:p>1.53184239798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7">
                <text:p>0.267</text:p>
              </table:table-cell>
              <table:table-cell office:value-type="float" office:value="-0.0756167775070775">
                <text:p>-0.0756167775070775</text:p>
              </table:table-cell>
              <table:table-cell office:value-type="float" office:value="1.64419982871082">
                <text:p>1.64419982871082</text:p>
              </table:table-cell>
              <table:table-cell office:value-type="float" office:value="1.64419982871082">
                <text:p>1.6441998287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7">
                <text:p>0.297</text:p>
              </table:table-cell>
              <table:table-cell office:value-type="float" office:value="-1.00937854744189">
                <text:p>-1.00937854744189</text:p>
              </table:table-cell>
              <table:table-cell office:value-type="float" office:value="1.75801420320988">
                <text:p>1.75801420320988</text:p>
              </table:table-cell>
              <table:table-cell office:value-type="float" office:value="1.75801420320988">
                <text:p>1.7580142032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8">
                <text:p>0.328</text:p>
              </table:table-cell>
              <table:table-cell office:value-type="float" office:value="-1.58093237637453">
                <text:p>-1.58093237637453</text:p>
              </table:table-cell>
              <table:table-cell office:value-type="float" office:value="1.87989851913769">
                <text:p>1.87989851913769</text:p>
              </table:table-cell>
              <table:table-cell office:value-type="float" office:value="1.87989851913769">
                <text:p>1.8798985191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.5" chart:maximum="3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Transverse Magneton 2'.J40:'Transverse Magneton 2'.J47" chart:error-lower-range="'Transverse Magneton 2'.J40:'Transverse Magneton 2'.J47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Transverse Magneton 2'.J40:'Transverse Magneton 2'.J47" chart:error-lower-range="'Transverse Magneton 2'.J40:'Transverse Magneton 2'.J47" loext:std-weight="1"/>
      <style:graphic-properties draw:stroke="solid" svg:stroke-width="0cm" svg:stroke-color="#004586" svg:stroke-opacity="100%" draw:stroke-linejoin="round"/>
    </style:style>
    <style:style style:name="ch8" style:family="chart">
      <style:chart-properties chart:solid-type="cuboid" chart:symbol-type="named-symbol" chart:symbol-name="circle" chart:symbol-width="0.25cm" chart:symbol-height="0.25cm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5.286cm" xlink:href=".." xlink:type="simple" chart:class="chart:scatter" chart:style-name="ch1">
        <chart:plot-area chart:style-name="ch2" table:cell-range-address="'Transverse Magneton 2'.C40:'Transverse Magneton 2'.C47 'Transverse Magneton 2'.I40:'Transverse Magneton 2'.I47 'Transverse Magneton 2'.Y11:'Transverse Magneton 2'.Y12" svg:x="0.556cm" svg:y="0.134cm" svg:width="15.156cm" svg:height="5.135cm">
          <chart:coordinate-region svg:x="1.421cm" svg:y="0.336cm" svg:width="13.951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Transverse Magneton 2'.I40:'Transverse Magneton 2'.I47" chart:class="chart:scatter">
            <chart:domain table:cell-range-address="'Transverse Magneton 2'.C40:'Transverse Magneton 2'.C47"/>
            <chart:error-indicator chart:style-name="ch7" chart:dimension="y"/>
            <chart:data-point/>
            <chart:data-point chart:style-name="ch8"/>
            <chart:data-point chart:repeated="6"/>
          </chart:series>
          <chart:series chart:style-name="ch9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Transverse Magneton 2'.C40:'Transverse Magneton 2'.C47</svg:desc>
                </draw:g>
              </table:table-cell>
              <table:table-cell office:value-type="float" office:value="-0.878792486420393">
                <text:p>-0.878792486420393</text:p>
                <draw:g>
                  <svg:desc>'Transverse Magneton 2'.I40:'Transverse Magneton 2'.I47</svg:desc>
                </draw:g>
              </table:table-cell>
              <table:table-cell office:value-type="float" office:value="0.843624398324018">
                <text:p>0.843624398324018</text:p>
                <draw:g>
                  <svg:desc>'Transverse Magneton 2'.J40:'Transverse Magneton 2'.J47</svg:desc>
                </draw:g>
              </table:table-cell>
              <table:table-cell office:value-type="float" office:value="0.843624398324018">
                <text:p>0.843624398324018</text:p>
                <draw:g>
                  <svg:desc>'Transverse Magneton 2'.J40:'Transverse Magneton 2'.J47</svg:desc>
                </draw:g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">
                <text:p>0.133</text:p>
              </table:table-cell>
              <table:table-cell office:value-type="float" office:value="-0.0504947890383676">
                <text:p>-0.0504947890383676</text:p>
              </table:table-cell>
              <table:table-cell office:value-type="float" office:value="0.978195996427009">
                <text:p>0.978195996427009</text:p>
              </table:table-cell>
              <table:table-cell office:value-type="float" office:value="0.978195996427009">
                <text:p>0.978195996427009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1">
                <text:p>0.171</text:p>
              </table:table-cell>
              <table:table-cell office:value-type="float" office:value="1.14854607635022">
                <text:p>1.14854607635022</text:p>
              </table:table-cell>
              <table:table-cell office:value-type="float" office:value="1.05690910185654">
                <text:p>1.05690910185654</text:p>
              </table:table-cell>
              <table:table-cell office:value-type="float" office:value="1.05690910185654">
                <text:p>1.0569091018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2">
                <text:p>0.202</text:p>
              </table:table-cell>
              <table:table-cell office:value-type="float" office:value="0.571447834956709">
                <text:p>0.571447834956709</text:p>
              </table:table-cell>
              <table:table-cell office:value-type="float" office:value="1.13022069823069">
                <text:p>1.13022069823069</text:p>
              </table:table-cell>
              <table:table-cell office:value-type="float" office:value="1.13022069823069">
                <text:p>1.1302206982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6">
                <text:p>0.236</text:p>
              </table:table-cell>
              <table:table-cell office:value-type="float" office:value="-0.187305074958759">
                <text:p>-0.187305074958759</text:p>
              </table:table-cell>
              <table:table-cell office:value-type="float" office:value="1.21815574932196">
                <text:p>1.21815574932196</text:p>
              </table:table-cell>
              <table:table-cell office:value-type="float" office:value="1.21815574932196">
                <text:p>1.2181557493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">
                <text:p>0.267</text:p>
              </table:table-cell>
              <table:table-cell office:value-type="float" office:value="1.33559668364772">
                <text:p>1.33559668364772</text:p>
              </table:table-cell>
              <table:table-cell office:value-type="float" office:value="1.30388982261995">
                <text:p>1.30388982261995</text:p>
              </table:table-cell>
              <table:table-cell office:value-type="float" office:value="1.30388982261995">
                <text:p>1.3038898226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-0.680950001571809">
                <text:p>-0.680950001571809</text:p>
              </table:table-cell>
              <table:table-cell office:value-type="float" office:value="1.39095477008442">
                <text:p>1.39095477008442</text:p>
              </table:table-cell>
              <table:table-cell office:value-type="float" office:value="1.39095477008442">
                <text:p>1.3909547700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8">
                <text:p>0.328</text:p>
              </table:table-cell>
              <table:table-cell office:value-type="float" office:value="-1.25804824296533">
                <text:p>-1.25804824296533</text:p>
              </table:table-cell>
              <table:table-cell office:value-type="float" office:value="1.48439371634735">
                <text:p>1.48439371634735</text:p>
              </table:table-cell>
              <table:table-cell office:value-type="float" office:value="1.48439371634735">
                <text:p>1.4843937163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3cm" xlink:href=".." xlink:type="simple" chart:class="chart:scatter" chart:style-name="ch1">
        <chart:plot-area chart:style-name="ch2" table:cell-range-address="'Transverse Magneton 2'.B30:'Transverse Magneton 2'.B38 'Longitudinal Magneton 2'.C3:'Longitudinal Magneton 2'.C13 'Longitudinal Magneton 2'.G3:'Longitudinal Magneton 2'.H13 'Longitudinal Magneton 2'.G15:'Longitudinal Magneton 2'.H25" chart:data-source-has-labels="column" svg:x="0.612cm" svg:y="0.144cm" svg:width="15.061cm" svg:height="8.499cm">
          <chart:coordinate-region svg:x="1.371cm" svg:y="0.346cm" svg:width="13.962cm" svg:height="8.095cm"/>
          <chart:axis chart:dimension="x" chart:name="primary-x" chart:style-name="ch3" chartooo:axis-type="auto">
            <chart:title svg:x="6.846cm" svg:y="8.443cm" chart:style-name="ch4">
              <text:p>Magnetic Field (T)</text:p>
            </chart:title>
            <chart:categories table:cell-range-address="'Transverse Magneton 2'.B30:'Transverse Magneton 2'.B38"/>
          </chart:axis>
          <chart:axis chart:dimension="y" chart:name="primary-y" chart:style-name="ch5">
            <chart:title svg:x="0cm" svg:y="5.72cm" chart:style-name="ch6">
              <text:p>Delta E (micro Ev)</text:p>
            </chart:title>
          </chart:axis>
          <chart:series chart:style-name="ch7" chart:values-cell-range-address="'Longitudinal Magneton 2'.G3:'Longitudinal Magneton 2'.G13" chart:class="chart:scatter">
            <chart:domain table:cell-range-address="'Longitudinal Magneton 2'.C3:'Longitudinal Magneton 2'.C13"/>
            <chart:data-point chart:repeated="11"/>
          </chart:series>
          <chart:series chart:style-name="ch8" chart:values-cell-range-address="'Longitudinal Magneton 2'.H15:'Longitudinal Magneton 2'.H25" chart:class="chart:scatter">
            <chart:domain table:cell-range-address="'Longitudinal Magneton 2'.C15:'Longitudinal Magneton 2'.C25"/>
            <chart:data-point chart:repeated="11"/>
          </chart:series>
          <chart:series chart:style-name="ch9" chart:values-cell-range-address="'Longitudinal Magneton 2'.H3:'Longitudinal Magneton 2'.H13" chart:class="chart:scatter">
            <chart:data-point chart:repeated="11"/>
          </chart:series>
          <chart:series chart:style-name="ch10" chart:values-cell-range-address="'Longitudinal Magneton 2'.G15:'Longitudinal Magneton 2'.G25" chart:class="chart:scatter">
            <chart:domain table:cell-range-address="'Longitudinal Magneton 2'.C15:'Longitudinal Magneton 2'.C25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eft Component</text:p>
                <draw:g>
                  <svg:desc>'Transverse Magneton 2'.B30:'Transverse Magneton 2'.B38</svg:desc>
                </draw:g>
              </table:table-cell>
              <table:table-cell office:value-type="float" office:value="0.003">
                <text:p>0.003</text:p>
                <draw:g>
                  <svg:desc>'Longitudinal Magneton 2'.C3:'Longitudinal Magneton 2'.C13</svg:desc>
                </draw:g>
              </table:table-cell>
              <table:table-cell office:value-type="float" office:value="0">
                <text:p>0</text:p>
                <draw:g>
                  <svg:desc>'Longitudinal Magneton 2'.G3:'Longitudinal Magneton 2'.G13</svg:desc>
                </draw:g>
              </table:table-cell>
              <table:table-cell office:value-type="float" office:value="0.003">
                <text:p>0.003</text:p>
                <draw:g>
                  <svg:desc>'Longitudinal Magneton 2'.C15:'Longitudinal Magneton 2'.C25</svg:desc>
                </draw:g>
              </table:table-cell>
              <table:table-cell office:value-type="float" office:value="-1.01853611071293">
                <text:p>-1.01853611071293</text:p>
                <draw:g>
                  <svg:desc>'Longitudinal Magneton 2'.H15:'Longitudinal Magneton 2'.H25</svg:desc>
                </draw:g>
              </table:table-cell>
              <table:table-cell office:value-type="float" office:value="0.302448800568397">
                <text:p>0.302448800568397</text:p>
                <draw:g>
                  <svg:desc>'Longitudinal Magneton 2'.H3:'Longitudinal Magneton 2'.H13</svg:desc>
                </draw:g>
              </table:table-cell>
              <table:table-cell office:value-type="float" office:value="0.003">
                <text:p>0.003</text:p>
                <draw:g>
                  <svg:desc>'Longitudinal Magneton 2'.C15:'Longitudinal Magneton 2'.C25</svg:desc>
                </draw:g>
              </table:table-cell>
              <table:table-cell office:value-type="float" office:value="0">
                <text:p>0</text:p>
                <draw:g>
                  <svg:desc>'Longitudinal Magneton 2'.G15:'Longitudinal Magneton 2'.G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">
                <text:p>0.039</text:p>
              </table:table-cell>
              <table:table-cell office:value-type="float" office:value="2.2">
                <text:p>2.2</text:p>
              </table:table-cell>
              <table:table-cell office:value-type="float" office:value="0.039">
                <text:p>0.039</text:p>
              </table:table-cell>
              <table:table-cell office:value-type="float" office:value="-3.38807914877439">
                <text:p>-3.38807914877439</text:p>
              </table:table-cell>
              <table:table-cell office:value-type="float" office:value="2.45161240814953">
                <text:p>2.45161240814953</text:p>
              </table:table-cell>
              <table:table-cell office:value-type="float" office:value="0.039">
                <text:p>0.039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9">
                <text:p>0.069</text:p>
              </table:table-cell>
              <table:table-cell office:value-type="float" office:value="3.7">
                <text:p>3.7</text:p>
              </table:table-cell>
              <table:table-cell office:value-type="float" office:value="0.069">
                <text:p>0.069</text:p>
              </table:table-cell>
              <table:table-cell office:value-type="float" office:value="-5.36269834715895">
                <text:p>-5.36269834715895</text:p>
              </table:table-cell>
              <table:table-cell office:value-type="float" office:value="4.2425820811338">
                <text:p>4.2425820811338</text:p>
              </table:table-cell>
              <table:table-cell office:value-type="float" office:value="0.069">
                <text:p>0.069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5">
                <text:p>0.105</text:p>
              </table:table-cell>
              <table:table-cell office:value-type="float" office:value="7.3">
                <text:p>7.3</text:p>
              </table:table-cell>
              <table:table-cell office:value-type="float" office:value="0.105">
                <text:p>0.105</text:p>
              </table:table-cell>
              <table:table-cell office:value-type="float" office:value="-7.73224138522041">
                <text:p>-7.73224138522041</text:p>
              </table:table-cell>
              <table:table-cell office:value-type="float" office:value="6.39174568871494">
                <text:p>6.39174568871494</text:p>
              </table:table-cell>
              <table:table-cell office:value-type="float" office:value="0.105">
                <text:p>0.105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3">
                <text:p>0.133</text:p>
              </table:table-cell>
              <table:table-cell office:value-type="float" office:value="9.2">
                <text:p>9.2</text:p>
              </table:table-cell>
              <table:table-cell office:value-type="float" office:value="0.133">
                <text:p>0.133</text:p>
              </table:table-cell>
              <table:table-cell office:value-type="float" office:value="-9.57521930371266">
                <text:p>-9.57521930371266</text:p>
              </table:table-cell>
              <table:table-cell office:value-type="float" office:value="8.06331738350026">
                <text:p>8.06331738350026</text:p>
              </table:table-cell>
              <table:table-cell office:value-type="float" office:value="0.133">
                <text:p>0.133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1">
                <text:p>0.171</text:p>
              </table:table-cell>
              <table:table-cell office:value-type="float" office:value="10.7">
                <text:p>10.7</text:p>
              </table:table-cell>
              <table:table-cell office:value-type="float" office:value="0.171">
                <text:p>0.171</text:p>
              </table:table-cell>
              <table:table-cell office:value-type="float" office:value="-12.0764036216664">
                <text:p>-12.0764036216664</text:p>
              </table:table-cell>
              <table:table-cell office:value-type="float" office:value="10.3318789692803">
                <text:p>10.3318789692803</text:p>
              </table:table-cell>
              <table:table-cell office:value-type="float" office:value="0.171">
                <text:p>0.171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2">
                <text:p>0.202</text:p>
              </table:table-cell>
              <table:table-cell office:value-type="float" office:value="11.2">
                <text:p>11.2</text:p>
              </table:table-cell>
              <table:table-cell office:value-type="float" office:value="0.202">
                <text:p>0.202</text:p>
              </table:table-cell>
              <table:table-cell office:value-type="float" office:value="-14.1168434599971">
                <text:p>-14.1168434599971</text:p>
              </table:table-cell>
              <table:table-cell office:value-type="float" office:value="12.1825476313641">
                <text:p>12.1825476313641</text:p>
              </table:table-cell>
              <table:table-cell office:value-type="float" office:value="0.202">
                <text:p>0.202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6">
                <text:p>0.236</text:p>
              </table:table-cell>
              <table:table-cell office:value-type="float" office:value="13.3">
                <text:p>13.3</text:p>
              </table:table-cell>
              <table:table-cell office:value-type="float" office:value="0.236">
                <text:p>0.236</text:p>
              </table:table-cell>
              <table:table-cell office:value-type="float" office:value="-16.3547452181663">
                <text:p>-16.3547452181663</text:p>
              </table:table-cell>
              <table:table-cell office:value-type="float" office:value="14.2123132607463">
                <text:p>14.2123132607463</text:p>
              </table:table-cell>
              <table:table-cell office:value-type="float" office:value="0.236">
                <text:p>0.236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7">
                <text:p>0.267</text:p>
              </table:table-cell>
              <table:table-cell office:value-type="float" office:value="16.6">
                <text:p>16.6</text:p>
              </table:table-cell>
              <table:table-cell office:value-type="float" office:value="0.267">
                <text:p>0.267</text:p>
              </table:table-cell>
              <table:table-cell office:value-type="float" office:value="-18.395185056497">
                <text:p>-18.395185056497</text:p>
              </table:table-cell>
              <table:table-cell office:value-type="float" office:value="16.06298192283">
                <text:p>16.06298192283</text:p>
              </table:table-cell>
              <table:table-cell office:value-type="float" office:value="0.267">
                <text:p>0.267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18">
                <text:p>18</text:p>
              </table:table-cell>
              <table:table-cell office:value-type="float" office:value="0.297">
                <text:p>0.297</text:p>
              </table:table-cell>
              <table:table-cell office:value-type="float" office:value="-20.3698042548816">
                <text:p>-20.3698042548816</text:p>
              </table:table-cell>
              <table:table-cell office:value-type="float" office:value="17.8539515958143">
                <text:p>17.8539515958143</text:p>
              </table:table-cell>
              <table:table-cell office:value-type="float" office:value="0.297">
                <text:p>0.297</text:p>
              </table:table-cell>
              <table:table-cell office:value-type="float" office:value="-20.7">
                <text:p>-20.7</text:p>
              </table:table-cell>
            </table:table-row>
            <table:table-row>
              <table:table-cell office:value-type="string"/>
              <table:table-cell office:value-type="float" office:value="0.328">
                <text:p>0.328</text:p>
              </table:table-cell>
              <table:table-cell office:value-type="float" office:value="19.6">
                <text:p>19.6</text:p>
              </table:table-cell>
              <table:table-cell office:value-type="float" office:value="0.328">
                <text:p>0.328</text:p>
              </table:table-cell>
              <table:table-cell office:value-type="float" office:value="-22.4102440932123">
                <text:p>-22.4102440932123</text:p>
              </table:table-cell>
              <table:table-cell office:value-type="float" office:value="19.704620257898">
                <text:p>19.704620257898</text:p>
              </table:table-cell>
              <table:table-cell office:value-type="float" office:value="0.328">
                <text:p>0.328</text:p>
              </table:table-cell>
              <table:table-cell office:value-type="float" office:value="-21.9">
                <text:p>-21.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.5" chart:maximum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2'.J3:'Longitudinal Magneton 2'.J13" chart:error-lower-range="'Longitudinal Magneton 2'.J3:'Longitudinal Magneton 2'.J13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Longitudinal Magneton 2'.J3:'Longitudinal Magneton 2'.J13" chart:error-lower-range="'Longitudinal Magneton 2'.J3:'Longitudinal Magneton 2'.J13" loext:std-weight="1"/>
      <style:graphic-properties draw:stroke="solid" svg:stroke-width="0cm" svg:stroke-color="#ff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5.286cm" xlink:href=".." xlink:type="simple" chart:class="chart:scatter" chart:column-mapping="0" chart:style-name="ch1">
        <chart:plot-area chart:style-name="ch2" table:cell-range-address="'Longitudinal Magneton 2'.C3:'Longitudinal Magneton 2'.C13 'Longitudinal Magneton 2'.I3:'Longitudinal Magneton 2'.I13 'Transverse Magneton 2'.Y11:'Transverse Magneton 2'.Y12" svg:x="0.555cm" svg:y="0.134cm" svg:width="15.154cm" svg:height="5.135cm">
          <chart:coordinate-region svg:x="1.42cm" svg:y="0.336cm" svg:width="13.949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Longitudinal Magneton 2'.I3:'Longitudinal Magneton 2'.I13" chart:class="chart:scatter">
            <chart:domain table:cell-range-address="'Longitudinal Magneton 2'.C3:'Longitudinal Magneton 2'.C13"/>
            <chart:error-indicator chart:style-name="ch7" chart:dimension="y"/>
            <chart:data-point chart:repeated="11"/>
          </chart:series>
          <chart:series chart:style-name="ch8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Longitudinal Magneton 2'.C3:'Longitudinal Magneton 2'.C13</svg:desc>
                </draw:g>
              </table:table-cell>
              <table:table-cell office:value-type="float" office:value="0.302448800568397">
                <text:p>0.302448800568397</text:p>
                <draw:g>
                  <svg:desc>'Longitudinal Magneton 2'.I3:'Longitudinal Magneton 2'.I13</svg:desc>
                </draw:g>
              </table:table-cell>
              <table:table-cell office:value-type="float" office:value="0.422544964304131">
                <text:p>0.422544964304131</text:p>
                <draw:g>
                  <svg:desc>'Longitudinal Magneton 2'.J3:'Longitudinal Magneton 2'.J13</svg:desc>
                </draw:g>
              </table:table-cell>
              <table:table-cell office:value-type="float" office:value="0.422544964304131">
                <text:p>0.422544964304131</text:p>
                <draw:g>
                  <svg:desc>'Longitudinal Magneton 2'.J3:'Longitudinal Magneton 2'.J13</svg:desc>
                </draw:g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51612408149528">
                <text:p>0.251612408149528</text:p>
              </table:table-cell>
              <table:table-cell office:value-type="float" office:value="0.430678100795404">
                <text:p>0.430678100795404</text:p>
              </table:table-cell>
              <table:table-cell office:value-type="float" office:value="0.430678100795404">
                <text:p>0.430678100795404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9">
                <text:p>0.069</text:p>
              </table:table-cell>
              <table:table-cell office:value-type="float" office:value="0.542582081133804">
                <text:p>0.542582081133804</text:p>
              </table:table-cell>
              <table:table-cell office:value-type="float" office:value="0.447608898198049">
                <text:p>0.447608898198049</text:p>
              </table:table-cell>
              <table:table-cell office:value-type="float" office:value="0.447608898198049">
                <text:p>0.44760889819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5">
                <text:p>0.105</text:p>
              </table:table-cell>
              <table:table-cell office:value-type="float" office:value="-0.908254311285065">
                <text:p>-0.908254311285065</text:p>
              </table:table-cell>
              <table:table-cell office:value-type="float" office:value="0.478646617327773">
                <text:p>0.478646617327773</text:p>
              </table:table-cell>
              <table:table-cell office:value-type="float" office:value="0.478646617327773">
                <text:p>0.4786466173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">
                <text:p>0.133</text:p>
              </table:table-cell>
              <table:table-cell office:value-type="float" office:value="-1.13668261649974">
                <text:p>-1.13668261649974</text:p>
              </table:table-cell>
              <table:table-cell office:value-type="float" office:value="0.509595189865172">
                <text:p>0.509595189865172</text:p>
              </table:table-cell>
              <table:table-cell office:value-type="float" office:value="0.509595189865172">
                <text:p>0.50959518986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1">
                <text:p>0.171</text:p>
              </table:table-cell>
              <table:table-cell office:value-type="float" office:value="-0.368121030719657">
                <text:p>-0.368121030719657</text:p>
              </table:table-cell>
              <table:table-cell office:value-type="float" office:value="0.559200846459128">
                <text:p>0.559200846459128</text:p>
              </table:table-cell>
              <table:table-cell office:value-type="float" office:value="0.559200846459128">
                <text:p>0.55920084645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2">
                <text:p>0.202</text:p>
              </table:table-cell>
              <table:table-cell office:value-type="float" office:value="0.982547631364096">
                <text:p>0.982547631364096</text:p>
              </table:table-cell>
              <table:table-cell office:value-type="float" office:value="0.604792857706109">
                <text:p>0.604792857706109</text:p>
              </table:table-cell>
              <table:table-cell office:value-type="float" office:value="0.604792857706109">
                <text:p>0.60479285770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6">
                <text:p>0.236</text:p>
              </table:table-cell>
              <table:table-cell office:value-type="float" office:value="0.912313260746272">
                <text:p>0.912313260746272</text:p>
              </table:table-cell>
              <table:table-cell office:value-type="float" office:value="0.658879186801973">
                <text:p>0.658879186801973</text:p>
              </table:table-cell>
              <table:table-cell office:value-type="float" office:value="0.658879186801973">
                <text:p>0.65887918680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7">
                <text:p>0.267</text:p>
              </table:table-cell>
              <table:table-cell office:value-type="float" office:value="-0.537018077169975">
                <text:p>-0.537018077169975</text:p>
              </table:table-cell>
              <table:table-cell office:value-type="float" office:value="0.711116326748414">
                <text:p>0.711116326748414</text:p>
              </table:table-cell>
              <table:table-cell office:value-type="float" office:value="0.711116326748414">
                <text:p>0.711116326748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7">
                <text:p>0.297</text:p>
              </table:table-cell>
              <table:table-cell office:value-type="float" office:value="-0.146048404185699">
                <text:p>-0.146048404185699</text:p>
              </table:table-cell>
              <table:table-cell office:value-type="float" office:value="0.763767892014916">
                <text:p>0.763767892014916</text:p>
              </table:table-cell>
              <table:table-cell office:value-type="float" office:value="0.763767892014916">
                <text:p>0.76376789201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8">
                <text:p>0.328</text:p>
              </table:table-cell>
              <table:table-cell office:value-type="float" office:value="0.104620257898048">
                <text:p>0.104620257898048</text:p>
              </table:table-cell>
              <table:table-cell office:value-type="float" office:value="0.819916866779025">
                <text:p>0.819916866779025</text:p>
              </table:table-cell>
              <table:table-cell office:value-type="float" office:value="0.819916866779025">
                <text:p>0.81991686677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.5" chart:maximum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2'.J15:'Longitudinal Magneton 2'.J25" chart:error-lower-range="'Longitudinal Magneton 2'.J15:'Longitudinal Magneton 2'.J25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Longitudinal Magneton 2'.J15:'Longitudinal Magneton 2'.J25" chart:error-lower-range="'Longitudinal Magneton 2'.J15:'Longitudinal Magneton 2'.J25" loext:std-weight="1"/>
      <style:graphic-properties draw:stroke="solid" svg:stroke-width="0cm" svg:stroke-color="#004586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53cm" svg:height="5.286cm" xlink:href=".." xlink:type="simple" chart:class="chart:scatter" chart:column-mapping="1 0" chart:style-name="ch1">
        <chart:plot-area chart:style-name="ch2" table:cell-range-address="'Transverse Magneton 2'.Y11:'Transverse Magneton 2'.Z12 'Longitudinal Magneton 2'.I15:'Longitudinal Magneton 2'.I25" svg:x="0.551cm" svg:y="0.134cm" svg:width="15.111cm" svg:height="5.135cm">
          <chart:coordinate-region svg:x="1.416cm" svg:y="0.336cm" svg:width="13.906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series chart:style-name="ch7" chart:values-cell-range-address="'Longitudinal Magneton 2'.I15:'Longitudinal Magneton 2'.I25" chart:class="chart:scatter">
            <chart:domain table:cell-range-address="'Longitudinal Magneton 2'.C15:'Longitudinal Magneton 2'.C25"/>
            <chart:error-indicator chart:style-name="ch8" chart:dimension="y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  <table:table-cell office:value-type="float" office:value="0.003">
                <text:p>0.003</text:p>
                <draw:g>
                  <svg:desc>'Longitudinal Magneton 2'.C15:'Longitudinal Magneton 2'.C25</svg:desc>
                </draw:g>
              </table:table-cell>
              <table:table-cell office:value-type="float" office:value="-1.01853611071293">
                <text:p>-1.01853611071293</text:p>
                <draw:g>
                  <svg:desc>'Longitudinal Magneton 2'.I15:'Longitudinal Magneton 2'.I25</svg:desc>
                </draw:g>
              </table:table-cell>
              <table:table-cell office:value-type="float" office:value="0.496663029538585">
                <text:p>0.496663029538585</text:p>
                <draw:g>
                  <svg:desc>'Longitudinal Magneton 2'.J15:'Longitudinal Magneton 2'.J25</svg:desc>
                </draw:g>
              </table:table-cell>
              <table:table-cell office:value-type="float" office:value="0.496663029538585">
                <text:p>0.496663029538585</text:p>
                <draw:g>
                  <svg:desc>'Longitudinal Magneton 2'.J15:'Longitudinal Magneton 2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311920851225608">
                <text:p>0.311920851225608</text:p>
              </table:table-cell>
              <table:table-cell office:value-type="float" office:value="0.50622278897403">
                <text:p>0.50622278897403</text:p>
              </table:table-cell>
              <table:table-cell office:value-type="float" office:value="0.50622278897403">
                <text:p>0.50622278897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">
                <text:p>0.069</text:p>
              </table:table-cell>
              <table:table-cell office:value-type="float" office:value="-0.962698347158947">
                <text:p>-0.962698347158947</text:p>
              </table:table-cell>
              <table:table-cell office:value-type="float" office:value="0.526123395633371">
                <text:p>0.526123395633371</text:p>
              </table:table-cell>
              <table:table-cell office:value-type="float" office:value="0.526123395633371">
                <text:p>0.526123395633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">
                <text:p>0.105</text:p>
              </table:table-cell>
              <table:table-cell office:value-type="float" office:value="1.76775861477959">
                <text:p>1.76775861477959</text:p>
              </table:table-cell>
              <table:table-cell office:value-type="float" office:value="0.56260540089954">
                <text:p>0.56260540089954</text:p>
              </table:table-cell>
              <table:table-cell office:value-type="float" office:value="0.56260540089954">
                <text:p>0.56260540089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">
                <text:p>0.133</text:p>
              </table:table-cell>
              <table:table-cell office:value-type="float" office:value="0.72478069628734">
                <text:p>0.72478069628734</text:p>
              </table:table-cell>
              <table:table-cell office:value-type="float" office:value="0.598982622485017">
                <text:p>0.598982622485017</text:p>
              </table:table-cell>
              <table:table-cell office:value-type="float" office:value="0.598982622485017">
                <text:p>0.598982622485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">
                <text:p>0.171</text:p>
              </table:table-cell>
              <table:table-cell office:value-type="float" office:value="-0.37640362166643">
                <text:p>-0.37640362166643</text:p>
              </table:table-cell>
              <table:table-cell office:value-type="float" office:value="0.657289543091156">
                <text:p>0.657289543091156</text:p>
              </table:table-cell>
              <table:table-cell office:value-type="float" office:value="0.657289543091156">
                <text:p>0.657289543091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">
                <text:p>0.202</text:p>
              </table:table-cell>
              <table:table-cell office:value-type="float" office:value="0.283156540002865">
                <text:p>0.283156540002865</text:p>
              </table:table-cell>
              <table:table-cell office:value-type="float" office:value="0.710878790015383">
                <text:p>0.710878790015383</text:p>
              </table:table-cell>
              <table:table-cell office:value-type="float" office:value="0.710878790015383">
                <text:p>0.710878790015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">
                <text:p>0.236</text:p>
              </table:table-cell>
              <table:table-cell office:value-type="float" office:value="0.0452547818337052">
                <text:p>0.0452547818337052</text:p>
              </table:table-cell>
              <table:table-cell office:value-type="float" office:value="0.774452332087081">
                <text:p>0.774452332087081</text:p>
              </table:table-cell>
              <table:table-cell office:value-type="float" office:value="0.774452332087081">
                <text:p>0.774452332087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">
                <text:p>0.267</text:p>
              </table:table-cell>
              <table:table-cell office:value-type="float" office:value="-0.595185056497002">
                <text:p>-0.595185056497002</text:p>
              </table:table-cell>
              <table:table-cell office:value-type="float" office:value="0.835852321134298">
                <text:p>0.835852321134298</text:p>
              </table:table-cell>
              <table:table-cell office:value-type="float" office:value="0.835852321134298">
                <text:p>0.835852321134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">
                <text:p>0.297</text:p>
              </table:table-cell>
              <table:table-cell office:value-type="float" office:value="0.330195745118445">
                <text:p>0.330195745118445</text:p>
              </table:table-cell>
              <table:table-cell office:value-type="float" office:value="0.897739429310524">
                <text:p>0.897739429310524</text:p>
              </table:table-cell>
              <table:table-cell office:value-type="float" office:value="0.897739429310524">
                <text:p>0.897739429310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">
                <text:p>0.328</text:p>
              </table:table-cell>
              <table:table-cell office:value-type="float" office:value="-0.510244093212261">
                <text:p>-0.510244093212261</text:p>
              </table:table-cell>
              <table:table-cell office:value-type="float" office:value="0.963737423057187">
                <text:p>0.963737423057187</text:p>
              </table:table-cell>
              <table:table-cell office:value-type="float" office:value="0.963737423057187">
                <text:p>0.96373742305718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Avg Method'.J3:'Longitudinal Magneton Avg Method'.J13" chart:error-lower-range="'Longitudinal Magneton Avg Method'.J3:'Longitudinal Magneton Avg Method'.J13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Longitudinal Magneton Avg Method'.J3:'Longitudinal Magneton Avg Method'.J13" chart:error-lower-range="'Longitudinal Magneton Avg Method'.J3:'Longitudinal Magneton Avg Method'.J13" loext:std-weight="1"/>
      <style:graphic-properties draw:stroke="solid" svg:stroke-width="0cm" svg:stroke-color="#ff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5.286cm" xlink:href=".." xlink:type="simple" chart:class="chart:scatter" chart:column-mapping="0" chart:style-name="ch1">
        <chart:plot-area chart:style-name="ch2" table:cell-range-address="'Longitudinal Magneton Avg Method'.C3:'Longitudinal Magneton Avg Method'.C13 'Longitudinal Magneton Avg Method'.I3:'Longitudinal Magneton Avg Method'.I13 'Transverse Magneton 2'.Y11:'Transverse Magneton 2'.Y12" svg:x="0.555cm" svg:y="0.134cm" svg:width="15.154cm" svg:height="5.135cm">
          <chart:coordinate-region svg:x="1.42cm" svg:y="0.336cm" svg:width="13.949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Longitudinal Magneton Avg Method'.I3:'Longitudinal Magneton Avg Method'.I13" chart:class="chart:scatter">
            <chart:domain table:cell-range-address="'Longitudinal Magneton Avg Method'.C3:'Longitudinal Magneton Avg Method'.C13"/>
            <chart:error-indicator chart:style-name="ch7" chart:dimension="y"/>
            <chart:data-point chart:repeated="11"/>
          </chart:series>
          <chart:series chart:style-name="ch8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Longitudinal Magneton Avg Method'.C3:'Longitudinal Magneton Avg Method'.C13</svg:desc>
                </draw:g>
              </table:table-cell>
              <table:table-cell office:value-type="float" office:value="0.178134290219444">
                <text:p>0.178134290219444</text:p>
                <draw:g>
                  <svg:desc>'Longitudinal Magneton Avg Method'.I3:'Longitudinal Magneton Avg Method'.I13</svg:desc>
                </draw:g>
              </table:table-cell>
              <table:table-cell office:value-type="float" office:value="0.201351331275048">
                <text:p>0.201351331275048</text:p>
                <draw:g>
                  <svg:desc>'Longitudinal Magneton Avg Method'.J3:'Longitudinal Magneton Avg Method'.J13</svg:desc>
                </draw:g>
              </table:table-cell>
              <table:table-cell office:value-type="float" office:value="0.201351331275048">
                <text:p>0.201351331275048</text:p>
                <draw:g>
                  <svg:desc>'Longitudinal Magneton Avg Method'.J3:'Longitudinal Magneton Avg Method'.J13</svg:desc>
                </draw:g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-0.551552654704551">
                <text:p>-0.551552654704551</text:p>
              </table:table-cell>
              <table:table-cell office:value-type="float" office:value="0.205226937419489">
                <text:p>0.205226937419489</text:p>
              </table:table-cell>
              <table:table-cell office:value-type="float" office:value="0.205226937419489">
                <text:p>0.205226937419489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9">
                <text:p>0.069</text:p>
              </table:table-cell>
              <table:table-cell office:value-type="float" office:value="-0.0429584421412139">
                <text:p>-0.0429584421412139</text:p>
              </table:table-cell>
              <table:table-cell office:value-type="float" office:value="0.213294809207252">
                <text:p>0.213294809207252</text:p>
              </table:table-cell>
              <table:table-cell office:value-type="float" office:value="0.213294809207252">
                <text:p>0.21329480920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5">
                <text:p>0.105</text:p>
              </table:table-cell>
              <table:table-cell office:value-type="float" office:value="0.62735461293479">
                <text:p>0.62735461293479</text:p>
              </table:table-cell>
              <table:table-cell office:value-type="float" office:value="0.228084918176608">
                <text:p>0.228084918176608</text:p>
              </table:table-cell>
              <table:table-cell office:value-type="float" office:value="0.228084918176608">
                <text:p>0.22808491817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">
                <text:p>0.133</text:p>
              </table:table-cell>
              <table:table-cell office:value-type="float" office:value="0.215375877993906">
                <text:p>0.215375877993906</text:p>
              </table:table-cell>
              <table:table-cell office:value-type="float" office:value="0.242832546968564">
                <text:p>0.242832546968564</text:p>
              </table:table-cell>
              <table:table-cell office:value-type="float" office:value="0.242832546968564">
                <text:p>0.24283254696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1">
                <text:p>0.171</text:p>
              </table:table-cell>
              <table:table-cell office:value-type="float" office:value="-0.393738119425866">
                <text:p>-0.393738119425866</text:p>
              </table:table-cell>
              <table:table-cell office:value-type="float" office:value="0.266470658501653">
                <text:p>0.266470658501653</text:p>
              </table:table-cell>
              <table:table-cell office:value-type="float" office:value="0.266470658501653">
                <text:p>0.26647065850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2">
                <text:p>0.202</text:p>
              </table:table-cell>
              <table:table-cell office:value-type="float" office:value="-0.0248574331104177">
                <text:p>-0.0248574331104177</text:p>
              </table:table-cell>
              <table:table-cell office:value-type="float" office:value="0.288196185807852">
                <text:p>0.288196185807852</text:p>
              </table:table-cell>
              <table:table-cell office:value-type="float" office:value="0.288196185807852">
                <text:p>0.28819618580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6">
                <text:p>0.236</text:p>
              </table:table-cell>
              <table:table-cell office:value-type="float" office:value="-0.175117325538638">
                <text:p>-0.175117325538638</text:p>
              </table:table-cell>
              <table:table-cell office:value-type="float" office:value="0.313969429574152">
                <text:p>0.313969429574152</text:p>
              </table:table-cell>
              <table:table-cell office:value-type="float" office:value="0.313969429574152">
                <text:p>0.31396942957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7">
                <text:p>0.267</text:p>
              </table:table-cell>
              <table:table-cell office:value-type="float" office:value="0.293763360776811">
                <text:p>0.293763360776811</text:p>
              </table:table-cell>
              <table:table-cell office:value-type="float" office:value="0.338861496830328">
                <text:p>0.338861496830328</text:p>
              </table:table-cell>
              <table:table-cell office:value-type="float" office:value="0.338861496830328">
                <text:p>0.33886149683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7">
                <text:p>0.297</text:p>
              </table:table-cell>
              <table:table-cell office:value-type="float" office:value="-0.197642426659854">
                <text:p>-0.197642426659854</text:p>
              </table:table-cell>
              <table:table-cell office:value-type="float" office:value="0.363951046240967">
                <text:p>0.363951046240967</text:p>
              </table:table-cell>
              <table:table-cell office:value-type="float" office:value="0.363951046240967">
                <text:p>0.363951046240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8">
                <text:p>0.328</text:p>
              </table:table-cell>
              <table:table-cell office:value-type="float" office:value="0.0712382596555976">
                <text:p>0.0712382596555976</text:p>
              </table:table-cell>
              <table:table-cell office:value-type="float" office:value="0.39070718292124">
                <text:p>0.39070718292124</text:p>
              </table:table-cell>
              <table:table-cell office:value-type="float" office:value="0.39070718292124">
                <text:p>0.3907071829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3cm" xlink:href=".." xlink:type="simple" chart:class="chart:scatter" chart:style-name="ch1">
        <chart:plot-area chart:style-name="ch2" table:cell-range-address="'Transverse Magneton 2'.B30:'Transverse Magneton 2'.B38 'Longitudinal Magneton Avg Method'.C3:'Longitudinal Magneton Avg Method'.C13 'Longitudinal Magneton Avg Method'.G3:'Longitudinal Magneton Avg Method'.H13 'Longitudinal Magneton Avg Method'.G15:'Longitudinal Magneton Avg Method'.H25" chart:data-source-has-labels="column" svg:x="0.612cm" svg:y="0.144cm" svg:width="15.061cm" svg:height="8.499cm">
          <chart:coordinate-region svg:x="1.371cm" svg:y="0.346cm" svg:width="13.962cm" svg:height="8.095cm"/>
          <chart:axis chart:dimension="x" chart:name="primary-x" chart:style-name="ch3" chartooo:axis-type="auto">
            <chart:title svg:x="6.846cm" svg:y="8.443cm" chart:style-name="ch4">
              <text:p>Magnetic Field (T)</text:p>
            </chart:title>
            <chart:categories table:cell-range-address="'Transverse Magneton 2'.B30:'Transverse Magneton 2'.B38"/>
          </chart:axis>
          <chart:axis chart:dimension="y" chart:name="primary-y" chart:style-name="ch5">
            <chart:title svg:x="0cm" svg:y="5.72cm" chart:style-name="ch6">
              <text:p>Delta E (micro Ev)</text:p>
            </chart:title>
          </chart:axis>
          <chart:series chart:style-name="ch7" chart:values-cell-range-address="'Longitudinal Magneton Avg Method'.G3:'Longitudinal Magneton Avg Method'.G13" chart:class="chart:scatter">
            <chart:domain table:cell-range-address="'Longitudinal Magneton Avg Method'.C3:'Longitudinal Magneton Avg Method'.C13"/>
            <chart:data-point chart:repeated="11"/>
          </chart:series>
          <chart:series chart:style-name="ch8" chart:values-cell-range-address="'Longitudinal Magneton Avg Method'.H15:'Longitudinal Magneton Avg Method'.H25" chart:class="chart:scatter">
            <chart:domain table:cell-range-address="'Longitudinal Magneton Avg Method'.C15:'Longitudinal Magneton Avg Method'.C25"/>
            <chart:data-point chart:repeated="11"/>
          </chart:series>
          <chart:series chart:style-name="ch9" chart:values-cell-range-address="'Longitudinal Magneton Avg Method'.H3:'Longitudinal Magneton Avg Method'.H13" chart:class="chart:scatter">
            <chart:data-point chart:repeated="11"/>
          </chart:series>
          <chart:series chart:style-name="ch10" chart:values-cell-range-address="'Longitudinal Magneton Avg Method'.G15:'Longitudinal Magneton Avg Method'.G25" chart:class="chart:scatter">
            <chart:domain table:cell-range-address="'Longitudinal Magneton Avg Method'.C15:'Longitudinal Magneton Avg Method'.C25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eft Component</text:p>
                <draw:g>
                  <svg:desc>'Transverse Magneton 2'.B30:'Transverse Magneton 2'.B38</svg:desc>
                </draw:g>
              </table:table-cell>
              <table:table-cell office:value-type="float" office:value="0.003">
                <text:p>0.003</text:p>
                <draw:g>
                  <svg:desc>'Longitudinal Magneton Avg Method'.C3:'Longitudinal Magneton Avg Method'.C13</svg:desc>
                </draw:g>
              </table:table-cell>
              <table:table-cell office:value-type="float" office:value="0">
                <text:p>0</text:p>
                <draw:g>
                  <svg:desc>'Longitudinal Magneton Avg Method'.G3:'Longitudinal Magneton Avg Method'.G13</svg:desc>
                </draw:g>
              </table:table-cell>
              <table:table-cell office:value-type="float" office:value="0.003">
                <text:p>0.003</text:p>
                <draw:g>
                  <svg:desc>'Longitudinal Magneton Avg Method'.C15:'Longitudinal Magneton Avg Method'.C25</svg:desc>
                </draw:g>
              </table:table-cell>
              <table:table-cell office:value-type="float" office:value="0.22195981950876">
                <text:p>0.22195981950876</text:p>
                <draw:g>
                  <svg:desc>'Longitudinal Magneton Avg Method'.H15:'Longitudinal Magneton Avg Method'.H25</svg:desc>
                </draw:g>
              </table:table-cell>
              <table:table-cell office:value-type="float" office:value="0.178134290219444">
                <text:p>0.178134290219444</text:p>
                <draw:g>
                  <svg:desc>'Longitudinal Magneton Avg Method'.H3:'Longitudinal Magneton Avg Method'.H13</svg:desc>
                </draw:g>
              </table:table-cell>
              <table:table-cell office:value-type="float" office:value="0.003">
                <text:p>0.003</text:p>
                <draw:g>
                  <svg:desc>'Longitudinal Magneton Avg Method'.C15:'Longitudinal Magneton Avg Method'.C25</svg:desc>
                </draw:g>
              </table:table-cell>
              <table:table-cell office:value-type="float" office:value="0">
                <text:p>0</text:p>
                <draw:g>
                  <svg:desc>'Longitudinal Magneton Avg Method'.G15:'Longitudinal Magneton Avg Method'.G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">
                <text:p>0.039</text:p>
              </table:table-cell>
              <table:table-cell office:value-type="float" office:value="2.9">
                <text:p>2.9</text:p>
              </table:table-cell>
              <table:table-cell office:value-type="float" office:value="0.039">
                <text:p>0.039</text:p>
              </table:table-cell>
              <table:table-cell office:value-type="float" office:value="-2.41595767555204">
                <text:p>-2.41595767555204</text:p>
              </table:table-cell>
              <table:table-cell office:value-type="float" office:value="2.34844734529545">
                <text:p>2.34844734529545</text:p>
              </table:table-cell>
              <table:table-cell office:value-type="float" office:value="0.039">
                <text:p>0.039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9">
                <text:p>0.069</text:p>
              </table:table-cell>
              <table:table-cell office:value-type="float" office:value="4.2">
                <text:p>4.2</text:p>
              </table:table-cell>
              <table:table-cell office:value-type="float" office:value="0.069">
                <text:p>0.069</text:p>
              </table:table-cell>
              <table:table-cell office:value-type="float" office:value="-4.61422225476937">
                <text:p>-4.61422225476937</text:p>
              </table:table-cell>
              <table:table-cell office:value-type="float" office:value="4.15704155785879">
                <text:p>4.15704155785879</text:p>
              </table:table-cell>
              <table:table-cell office:value-type="float" office:value="0.069">
                <text:p>0.06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5">
                <text:p>0.105</text:p>
              </table:table-cell>
              <table:table-cell office:value-type="float" office:value="5.7">
                <text:p>5.7</text:p>
              </table:table-cell>
              <table:table-cell office:value-type="float" office:value="0.105">
                <text:p>0.105</text:p>
              </table:table-cell>
              <table:table-cell office:value-type="float" office:value="-7.25213974983017">
                <text:p>-7.25213974983017</text:p>
              </table:table-cell>
              <table:table-cell office:value-type="float" office:value="6.32735461293479">
                <text:p>6.32735461293479</text:p>
              </table:table-cell>
              <table:table-cell office:value-type="float" office:value="0.105">
                <text:p>0.105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3">
                <text:p>0.133</text:p>
              </table:table-cell>
              <table:table-cell office:value-type="float" office:value="7.8">
                <text:p>7.8</text:p>
              </table:table-cell>
              <table:table-cell office:value-type="float" office:value="0.133">
                <text:p>0.133</text:p>
              </table:table-cell>
              <table:table-cell office:value-type="float" office:value="-9.30385335709967">
                <text:p>-9.30385335709967</text:p>
              </table:table-cell>
              <table:table-cell office:value-type="float" office:value="8.01537587799391">
                <text:p>8.01537587799391</text:p>
              </table:table-cell>
              <table:table-cell office:value-type="float" office:value="0.133">
                <text:p>0.133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1">
                <text:p>0.171</text:p>
              </table:table-cell>
              <table:table-cell office:value-type="float" office:value="10.7">
                <text:p>10.7</text:p>
              </table:table-cell>
              <table:table-cell office:value-type="float" office:value="0.171">
                <text:p>0.171</text:p>
              </table:table-cell>
              <table:table-cell office:value-type="float" office:value="-12.0883218241083">
                <text:p>-12.0883218241083</text:p>
              </table:table-cell>
              <table:table-cell office:value-type="float" office:value="10.3062618805741">
                <text:p>10.3062618805741</text:p>
              </table:table-cell>
              <table:table-cell office:value-type="float" office:value="0.171">
                <text:p>0.171</text:p>
              </table:table-cell>
              <table:table-cell office:value-type="float" office:value="-12.3">
                <text:p>-12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2">
                <text:p>0.202</text:p>
              </table:table-cell>
              <table:table-cell office:value-type="float" office:value="12.2">
                <text:p>12.2</text:p>
              </table:table-cell>
              <table:table-cell office:value-type="float" office:value="0.202">
                <text:p>0.202</text:p>
              </table:table-cell>
              <table:table-cell office:value-type="float" office:value="-14.3598618892995">
                <text:p>-14.3598618892995</text:p>
              </table:table-cell>
              <table:table-cell office:value-type="float" office:value="12.1751425668896">
                <text:p>12.1751425668896</text:p>
              </table:table-cell>
              <table:table-cell office:value-type="float" office:value="0.202">
                <text:p>0.202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6">
                <text:p>0.236</text:p>
              </table:table-cell>
              <table:table-cell office:value-type="float" office:value="14.4">
                <text:p>14.4</text:p>
              </table:table-cell>
              <table:table-cell office:value-type="float" office:value="0.236">
                <text:p>0.236</text:p>
              </table:table-cell>
              <table:table-cell office:value-type="float" office:value="-16.8512284124125">
                <text:p>-16.8512284124125</text:p>
              </table:table-cell>
              <table:table-cell office:value-type="float" office:value="14.2248826744614">
                <text:p>14.2248826744614</text:p>
              </table:table-cell>
              <table:table-cell office:value-type="float" office:value="0.236">
                <text:p>0.236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7">
                <text:p>0.267</text:p>
              </table:table-cell>
              <table:table-cell office:value-type="float" office:value="15.8">
                <text:p>15.8</text:p>
              </table:table-cell>
              <table:table-cell office:value-type="float" office:value="0.267">
                <text:p>0.267</text:p>
              </table:table-cell>
              <table:table-cell office:value-type="float" office:value="-19.1227684776038">
                <text:p>-19.1227684776038</text:p>
              </table:table-cell>
              <table:table-cell office:value-type="float" office:value="16.0937633607768">
                <text:p>16.0937633607768</text:p>
              </table:table-cell>
              <table:table-cell office:value-type="float" office:value="0.267">
                <text:p>0.267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18.1">
                <text:p>18.1</text:p>
              </table:table-cell>
              <table:table-cell office:value-type="float" office:value="0.297">
                <text:p>0.297</text:p>
              </table:table-cell>
              <table:table-cell office:value-type="float" office:value="-21.3210330568211">
                <text:p>-21.3210330568211</text:p>
              </table:table-cell>
              <table:table-cell office:value-type="float" office:value="17.9023575733401">
                <text:p>17.9023575733401</text:p>
              </table:table-cell>
              <table:table-cell office:value-type="float" office:value="0.297">
                <text:p>0.297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/>
              <table:table-cell office:value-type="float" office:value="0.328">
                <text:p>0.328</text:p>
              </table:table-cell>
              <table:table-cell office:value-type="float" office:value="19.7">
                <text:p>19.7</text:p>
              </table:table-cell>
              <table:table-cell office:value-type="float" office:value="0.328">
                <text:p>0.328</text:p>
              </table:table-cell>
              <table:table-cell office:value-type="float" office:value="-23.5925731220123">
                <text:p>-23.5925731220123</text:p>
              </table:table-cell>
              <table:table-cell office:value-type="float" office:value="19.7712382596556">
                <text:p>19.7712382596556</text:p>
              </table:table-cell>
              <table:table-cell office:value-type="float" office:value="0.328">
                <text:p>0.328</text:p>
              </table:table-cell>
              <table:table-cell office:value-type="float" office:value="-23.4">
                <text:p>-23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Avg Method'.J15:'Longitudinal Magneton Avg Method'.J25" chart:error-lower-range="'Longitudinal Magneton Avg Method'.J15:'Longitudinal Magneton Avg Method'.J25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Longitudinal Magneton Avg Method'.J15:'Longitudinal Magneton Avg Method'.J25" chart:error-lower-range="'Longitudinal Magneton Avg Method'.J15:'Longitudinal Magneton Avg Method'.J25" loext:std-weight="1"/>
      <style:graphic-properties draw:stroke="solid" svg:stroke-width="0cm" svg:stroke-color="#004586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53cm" svg:height="5.286cm" xlink:href=".." xlink:type="simple" chart:class="chart:scatter" chart:column-mapping="1 0" chart:style-name="ch1">
        <chart:plot-area chart:style-name="ch2" table:cell-range-address="'Transverse Magneton 2'.Y11:'Transverse Magneton 2'.Z12 'Longitudinal Magneton Avg Method'.I15:'Longitudinal Magneton Avg Method'.I25" svg:x="0.551cm" svg:y="0.134cm" svg:width="15.111cm" svg:height="5.135cm">
          <chart:coordinate-region svg:x="1.416cm" svg:y="0.336cm" svg:width="13.906cm" svg:height="4.28cm"/>
          <chart:axis chart:dimension="x" chart:name="primary-x" chart:style-name="ch3"/>
          <chart:axis chart:dimension="y" chart:name="primary-y" chart:style-name="ch4">
            <chart:title svg:x="0cm" svg:y="4.557cm" chart:style-name="ch5">
              <text:p>Residual Value (micro Ev)</text:p>
            </chart:title>
          </chart:axis>
          <chart:series chart:style-name="ch6" chart:values-cell-range-address="'Transverse Magneton 2'.Y11:'Transverse Magneton 2'.Y12" chart:class="chart:scatter">
            <chart:domain table:cell-range-address="'Transverse Magneton 2'.Z11:'Transverse Magneton 2'.Z12"/>
            <chart:data-point chart:repeated="2"/>
          </chart:series>
          <chart:series chart:style-name="ch7" chart:values-cell-range-address="'Longitudinal Magneton Avg Method'.I15:'Longitudinal Magneton Avg Method'.I25" chart:class="chart:scatter">
            <chart:domain table:cell-range-address="'Longitudinal Magneton Avg Method'.C15:'Longitudinal Magneton Avg Method'.C25"/>
            <chart:error-indicator chart:style-name="ch8" chart:dimension="y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Y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nsverse Magneton 2'.Z11:'Transverse Magneton 2'.Z12</svg:desc>
                </draw:g>
              </table:table-cell>
              <table:table-cell office:value-type="float" office:value="0">
                <text:p>0</text:p>
                <draw:g>
                  <svg:desc>'Transverse Magneton 2'.Y11:'Transverse Magneton 2'.Y12</svg:desc>
                </draw:g>
              </table:table-cell>
              <table:table-cell office:value-type="float" office:value="0.003">
                <text:p>0.003</text:p>
                <draw:g>
                  <svg:desc>'Longitudinal Magneton Avg Method'.C15:'Longitudinal Magneton Avg Method'.C25</svg:desc>
                </draw:g>
              </table:table-cell>
              <table:table-cell office:value-type="float" office:value="0.22195981950876">
                <text:p>0.22195981950876</text:p>
                <draw:g>
                  <svg:desc>'Longitudinal Magneton Avg Method'.I15:'Longitudinal Magneton Avg Method'.I25</svg:desc>
                </draw:g>
              </table:table-cell>
              <table:table-cell office:value-type="float" office:value="0.246798037189299">
                <text:p>0.246798037189299</text:p>
                <draw:g>
                  <svg:desc>'Longitudinal Magneton Avg Method'.J15:'Longitudinal Magneton Avg Method'.J25</svg:desc>
                </draw:g>
              </table:table-cell>
              <table:table-cell office:value-type="float" office:value="0.246798037189299">
                <text:p>0.246798037189299</text:p>
                <draw:g>
                  <svg:desc>'Longitudinal Magneton Avg Method'.J15:'Longitudinal Magneton Avg Method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284042324447963">
                <text:p>0.284042324447963</text:p>
              </table:table-cell>
              <table:table-cell office:value-type="float" office:value="0.251548400563157">
                <text:p>0.251548400563157</text:p>
              </table:table-cell>
              <table:table-cell office:value-type="float" office:value="0.251548400563157">
                <text:p>0.251548400563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">
                <text:p>0.069</text:p>
              </table:table-cell>
              <table:table-cell office:value-type="float" office:value="0.285777745230632">
                <text:p>0.285777745230632</text:p>
              </table:table-cell>
              <table:table-cell office:value-type="float" office:value="0.261437259548623">
                <text:p>0.261437259548623</text:p>
              </table:table-cell>
              <table:table-cell office:value-type="float" office:value="0.261437259548623">
                <text:p>0.26143725954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">
                <text:p>0.105</text:p>
              </table:table-cell>
              <table:table-cell office:value-type="float" office:value="-1.05213974983016">
                <text:p>-1.05213974983016</text:p>
              </table:table-cell>
              <table:table-cell office:value-type="float" office:value="0.279565621751836">
                <text:p>0.279565621751836</text:p>
              </table:table-cell>
              <table:table-cell office:value-type="float" office:value="0.279565621751836">
                <text:p>0.279565621751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">
                <text:p>0.133</text:p>
              </table:table-cell>
              <table:table-cell office:value-type="float" office:value="-0.203853357099675">
                <text:p>-0.203853357099675</text:p>
              </table:table-cell>
              <table:table-cell office:value-type="float" office:value="0.297641915640746">
                <text:p>0.297641915640746</text:p>
              </table:table-cell>
              <table:table-cell office:value-type="float" office:value="0.297641915640746">
                <text:p>0.297641915640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">
                <text:p>0.171</text:p>
              </table:table-cell>
              <table:table-cell office:value-type="float" office:value="0.211678175891707">
                <text:p>0.211678175891707</text:p>
              </table:table-cell>
              <table:table-cell office:value-type="float" office:value="0.326615349748608">
                <text:p>0.326615349748608</text:p>
              </table:table-cell>
              <table:table-cell office:value-type="float" office:value="0.326615349748608">
                <text:p>0.326615349748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">
                <text:p>0.202</text:p>
              </table:table-cell>
              <table:table-cell office:value-type="float" office:value="-0.159861889299537">
                <text:p>-0.159861889299537</text:p>
              </table:table-cell>
              <table:table-cell office:value-type="float" office:value="0.353244513122494">
                <text:p>0.353244513122494</text:p>
              </table:table-cell>
              <table:table-cell office:value-type="float" office:value="0.353244513122494">
                <text:p>0.353244513122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">
                <text:p>0.236</text:p>
              </table:table-cell>
              <table:table-cell office:value-type="float" office:value="0.0487715875874883">
                <text:p>0.0487715875874883</text:p>
              </table:table-cell>
              <table:table-cell office:value-type="float" office:value="0.384834996946189">
                <text:p>0.384834996946189</text:p>
              </table:table-cell>
              <table:table-cell office:value-type="float" office:value="0.384834996946189">
                <text:p>0.384834996946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">
                <text:p>0.267</text:p>
              </table:table-cell>
              <table:table-cell office:value-type="float" office:value="0.377231522396244">
                <text:p>0.377231522396244</text:p>
              </table:table-cell>
              <table:table-cell office:value-type="float" office:value="0.415345415235981">
                <text:p>0.415345415235981</text:p>
              </table:table-cell>
              <table:table-cell office:value-type="float" office:value="0.415345415235981">
                <text:p>0.415345415235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">
                <text:p>0.297</text:p>
              </table:table-cell>
              <table:table-cell office:value-type="float" office:value="0.178966943178921">
                <text:p>0.178966943178921</text:p>
              </table:table-cell>
              <table:table-cell office:value-type="float" office:value="0.446097889080077">
                <text:p>0.446097889080077</text:p>
              </table:table-cell>
              <table:table-cell office:value-type="float" office:value="0.446097889080077">
                <text:p>0.44609788908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">
                <text:p>0.328</text:p>
              </table:table-cell>
              <table:table-cell office:value-type="float" office:value="-0.192573122012327">
                <text:p>-0.192573122012327</text:p>
              </table:table-cell>
              <table:table-cell office:value-type="float" office:value="0.478893113097939">
                <text:p>0.478893113097939</text:p>
              </table:table-cell>
              <table:table-cell office:value-type="float" office:value="0.478893113097939">
                <text:p>0.47889311309793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57cm" svg:height="5.256cm" xlink:href=".." xlink:type="simple" chart:class="chart:scatter" chart:style-name="ch1">
        <chart:plot-area chart:style-name="ch2" table:cell-range-address="'Transverse Magneton 1'.C3:'Transverse Magneton 1'.C13 'Transverse Magneton 1'.G3:'Transverse Magneton 1'.G13 'Transverse Magneton 1'.L3:'Transverse Magneton 1'.L13" svg:x="0.187cm" svg:y="0.105cm" svg:width="8.983cm" svg:height="5.046cm">
          <chart:coordinate-region svg:x="0.819cm" svg:y="0.307cm" svg:width="7.915cm" svg:height="4.642cm"/>
          <chart:axis chart:dimension="x" chart:name="primary-x" chart:style-name="ch3"/>
          <chart:axis chart:dimension="y" chart:name="primary-y" chart:style-name="ch4"/>
          <chart:series chart:style-name="ch5" chart:values-cell-range-address="'Transverse Magneton 1'.G3:'Transverse Magneton 1'.G13" chart:class="chart:scatter">
            <chart:domain table:cell-range-address="'Transverse Magneton 1'.C3:'Transverse Magneton 1'.C13"/>
            <chart:data-point chart:repeated="11"/>
          </chart:series>
          <chart:series chart:style-name="ch6" chart:values-cell-range-address="'Transverse Magneton 1'.L3:'Transverse Magneton 1'.L13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3:'Transverse Magneton 1'.C13</svg:desc>
                </draw:g>
              </table:table-cell>
              <table:table-cell office:value-type="float" office:value="0">
                <text:p>0</text:p>
                <draw:g>
                  <svg:desc>'Transverse Magneton 1'.G3:'Transverse Magneton 1'.G13</svg:desc>
                </draw:g>
              </table:table-cell>
              <table:table-cell office:value-type="float" office:value="-3.77570873335733">
                <text:p>-3.77570873335733</text:p>
                <draw:g>
                  <svg:desc>'Transverse Magneton 1'.L3:'Transverse Magneton 1'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-0.6">
                <text:p>-0.6</text:p>
              </table:table-cell>
              <table:table-cell office:value-type="float" office:value="-1.64401621142117">
                <text:p>-1.64401621142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-0.2">
                <text:p>-0.2</text:p>
              </table:table-cell>
              <table:table-cell office:value-type="float" office:value="-0.104460501133935">
                <text:p>-0.104460501133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-0.4">
                <text:p>-0.4</text:p>
              </table:table-cell>
              <table:table-cell office:value-type="float" office:value="1.67194993381287">
                <text:p>1.67194993381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-0.4">
                <text:p>-0.4</text:p>
              </table:table-cell>
              <table:table-cell office:value-type="float" office:value="3.27071932526499">
                <text:p>3.27071932526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3.5">
                <text:p>3.5</text:p>
              </table:table-cell>
              <table:table-cell office:value-type="float" office:value="5.16555712254158">
                <text:p>5.16555712254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5.8">
                <text:p>5.8</text:p>
              </table:table-cell>
              <table:table-cell office:value-type="float" office:value="6.70511283282881">
                <text:p>6.70511283282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8.1">
                <text:p>8.1</text:p>
              </table:table-cell>
              <table:table-cell office:value-type="float" office:value="8.36309590544583">
                <text:p>8.36309590544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10.6">
                <text:p>10.6</text:p>
              </table:table-cell>
              <table:table-cell office:value-type="float" office:value="10.3171473838873">
                <text:p>10.3171473838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13.7">
                <text:p>13.7</text:p>
              </table:table-cell>
              <table:table-cell office:value-type="float" office:value="11.9159167753394">
                <text:p>11.9159167753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15.3">
                <text:p>15.3</text:p>
              </table:table-cell>
              <table:table-cell office:value-type="float" office:value="13.5146861667916">
                <text:p>13.5146861667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4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82cm" svg:height="8.641cm" xlink:href=".." xlink:type="simple" chart:class="chart:scatter" chart:style-name="ch1">
        <chart:plot-area chart:style-name="ch2" table:cell-range-address="'Transverse Magneton 1'.C32:'Transverse Magneton 1'.C38 'Transverse Magneton 1'.G32:'Transverse Magneton 1'.G38 'Transverse Magneton 1'.L32:'Transverse Magneton 1'.L38" svg:x="0.922cm" svg:y="0.171cm" svg:width="14.15cm" svg:height="7.526cm">
          <chart:coordinate-region svg:x="1.554cm" svg:y="0.373cm" svg:width="13.082cm" svg:height="7.122cm"/>
          <chart:axis chart:dimension="x" chart:name="primary-x" chart:style-name="ch3">
            <chart:title svg:x="6.701cm" svg:y="7.869cm" chart:style-name="ch4">
              <text:p>Magnetic Field (T)</text:p>
            </chart:title>
          </chart:axis>
          <chart:axis chart:dimension="y" chart:name="primary-y" chart:style-name="ch5">
            <chart:title svg:x="0.065cm" svg:y="5.261cm" chart:style-name="ch6">
              <text:p>Delta E (micro eV)</text:p>
            </chart:title>
          </chart:axis>
          <chart:series chart:style-name="ch7" chart:values-cell-range-address="'Transverse Magneton 1'.G32:'Transverse Magneton 1'.G38" chart:class="chart:scatter">
            <chart:domain table:cell-range-address="'Transverse Magneton 1'.C32:'Transverse Magneton 1'.C38"/>
            <chart:data-point chart:repeated="7"/>
          </chart:series>
          <chart:series chart:style-name="ch8" chart:values-cell-range-address="'Transverse Magneton 1'.L32:'Transverse Magneton 1'.L3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32:'Transverse Magneton 1'.C38</svg:desc>
                </draw:g>
              </table:table-cell>
              <table:table-cell office:value-type="float" office:value="0">
                <text:p>0</text:p>
                <draw:g>
                  <svg:desc>'Transverse Magneton 1'.G32:'Transverse Magneton 1'.G38</svg:desc>
                </draw:g>
              </table:table-cell>
              <table:table-cell office:value-type="float" office:value="-3.77570873335733">
                <text:p>-3.77570873335733</text:p>
                <draw:g>
                  <svg:desc>'Transverse Magneton 1'.L32:'Transverse Magneton 1'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">
                <text:p>0.156</text:p>
              </table:table-cell>
              <table:table-cell office:value-type="float" office:value="3.5">
                <text:p>3.5</text:p>
              </table:table-cell>
              <table:table-cell office:value-type="float" office:value="5.16555712254158">
                <text:p>5.16555712254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">
                <text:p>0.182</text:p>
              </table:table-cell>
              <table:table-cell office:value-type="float" office:value="5.8">
                <text:p>5.8</text:p>
              </table:table-cell>
              <table:table-cell office:value-type="float" office:value="6.70511283282881">
                <text:p>6.70511283282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8.1">
                <text:p>8.1</text:p>
              </table:table-cell>
              <table:table-cell office:value-type="float" office:value="8.36309590544583">
                <text:p>8.3630959054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">
                <text:p>0.243</text:p>
              </table:table-cell>
              <table:table-cell office:value-type="float" office:value="10.6">
                <text:p>10.6</text:p>
              </table:table-cell>
              <table:table-cell office:value-type="float" office:value="10.3171473838873">
                <text:p>10.3171473838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">
                <text:p>0.27</text:p>
              </table:table-cell>
              <table:table-cell office:value-type="float" office:value="13.7">
                <text:p>13.7</text:p>
              </table:table-cell>
              <table:table-cell office:value-type="float" office:value="11.9159167753394">
                <text:p>11.9159167753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15.3">
                <text:p>15.3</text:p>
              </table:table-cell>
              <table:table-cell office:value-type="float" office:value="13.5146861667916">
                <text:p>13.51468616679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57cm" svg:height="5.256cm" xlink:href=".." xlink:type="simple" chart:class="chart:scatter" chart:style-name="ch1">
        <chart:plot-area chart:style-name="ch2" table:cell-range-address="'Transverse Magneton 1'.C15:'Transverse Magneton 1'.C25 'Transverse Magneton 1'.G15:'Transverse Magneton 1'.G25 'Transverse Magneton 1'.L15:'Transverse Magneton 1'.L25" svg:x="0.187cm" svg:y="0.105cm" svg:width="8.983cm" svg:height="5.046cm">
          <chart:coordinate-region svg:x="0.946cm" svg:y="0.307cm" svg:width="7.788cm" svg:height="4.642cm"/>
          <chart:axis chart:dimension="x" chart:name="primary-x" chart:style-name="ch3"/>
          <chart:axis chart:dimension="y" chart:name="primary-y" chart:style-name="ch4"/>
          <chart:series chart:style-name="ch5" chart:values-cell-range-address="'Transverse Magneton 1'.G15:'Transverse Magneton 1'.G25" chart:class="chart:scatter">
            <chart:domain table:cell-range-address="'Transverse Magneton 1'.C15:'Transverse Magneton 1'.C25"/>
            <chart:data-point chart:repeated="11"/>
          </chart:series>
          <chart:series chart:style-name="ch6" chart:values-cell-range-address="'Transverse Magneton 1'.L15:'Transverse Magneton 1'.L25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15:'Transverse Magneton 1'.C25</svg:desc>
                </draw:g>
              </table:table-cell>
              <table:table-cell office:value-type="float" office:value="0">
                <text:p>0</text:p>
                <draw:g>
                  <svg:desc>'Transverse Magneton 1'.G15:'Transverse Magneton 1'.G25</svg:desc>
                </draw:g>
              </table:table-cell>
              <table:table-cell office:value-type="float" office:value="4.03333854569272">
                <text:p>4.03333854569272</text:p>
                <draw:g>
                  <svg:desc>'Transverse Magneton 1'.L15:'Transverse Magneton 1'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-0.2">
                <text:p>-0.2</text:p>
              </table:table-cell>
              <table:table-cell office:value-type="float" office:value="1.44127864093138">
                <text:p>1.44127864093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-0.2">
                <text:p>-0.2</text:p>
              </table:table-cell>
              <table:table-cell office:value-type="float" office:value="-0.430764623618479">
                <text:p>-0.430764623618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1.4">
                <text:p>1.4</text:p>
              </table:table-cell>
              <table:table-cell office:value-type="float" office:value="-2.59081454425293">
                <text:p>-2.59081454425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1.9">
                <text:p>1.9</text:p>
              </table:table-cell>
              <table:table-cell office:value-type="float" office:value="-4.53485947282394">
                <text:p>-4.53485947282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-8.4">
                <text:p>-8.4</text:p>
              </table:table-cell>
              <table:table-cell office:value-type="float" office:value="-6.83891272150069">
                <text:p>-6.8389127215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-9.6">
                <text:p>-9.6</text:p>
              </table:table-cell>
              <table:table-cell office:value-type="float" office:value="-8.71095598605055">
                <text:p>-8.71095598605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10.6">
                <text:p>-10.6</text:p>
              </table:table-cell>
              <table:table-cell office:value-type="float" office:value="-10.7270025786427">
                <text:p>-10.7270025786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-13.6">
                <text:p>-13.6</text:p>
              </table:table-cell>
              <table:table-cell office:value-type="float" office:value="-13.1030574913406">
                <text:p>-13.1030574913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-16.1">
                <text:p>-16.1</text:p>
              </table:table-cell>
              <table:table-cell office:value-type="float" office:value="-15.0471024199116">
                <text:p>-15.0471024199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-18.1">
                <text:p>-18.1</text:p>
              </table:table-cell>
              <table:table-cell office:value-type="float" office:value="-16.9911473484826">
                <text:p>-16.99114734848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4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29cm" svg:height="8.351cm" xlink:href=".." xlink:type="simple" chart:class="chart:scatter" chart:style-name="ch1">
        <chart:plot-area chart:style-name="ch2" table:cell-range-address="'Transverse Magneton 1'.C40:'Transverse Magneton 1'.C46 'Transverse Magneton 1'.G40:'Transverse Magneton 1'.G46 'Transverse Magneton 1'.L40:'Transverse Magneton 1'.L46" svg:x="0.834cm" svg:y="0.164cm" svg:width="14.147cm" svg:height="7.399cm">
          <chart:coordinate-region svg:x="1.593cm" svg:y="0.366cm" svg:width="12.952cm" svg:height="6.995cm"/>
          <chart:axis chart:dimension="x" chart:name="primary-x" chart:style-name="ch3">
            <chart:title svg:x="6.611cm" svg:y="7.73cm" chart:style-name="ch4">
              <text:p>Magnetic Field (T)</text:p>
            </chart:title>
          </chart:axis>
          <chart:axis chart:dimension="y" chart:name="primary-y" chart:style-name="ch5">
            <chart:title svg:x="0cm" svg:y="5.19cm" chart:style-name="ch6">
              <text:p>Delta E (micro eV)</text:p>
            </chart:title>
          </chart:axis>
          <chart:series chart:style-name="ch7" chart:values-cell-range-address="'Transverse Magneton 1'.G40:'Transverse Magneton 1'.G46" chart:class="chart:scatter">
            <chart:domain table:cell-range-address="'Transverse Magneton 1'.C40:'Transverse Magneton 1'.C46"/>
            <chart:data-point chart:repeated="7"/>
          </chart:series>
          <chart:series chart:style-name="ch8" chart:values-cell-range-address="'Transverse Magneton 1'.L40:'Transverse Magneton 1'.L46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40:'Transverse Magneton 1'.C46</svg:desc>
                </draw:g>
              </table:table-cell>
              <table:table-cell office:value-type="float" office:value="0">
                <text:p>0</text:p>
                <draw:g>
                  <svg:desc>'Transverse Magneton 1'.G40:'Transverse Magneton 1'.G46</svg:desc>
                </draw:g>
              </table:table-cell>
              <table:table-cell office:value-type="float" office:value="0.650661203959112">
                <text:p>0.650661203959112</text:p>
                <draw:g>
                  <svg:desc>'Transverse Magneton 1'.L40:'Transverse Magneton 1'.L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">
                <text:p>0.156</text:p>
              </table:table-cell>
              <table:table-cell office:value-type="float" office:value="-8.4">
                <text:p>-8.4</text:p>
              </table:table-cell>
              <table:table-cell office:value-type="float" office:value="-8.55427019105955">
                <text:p>-8.55427019105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">
                <text:p>0.182</text:p>
              </table:table-cell>
              <table:table-cell office:value-type="float" office:value="-9.6">
                <text:p>-9.6</text:p>
              </table:table-cell>
              <table:table-cell office:value-type="float" office:value="-10.1392252656985">
                <text:p>-10.1392252656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-10.6">
                <text:p>-10.6</text:p>
              </table:table-cell>
              <table:table-cell office:value-type="float" office:value="-11.8460999614636">
                <text:p>-11.8460999614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">
                <text:p>0.243</text:p>
              </table:table-cell>
              <table:table-cell office:value-type="float" office:value="-13.6">
                <text:p>-13.6</text:p>
              </table:table-cell>
              <table:table-cell office:value-type="float" office:value="-13.8577737100438">
                <text:p>-13.8577737100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">
                <text:p>0.27</text:p>
              </table:table-cell>
              <table:table-cell office:value-type="float" office:value="-16.1">
                <text:p>-16.1</text:p>
              </table:table-cell>
              <table:table-cell office:value-type="float" office:value="-15.5036885952458">
                <text:p>-15.5036885952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-18.1">
                <text:p>-18.1</text:p>
              </table:table-cell>
              <table:table-cell office:value-type="float" office:value="-17.1496034804478">
                <text:p>-17.14960348044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minimum="0" chart:maximum="0.35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x" chart:symbol-width="0.25cm" chart:symbol-height="0.25cm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3077" draw:fill-color="#00307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dc0000" draw:fill-color="#dc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14cm" svg:height="10.997cm" xlink:href=".." xlink:type="simple" chart:class="chart:scatter" chart:style-name="ch1">
        <chart:plot-area chart:style-name="ch2" table:cell-range-address="'Longitudinal Magneton 1'.C3:'Longitudinal Magneton 1'.C13 'Longitudinal Magneton 1'.G3:'Longitudinal Magneton 1'.G13 'Longitudinal Magneton 1'.L3:'Longitudinal Magneton 1'.L13 'Longitudinal Magneton 1'.L15:'Longitudinal Magneton 1'.L25 'Longitudinal Magneton 1'.G15:'Longitudinal Magneton 1'.G25 'Longitudinal Magneton 1'.O24:'Longitudinal Magneton 1'.P24" svg:x="0.631cm" svg:y="0.219cm" svg:width="18.489cm" svg:height="9.863cm">
          <chart:coordinate-region svg:x="1.39cm" svg:y="0.421cm" svg:width="17.294cm" svg:height="9.008cm"/>
          <chart:axis chart:dimension="x" chart:name="primary-x" chart:style-name="ch3">
            <chart:title svg:x="8.579cm" svg:y="10.301cm" chart:style-name="ch4">
              <text:p>Magnetic Field (T)</text:p>
            </chart:title>
          </chart:axis>
          <chart:axis chart:dimension="y" chart:name="primary-y" chart:style-name="ch5">
            <chart:title svg:x="0cm" svg:y="6.477cm" chart:style-name="ch6">
              <text:p>Delta E (micro eV)</text:p>
            </chart:title>
          </chart:axis>
          <chart:series chart:style-name="ch7" chart:values-cell-range-address="'Longitudinal Magneton 1'.G3:'Longitudinal Magneton 1'.G13" chart:class="chart:scatter">
            <chart:domain table:cell-range-address="'Longitudinal Magneton 1'.C3:'Longitudinal Magneton 1'.C13"/>
            <chart:data-point chart:repeated="8"/>
            <chart:data-point chart:style-name="ch8" chart:repeated="2"/>
            <chart:data-point/>
          </chart:series>
          <chart:series chart:style-name="ch9" chart:values-cell-range-address="'Longitudinal Magneton 1'.L3:'Longitudinal Magneton 1'.L13" chart:class="chart:scatter">
            <chart:data-point chart:repeated="11"/>
          </chart:series>
          <chart:series chart:style-name="ch10" chart:values-cell-range-address="'Longitudinal Magneton 1'.L15:'Longitudinal Magneton 1'.L25" chart:class="chart:scatter">
            <chart:domain table:cell-range-address="'Longitudinal Magneton 1'.C15:'Longitudinal Magneton 1'.C25"/>
            <chart:data-point chart:repeated="11"/>
          </chart:series>
          <chart:series chart:style-name="ch11" chart:values-cell-range-address="'Longitudinal Magneton 1'.G15:'Longitudinal Magneton 1'.G25" chart:class="chart:scatter">
            <chart:domain table:cell-range-address="'Longitudinal Magneton 1'.C15:'Longitudinal Magneton 1'.C25"/>
            <chart:data-point chart:repeated="11"/>
          </chart:series>
          <chart:series chart:style-name="ch12" chart:values-cell-range-address="'Longitudinal Magneton 1'.O24:'Longitudinal Magneton 1'.P24" chart:class="chart:scatter">
            <chart:domain table:cell-range-address="'Longitudinal Magneton 1'.O25:'Longitudinal Magneton 1'.P25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Row 25</text:p>
              </table:table-cell>
              <table:table-cell office:value-type="string">
                <text:p>Row 2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Longitudinal Magneton 1'.C3:'Longitudinal Magneton 1'.C13</svg:desc>
                </draw:g>
              </table:table-cell>
              <table:table-cell office:value-type="float" office:value="0">
                <text:p>0</text:p>
                <draw:g>
                  <svg:desc>'Longitudinal Magneton 1'.G3:'Longitudinal Magneton 1'.G13</svg:desc>
                </draw:g>
              </table:table-cell>
              <table:table-cell office:value-type="float" office:value="0.577545844176027">
                <text:p>0.577545844176027</text:p>
                <draw:g>
                  <svg:desc>'Longitudinal Magneton 1'.L3:'Longitudinal Magneton 1'.L13</svg:desc>
                </draw:g>
              </table:table-cell>
              <table:table-cell office:value-type="float" office:value="0.005">
                <text:p>0.005</text:p>
                <draw:g>
                  <svg:desc>'Longitudinal Magneton 1'.C15:'Longitudinal Magneton 1'.C25</svg:desc>
                </draw:g>
              </table:table-cell>
              <table:table-cell office:value-type="float" office:value="0.24193116931907">
                <text:p>0.24193116931907</text:p>
                <draw:g>
                  <svg:desc>'Longitudinal Magneton 1'.L15:'Longitudinal Magneton 1'.L25</svg:desc>
                </draw:g>
              </table:table-cell>
              <table:table-cell office:value-type="float" office:value="0.005">
                <text:p>0.005</text:p>
                <draw:g>
                  <svg:desc>'Longitudinal Magneton 1'.C15:'Longitudinal Magneton 1'.C25</svg:desc>
                </draw:g>
              </table:table-cell>
              <table:table-cell office:value-type="float" office:value="0">
                <text:p>0</text:p>
                <draw:g>
                  <svg:desc>'Longitudinal Magneton 1'.G15:'Longitudinal Magneton 1'.G25</svg:desc>
                </draw:g>
              </table:table-cell>
              <table:table-cell office:value-type="float" office:value="0.35">
                <text:p>0.35</text:p>
                <draw:g>
                  <svg:desc>'Longitudinal Magneton 1'.O25:'Longitudinal Magneton 1'.P25</svg:desc>
                </draw:g>
              </table:table-cell>
              <table:table-cell office:value-type="float" office:value="0">
                <text:p>0</text:p>
                <draw:g>
                  <svg:desc>'Longitudinal Magneton 1'.O24:'Longitudinal Magneton 1'.P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-1.6">
                <text:p>-1.6</text:p>
              </table:table-cell>
              <table:table-cell office:value-type="float" office:value="-1.77450556345605">
                <text:p>-1.77450556345605</text:p>
              </table:table-cell>
              <table:table-cell office:value-type="float" office:value="0.041">
                <text:p>0.041</text:p>
              </table:table-cell>
              <table:table-cell office:value-type="float" office:value="2.34296675694867">
                <text:p>2.34296675694867</text:p>
              </table:table-cell>
              <table:table-cell office:value-type="float" office:value="0.041">
                <text:p>0.041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-3.1">
                <text:p>-3.1</text:p>
              </table:table-cell>
              <table:table-cell office:value-type="float" office:value="-3.47320935785699">
                <text:p>-3.47320935785699</text:p>
              </table:table-cell>
              <table:table-cell office:value-type="float" office:value="0.067">
                <text:p>0.067</text:p>
              </table:table-cell>
              <table:table-cell office:value-type="float" office:value="3.86038134801449">
                <text:p>3.86038134801449</text:p>
              </table:table-cell>
              <table:table-cell office:value-type="float" office:value="0.067">
                <text:p>0.067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-5.4">
                <text:p>-5.4</text:p>
              </table:table-cell>
              <table:table-cell office:value-type="float" office:value="-5.43325219755039">
                <text:p>-5.43325219755039</text:p>
              </table:table-cell>
              <table:table-cell office:value-type="float" office:value="0.097">
                <text:p>0.097</text:p>
              </table:table-cell>
              <table:table-cell office:value-type="float" office:value="5.61124433770582">
                <text:p>5.61124433770582</text:p>
              </table:table-cell>
              <table:table-cell office:value-type="float" office:value="0.097">
                <text:p>0.097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-6.5">
                <text:p>-6.5</text:p>
              </table:table-cell>
              <table:table-cell office:value-type="float" office:value="-7.19729075327444">
                <text:p>-7.19729075327444</text:p>
              </table:table-cell>
              <table:table-cell office:value-type="float" office:value="0.124">
                <text:p>0.124</text:p>
              </table:table-cell>
              <table:table-cell office:value-type="float" office:value="7.18702102842801">
                <text:p>7.18702102842801</text:p>
              </table:table-cell>
              <table:table-cell office:value-type="float" office:value="0.124">
                <text:p>0.124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-9.4">
                <text:p>-9.4</text:p>
              </table:table-cell>
              <table:table-cell office:value-type="float" office:value="-9.28800311561406">
                <text:p>-9.28800311561406</text:p>
              </table:table-cell>
              <table:table-cell office:value-type="float" office:value="0.156">
                <text:p>0.156</text:p>
              </table:table-cell>
              <table:table-cell office:value-type="float" office:value="9.0546082174321">
                <text:p>9.0546082174321</text:p>
              </table:table-cell>
              <table:table-cell office:value-type="float" office:value="0.156">
                <text:p>0.15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-11.4">
                <text:p>-11.4</text:p>
              </table:table-cell>
              <table:table-cell office:value-type="float" office:value="-10.986706910015">
                <text:p>-10.986706910015</text:p>
              </table:table-cell>
              <table:table-cell office:value-type="float" office:value="0.182">
                <text:p>0.182</text:p>
              </table:table-cell>
              <table:table-cell office:value-type="float" office:value="10.5720228084979">
                <text:p>10.5720228084979</text:p>
              </table:table-cell>
              <table:table-cell office:value-type="float" office:value="0.182">
                <text:p>0.182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13.2">
                <text:p>-13.2</text:p>
              </table:table-cell>
              <table:table-cell office:value-type="float" office:value="-12.8160802270622">
                <text:p>-12.8160802270622</text:p>
              </table:table-cell>
              <table:table-cell office:value-type="float" office:value="0.21">
                <text:p>0.21</text:p>
              </table:table-cell>
              <table:table-cell office:value-type="float" office:value="12.2061615988765">
                <text:p>12.2061615988765</text:p>
              </table:table-cell>
              <table:table-cell office:value-type="float" office:value="0.21">
                <text:p>0.21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-14.8">
                <text:p>-14.8</text:p>
              </table:table-cell>
              <table:table-cell office:value-type="float" office:value="-14.9721273507249">
                <text:p>-14.9721273507249</text:p>
              </table:table-cell>
              <table:table-cell office:value-type="float" office:value="0.243">
                <text:p>0.243</text:p>
              </table:table-cell>
              <table:table-cell office:value-type="float" office:value="14.132110887537">
                <text:p>14.132110887537</text:p>
              </table:table-cell>
              <table:table-cell office:value-type="float" office:value="0.243">
                <text:p>0.24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-16.8">
                <text:p>-16.8</text:p>
              </table:table-cell>
              <table:table-cell office:value-type="float" office:value="-16.736165906449">
                <text:p>-16.736165906449</text:p>
              </table:table-cell>
              <table:table-cell office:value-type="float" office:value="0.27">
                <text:p>0.27</text:p>
              </table:table-cell>
              <table:table-cell office:value-type="float" office:value="15.7078875782592">
                <text:p>15.7078875782592</text:p>
              </table:table-cell>
              <table:table-cell office:value-type="float" office:value="0.27">
                <text:p>0.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-18.4">
                <text:p>-18.4</text:p>
              </table:table-cell>
              <table:table-cell office:value-type="float" office:value="-18.500204462173">
                <text:p>-18.500204462173</text:p>
              </table:table-cell>
              <table:table-cell office:value-type="float" office:value="0.297">
                <text:p>0.297</text:p>
              </table:table-cell>
              <table:table-cell office:value-type="float" office:value="17.2836642689813">
                <text:p>17.2836642689813</text:p>
              </table:table-cell>
              <table:table-cell office:value-type="float" office:value="0.297">
                <text:p>0.297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1'.N3:'Longitudinal Magneton 1'.N13" chart:error-lower-range="'Longitudinal Magneton 1'.N3:'Longitudinal Magneton 1'.N13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Longitudinal Magneton 1'.N3:'Longitudinal Magneton 1'.N13" chart:error-lower-range="'Longitudinal Magneton 1'.N3:'Longitudinal Magneton 1'.N13" loext:std-weight="1"/>
      <style:graphic-properties draw:stroke="solid" svg:stroke-width="0cm" svg:stroke-color="#ff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98cm" svg:height="5.443cm" xlink:href=".." xlink:type="simple" chart:class="chart:scatter" chart:style-name="ch1">
        <chart:plot-area chart:style-name="ch2" table:cell-range-address="'Longitudinal Magneton 1'.C15:'Longitudinal Magneton 1'.C25 'Longitudinal Magneton 1'.M15:'Longitudinal Magneton 1'.M25 'Longitudinal Magneton 1'.P24:'Longitudinal Magneton 1'.P25" svg:x="0.486cm" svg:y="0.107cm" svg:width="18.523cm" svg:height="5.226cm">
          <chart:coordinate-region svg:x="1.351cm" svg:y="0.309cm" svg:width="17.318cm" svg:height="4.371cm"/>
          <chart:axis chart:dimension="x" chart:name="primary-x" chart:style-name="ch3"/>
          <chart:axis chart:dimension="y" chart:name="primary-y" chart:style-name="ch4">
            <chart:title svg:x="0cm" svg:y="4.143cm" chart:style-name="ch5">
              <text:p>Residual (micro eV)</text:p>
            </chart:title>
          </chart:axis>
          <chart:series chart:style-name="ch6" chart:values-cell-range-address="'Longitudinal Magneton 1'.M15:'Longitudinal Magneton 1'.M25" chart:class="chart:scatter">
            <chart:domain table:cell-range-address="'Longitudinal Magneton 1'.C15:'Longitudinal Magneton 1'.C25"/>
            <chart:error-indicator chart:style-name="ch7" chart:dimension="y"/>
            <chart:data-point chart:repeated="11"/>
          </chart:series>
          <chart:series chart:style-name="ch8" chart:values-cell-range-address="'Longitudinal Magneton 1'.P24:'Longitudinal Magneton 1'.P25" chart:class="chart:scatter">
            <chart:domain table:cell-range-address="'Longitudinal Magneton 1'.O24:'Longitudinal Magneton 1'.O2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Longitudinal Magneton 1'.C15:'Longitudinal Magneton 1'.C25</svg:desc>
                </draw:g>
              </table:table-cell>
              <table:table-cell office:value-type="float" office:value="-0.24193116931907">
                <text:p>-0.24193116931907</text:p>
                <draw:g>
                  <svg:desc>'Longitudinal Magneton 1'.M15:'Longitudinal Magneton 1'.M25</svg:desc>
                </draw:g>
              </table:table-cell>
              <table:table-cell office:value-type="float" office:value="0.229462868176659">
                <text:p>0.229462868176659</text:p>
                <draw:g>
                  <svg:desc>'Longitudinal Magneton 1'.N3:'Longitudinal Magneton 1'.N13</svg:desc>
                </draw:g>
              </table:table-cell>
              <table:table-cell office:value-type="float" office:value="0.229462868176659">
                <text:p>0.229462868176659</text:p>
                <draw:g>
                  <svg:desc>'Longitudinal Magneton 1'.N3:'Longitudinal Magneton 1'.N13</svg:desc>
                </draw:g>
              </table:table-cell>
              <table:table-cell office:value-type="float" office:value="0">
                <text:p>0</text:p>
                <draw:g>
                  <svg:desc>'Longitudinal Magneton 1'.O24:'Longitudinal Magneton 1'.O25</svg:desc>
                </draw:g>
              </table:table-cell>
              <table:table-cell office:value-type="float" office:value="0">
                <text:p>0</text:p>
                <draw:g>
                  <svg:desc>'Longitudinal Magneton 1'.P24:'Longitudinal Magneton 1'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.557033243051334">
                <text:p>0.557033243051334</text:p>
              </table:table-cell>
              <table:table-cell office:value-type="float" office:value="0.235309371312209">
                <text:p>0.235309371312209</text:p>
              </table:table-cell>
              <table:table-cell office:value-type="float" office:value="0.235309371312209">
                <text:p>0.235309371312209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0.0396186519855148">
                <text:p>0.0396186519855148</text:p>
              </table:table-cell>
              <table:table-cell office:value-type="float" office:value="0.244904232133885">
                <text:p>0.244904232133885</text:p>
              </table:table-cell>
              <table:table-cell office:value-type="float" office:value="0.244904232133885">
                <text:p>0.24490423213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-0.0112443377058158">
                <text:p>-0.0112443377058158</text:p>
              </table:table-cell>
              <table:table-cell office:value-type="float" office:value="0.260866245202963">
                <text:p>0.260866245202963</text:p>
              </table:table-cell>
              <table:table-cell office:value-type="float" office:value="0.260866245202963">
                <text:p>0.26086624520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0.112978971571988">
                <text:p>0.112978971571988</text:p>
              </table:table-cell>
              <table:table-cell office:value-type="float" office:value="0.279002349635253">
                <text:p>0.279002349635253</text:p>
              </table:table-cell>
              <table:table-cell office:value-type="float" office:value="0.279002349635253">
                <text:p>0.27900234963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0.145391782567902">
                <text:p>0.145391782567902</text:p>
              </table:table-cell>
              <table:table-cell office:value-type="float" office:value="0.304211389098586">
                <text:p>0.304211389098586</text:p>
              </table:table-cell>
              <table:table-cell office:value-type="float" office:value="0.304211389098586">
                <text:p>0.30421138909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-0.172022808497916">
                <text:p>-0.172022808497916</text:p>
              </table:table-cell>
              <table:table-cell office:value-type="float" office:value="0.327054424467968">
                <text:p>0.327054424467968</text:p>
              </table:table-cell>
              <table:table-cell office:value-type="float" office:value="0.327054424467968">
                <text:p>0.32705442446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0.806161598876491">
                <text:p>-0.806161598876491</text:p>
              </table:table-cell>
              <table:table-cell office:value-type="float" office:value="0.353517839442814">
                <text:p>0.353517839442814</text:p>
              </table:table-cell>
              <table:table-cell office:value-type="float" office:value="0.353517839442814">
                <text:p>0.35351783944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-0.532110887536954">
                <text:p>-0.532110887536954</text:p>
              </table:table-cell>
              <table:table-cell office:value-type="float" office:value="0.386657902376108">
                <text:p>0.386657902376108</text:p>
              </table:table-cell>
              <table:table-cell office:value-type="float" office:value="0.386657902376108">
                <text:p>0.38665790237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-0.00788757825915276">
                <text:p>-0.00788757825915276</text:p>
              </table:table-cell>
              <table:table-cell office:value-type="float" office:value="0.41500857962292">
                <text:p>0.41500857962292</text:p>
              </table:table-cell>
              <table:table-cell office:value-type="float" office:value="0.41500857962292">
                <text:p>0.4150085796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0.916335731018652">
                <text:p>0.916335731018652</text:p>
              </table:table-cell>
              <table:table-cell office:value-type="float" office:value="0.444243522806652">
                <text:p>0.444243522806652</text:p>
              </table:table-cell>
              <table:table-cell office:value-type="float" office:value="0.444243522806652">
                <text:p>0.44424352280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error-category="cell-range" chart:error-upper-range="'Longitudinal Magneton 1'.N15:'Longitudinal Magneton 1'.N25" chart:error-lower-range="'Longitudinal Magneton 1'.N15:'Longitudinal Magneton 1'.N25"/>
      <style:graphic-properties draw:stroke="none" svg:stroke-width="0.08cm" svg:stroke-color="#003077" draw:fill-color="#003077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Longitudinal Magneton 1'.N15:'Longitudinal Magneton 1'.N25" chart:error-lower-range="'Longitudinal Magneton 1'.N15:'Longitudinal Magneton 1'.N25" loext:std-weight="1"/>
      <style:graphic-properties draw:stroke="solid" svg:stroke-width="0cm" svg:stroke-color="#004586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18cm" svg:height="5.447cm" xlink:href=".." xlink:type="simple" chart:class="chart:scatter" chart:style-name="ch1">
        <chart:plot-area chart:style-name="ch2" table:cell-range-address="'Longitudinal Magneton 1'.C3:'Longitudinal Magneton 1'.C13 'Longitudinal Magneton 1'.M3:'Longitudinal Magneton 1'.M13 'Longitudinal Magneton 1'.P24:'Longitudinal Magneton 1'.P25" svg:x="0.558cm" svg:y="0.107cm" svg:width="18.569cm" svg:height="5.23cm">
          <chart:coordinate-region svg:x="1.423cm" svg:y="0.309cm" svg:width="17.364cm" svg:height="4.375cm"/>
          <chart:axis chart:dimension="x" chart:name="primary-x" chart:style-name="ch3"/>
          <chart:axis chart:dimension="y" chart:name="primary-y" chart:style-name="ch4">
            <chart:title svg:x="0cm" svg:y="4.145cm" chart:style-name="ch5">
              <text:p>Residual (micro eV)</text:p>
            </chart:title>
          </chart:axis>
          <chart:series chart:style-name="ch6" chart:values-cell-range-address="'Longitudinal Magneton 1'.M3:'Longitudinal Magneton 1'.M13" chart:class="chart:scatter">
            <chart:domain table:cell-range-address="'Longitudinal Magneton 1'.C3:'Longitudinal Magneton 1'.C13"/>
            <chart:error-indicator chart:style-name="ch7" chart:dimension="y"/>
            <chart:data-point chart:repeated="11"/>
          </chart:series>
          <chart:series chart:style-name="ch8" chart:values-cell-range-address="'Longitudinal Magneton 1'.P24:'Longitudinal Magneton 1'.P25" chart:class="chart:scatter">
            <chart:domain table:cell-range-address="'Longitudinal Magneton 1'.O24:'Longitudinal Magneton 1'.O2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Longitudinal Magneton 1'.C3:'Longitudinal Magneton 1'.C13</svg:desc>
                </draw:g>
              </table:table-cell>
              <table:table-cell office:value-type="float" office:value="-0.577545844176027">
                <text:p>-0.577545844176027</text:p>
                <draw:g>
                  <svg:desc>'Longitudinal Magneton 1'.M3:'Longitudinal Magneton 1'.M13</svg:desc>
                </draw:g>
              </table:table-cell>
              <table:table-cell office:value-type="float" office:value="0.229462868176659">
                <text:p>0.229462868176659</text:p>
                <draw:g>
                  <svg:desc>'Longitudinal Magneton 1'.N15:'Longitudinal Magneton 1'.N25</svg:desc>
                </draw:g>
              </table:table-cell>
              <table:table-cell office:value-type="float" office:value="0.229462868176659">
                <text:p>0.229462868176659</text:p>
                <draw:g>
                  <svg:desc>'Longitudinal Magneton 1'.N15:'Longitudinal Magneton 1'.N25</svg:desc>
                </draw:g>
              </table:table-cell>
              <table:table-cell office:value-type="float" office:value="0">
                <text:p>0</text:p>
                <draw:g>
                  <svg:desc>'Longitudinal Magneton 1'.O24:'Longitudinal Magneton 1'.O25</svg:desc>
                </draw:g>
              </table:table-cell>
              <table:table-cell office:value-type="float" office:value="0">
                <text:p>0</text:p>
                <draw:g>
                  <svg:desc>'Longitudinal Magneton 1'.P24:'Longitudinal Magneton 1'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.174505563456048">
                <text:p>0.174505563456048</text:p>
              </table:table-cell>
              <table:table-cell office:value-type="float" office:value="0.235309371312209">
                <text:p>0.235309371312209</text:p>
              </table:table-cell>
              <table:table-cell office:value-type="float" office:value="0.235309371312209">
                <text:p>0.235309371312209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0.373209357856991">
                <text:p>0.373209357856991</text:p>
              </table:table-cell>
              <table:table-cell office:value-type="float" office:value="0.244904232133885">
                <text:p>0.244904232133885</text:p>
              </table:table-cell>
              <table:table-cell office:value-type="float" office:value="0.244904232133885">
                <text:p>0.24490423213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">
                <text:p>0.097</text:p>
              </table:table-cell>
              <table:table-cell office:value-type="float" office:value="0.0332521975503859">
                <text:p>0.0332521975503859</text:p>
              </table:table-cell>
              <table:table-cell office:value-type="float" office:value="0.260866245202963">
                <text:p>0.260866245202963</text:p>
              </table:table-cell>
              <table:table-cell office:value-type="float" office:value="0.260866245202963">
                <text:p>0.26086624520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">
                <text:p>0.124</text:p>
              </table:table-cell>
              <table:table-cell office:value-type="float" office:value="0.697290753274443">
                <text:p>0.697290753274443</text:p>
              </table:table-cell>
              <table:table-cell office:value-type="float" office:value="0.279002349635253">
                <text:p>0.279002349635253</text:p>
              </table:table-cell>
              <table:table-cell office:value-type="float" office:value="0.279002349635253">
                <text:p>0.27900234963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">
                <text:p>0.156</text:p>
              </table:table-cell>
              <table:table-cell office:value-type="float" office:value="-0.111996884385936">
                <text:p>-0.111996884385936</text:p>
              </table:table-cell>
              <table:table-cell office:value-type="float" office:value="0.304211389098586">
                <text:p>0.304211389098586</text:p>
              </table:table-cell>
              <table:table-cell office:value-type="float" office:value="0.304211389098586">
                <text:p>0.30421138909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">
                <text:p>0.182</text:p>
              </table:table-cell>
              <table:table-cell office:value-type="float" office:value="-0.413293089984993">
                <text:p>-0.413293089984993</text:p>
              </table:table-cell>
              <table:table-cell office:value-type="float" office:value="0.327054424467968">
                <text:p>0.327054424467968</text:p>
              </table:table-cell>
              <table:table-cell office:value-type="float" office:value="0.327054424467968">
                <text:p>0.32705442446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0.383919772937823">
                <text:p>-0.383919772937823</text:p>
              </table:table-cell>
              <table:table-cell office:value-type="float" office:value="0.353517839442814">
                <text:p>0.353517839442814</text:p>
              </table:table-cell>
              <table:table-cell office:value-type="float" office:value="0.353517839442814">
                <text:p>0.35351783944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3">
                <text:p>0.243</text:p>
              </table:table-cell>
              <table:table-cell office:value-type="float" office:value="0.17212735072491">
                <text:p>0.17212735072491</text:p>
              </table:table-cell>
              <table:table-cell office:value-type="float" office:value="0.386657902376108">
                <text:p>0.386657902376108</text:p>
              </table:table-cell>
              <table:table-cell office:value-type="float" office:value="0.386657902376108">
                <text:p>0.38665790237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-0.0638340935510335">
                <text:p>-0.0638340935510335</text:p>
              </table:table-cell>
              <table:table-cell office:value-type="float" office:value="0.41500857962292">
                <text:p>0.41500857962292</text:p>
              </table:table-cell>
              <table:table-cell office:value-type="float" office:value="0.41500857962292">
                <text:p>0.4150085796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0.100204462173025">
                <text:p>0.100204462173025</text:p>
              </table:table-cell>
              <table:table-cell office:value-type="float" office:value="0.444243522806652">
                <text:p>0.444243522806652</text:p>
              </table:table-cell>
              <table:table-cell office:value-type="float" office:value="0.444243522806652">
                <text:p>0.44424352280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35" chart:origin="0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6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 chart:error-category="cell-range" chart:error-upper-range="'Transverse Magneton 1'.N32:'Transverse Magneton 1'.N38" chart:error-lower-range="'Transverse Magneton 1'.N32:'Transverse Magneton 1'.N38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Transverse Magneton 1'.N32:'Transverse Magneton 1'.N38" chart:error-lower-range="'Transverse Magneton 1'.N32:'Transverse Magneton 1'.N38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6cm" svg:height="4.367cm" xlink:href=".." xlink:type="simple" chart:class="chart:scatter" chart:style-name="ch1">
        <chart:plot-area chart:style-name="ch2" table:cell-range-address="'Transverse Magneton 1'.C32:'Transverse Magneton 1'.C38 'Transverse Magneton 1'.M32:'Transverse Magneton 1'.M38 'Transverse Magneton 1'.S6:'Transverse Magneton 1'.T6" svg:x="0.88cm" svg:y="0.095cm" svg:width="13.943cm" svg:height="3.902cm">
          <chart:coordinate-region svg:x="1.449cm" svg:y="0.749cm" svg:width="13.034cm" svg:height="3.046cm"/>
          <chart:axis chart:dimension="x" chart:name="primary-x" chart:style-name="ch3"/>
          <chart:axis chart:dimension="y" chart:name="primary-y" chart:style-name="ch4">
            <chart:title svg:x="0.025cm" svg:y="3.469cm" chart:style-name="ch5">
              <text:p>Residual (micro eV)</text:p>
            </chart:title>
          </chart:axis>
          <chart:series chart:style-name="ch6" chart:values-cell-range-address="'Transverse Magneton 1'.M32:'Transverse Magneton 1'.M38" chart:class="chart:scatter">
            <chart:domain table:cell-range-address="'Transverse Magneton 1'.C32:'Transverse Magneton 1'.C38"/>
            <chart:error-indicator chart:style-name="ch7" chart:dimension="y"/>
            <chart:data-point chart:repeated="7"/>
          </chart:series>
          <chart:series chart:style-name="ch8" chart:values-cell-range-address="'Transverse Magneton 1'.S6:'Transverse Magneton 1'.T6" chart:class="chart:scatter">
            <chart:domain table:cell-range-address="'Transverse Magneton 1'.S5:'Transverse Magneton 1'.T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Row 5</text:p>
              </table:table-cell>
              <table:table-cell office:value-type="string">
                <text:p>Row 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Transverse Magneton 1'.C32:'Transverse Magneton 1'.C38</svg:desc>
                </draw:g>
              </table:table-cell>
              <table:table-cell office:value-type="float" office:value="-3.77570873335733">
                <text:p>-3.77570873335733</text:p>
                <draw:g>
                  <svg:desc>'Transverse Magneton 1'.M32:'Transverse Magneton 1'.M38</svg:desc>
                </draw:g>
              </table:table-cell>
              <table:table-cell office:value-type="float" office:value="1.66575736617271">
                <text:p>1.66575736617271</text:p>
                <draw:g>
                  <svg:desc>'Transverse Magneton 1'.N32:'Transverse Magneton 1'.N38</svg:desc>
                </draw:g>
              </table:table-cell>
              <table:table-cell office:value-type="float" office:value="1.66575736617271">
                <text:p>1.66575736617271</text:p>
                <draw:g>
                  <svg:desc>'Transverse Magneton 1'.N32:'Transverse Magneton 1'.N38</svg:desc>
                </draw:g>
              </table:table-cell>
              <table:table-cell office:value-type="float" office:value="0">
                <text:p>0</text:p>
                <draw:g>
                  <svg:desc>'Transverse Magneton 1'.S5:'Transverse Magneton 1'.T5</svg:desc>
                </draw:g>
              </table:table-cell>
              <table:table-cell office:value-type="float" office:value="0">
                <text:p>0</text:p>
                <draw:g>
                  <svg:desc>'Transverse Magneton 1'.S6:'Transverse Magneton 1'.T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">
                <text:p>0.156</text:p>
              </table:table-cell>
              <table:table-cell office:value-type="float" office:value="1.66555712254158">
                <text:p>1.66555712254158</text:p>
              </table:table-cell>
              <table:table-cell office:value-type="float" office:value="1.85025337160307">
                <text:p>1.85025337160307</text:p>
              </table:table-cell>
              <table:table-cell office:value-type="float" office:value="1.85025337160307">
                <text:p>1.85025337160307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">
                <text:p>0.182</text:p>
              </table:table-cell>
              <table:table-cell office:value-type="float" office:value="0.905112832828815">
                <text:p>0.905112832828815</text:p>
              </table:table-cell>
              <table:table-cell office:value-type="float" office:value="1.91257093221737">
                <text:p>1.91257093221737</text:p>
              </table:table-cell>
              <table:table-cell office:value-type="float" office:value="1.91257093221737">
                <text:p>1.9125709322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0.263095905445832">
                <text:p>0.263095905445832</text:p>
              </table:table-cell>
              <table:table-cell office:value-type="float" office:value="1.98766193390179">
                <text:p>1.98766193390179</text:p>
              </table:table-cell>
              <table:table-cell office:value-type="float" office:value="1.98766193390179">
                <text:p>1.9876619339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">
                <text:p>0.243</text:p>
              </table:table-cell>
              <table:table-cell office:value-type="float" office:value="-0.282852616112683">
                <text:p>-0.282852616112683</text:p>
              </table:table-cell>
              <table:table-cell office:value-type="float" office:value="2.08558956587246">
                <text:p>2.08558956587246</text:p>
              </table:table-cell>
              <table:table-cell office:value-type="float" office:value="2.08558956587246">
                <text:p>2.0855895658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">
                <text:p>0.27</text:p>
              </table:table-cell>
              <table:table-cell office:value-type="float" office:value="-1.78408322466056">
                <text:p>-1.78408322466056</text:p>
              </table:table-cell>
              <table:table-cell office:value-type="float" office:value="2.17238804052267">
                <text:p>2.17238804052267</text:p>
              </table:table-cell>
              <table:table-cell office:value-type="float" office:value="2.17238804052267">
                <text:p>2.1723880405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7">
                <text:p>0.297</text:p>
              </table:table-cell>
              <table:table-cell office:value-type="float" office:value="-1.78531383320843">
                <text:p>-1.78531383320843</text:p>
              </table:table-cell>
              <table:table-cell office:value-type="float" office:value="2.264455684119">
                <text:p>2.264455684119</text:p>
              </table:table-cell>
              <table:table-cell office:value-type="float" office:value="2.264455684119">
                <text:p>2.26445568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